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3" style:family="paragraph" style:parent-style-name="Standard">
      <style:paragraph-properties fo:text-align="start" style:justify-single-word="false"/>
      <style:text-properties style:font-name="Noto Sans" fo:language="fr" fo:country="FR" officeooo:rsid="024532ed" officeooo:paragraph-rsid="033a3bc5"/>
    </style:style>
    <style:style style:name="P14"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5" style:family="paragraph" style:parent-style-name="Standard">
      <style:text-properties style:font-name="Noto Sans" fo:font-size="10pt" fo:language="fr" fo:country="FR" style:font-size-asian="10pt" style:font-size-complex="10pt"/>
    </style:style>
    <style:style style:name="P16" style:family="paragraph" style:parent-style-name="Standard">
      <style:text-properties style:font-name="Noto Sans" fo:font-size="10pt" fo:language="fr" fo:country="FR" officeooo:rsid="003c7e31" officeooo:paragraph-rsid="0120efc1" style:font-size-asian="10pt" style:font-size-complex="10pt"/>
    </style:style>
    <style:style style:name="P17" style:family="paragraph" style:parent-style-name="Standard">
      <style:text-properties style:font-name="Noto Sans" fo:font-size="10pt" fo:language="fr" fo:country="FR" officeooo:paragraph-rsid="0120efc1" style:font-size-asian="10pt" style:font-size-complex="10pt"/>
    </style:style>
    <style:style style:name="P18" style:family="paragraph" style:parent-style-name="Standard">
      <style:text-properties style:font-name="Noto Sans" fo:font-size="10pt" fo:language="fr" fo:country="FR" officeooo:rsid="01739683" officeooo:paragraph-rsid="0120efc1"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9" style:family="paragraph" style:parent-style-name="Standard">
      <style:text-properties style:font-name="Noto Sans" fo:font-size="10pt" fo:language="fr" fo:country="FR" officeooo:rsid="02a7657f" officeooo:paragraph-rsid="028815d1" style:font-size-asian="10pt" style:font-size-complex="10pt"/>
    </style:style>
    <style:style style:name="P30" style:family="paragraph" style:parent-style-name="Standard">
      <style:text-properties style:font-name="Noto Sans" fo:font-size="10pt" fo:language="fr" fo:country="FR" officeooo:rsid="040d81b6" officeooo:paragraph-rsid="0120efc1" style:font-size-asian="10pt" style:font-size-complex="10pt"/>
    </style:style>
    <style:style style:name="P31" style:family="paragraph" style:parent-style-name="Standard">
      <style:text-properties style:font-name="Noto Sans" fo:font-size="10pt" fo:language="fr" fo:country="FR" officeooo:rsid="041074fc" officeooo:paragraph-rsid="0120efc1" style:font-size-asian="10pt" style:font-size-complex="10pt"/>
    </style:style>
    <style:style style:name="P32" style:family="paragraph" style:parent-style-name="Standard">
      <style:text-properties style:font-name="Noto Sans" fo:font-size="10pt" fo:language="fr" fo:country="FR" officeooo:rsid="04216297" officeooo:paragraph-rsid="0120efc1" style:font-size-asian="10pt" style:font-size-complex="10pt"/>
    </style:style>
    <style:style style:name="P33" style:family="paragraph" style:parent-style-name="Standard">
      <style:text-properties style:font-name="Noto Sans" fo:font-size="10pt" fo:language="fr" fo:country="FR" officeooo:rsid="0426155c" officeooo:paragraph-rsid="0120efc1" style:font-size-asian="10pt" style:font-size-complex="10pt"/>
    </style:style>
    <style:style style:name="P34" style:family="paragraph" style:parent-style-name="Standard">
      <style:text-properties style:font-name="Noto Sans" fo:font-size="10pt" fo:language="fr" fo:country="FR" officeooo:rsid="001c02bb" officeooo:paragraph-rsid="0120efc1" style:font-size-asian="10pt" style:font-size-complex="10pt"/>
    </style:style>
    <style:style style:name="P35" style:family="paragraph" style:parent-style-name="Standard">
      <style:text-properties style:font-name="Noto Sans" fo:font-size="10pt" fo:language="fr" fo:country="FR" officeooo:rsid="02ba9c27" officeooo:paragraph-rsid="042d1c33" style:font-size-asian="10pt" style:font-size-complex="10pt"/>
    </style:style>
    <style:style style:name="P36" style:family="paragraph" style:parent-style-name="Standard">
      <style:text-properties style:font-name="Noto Sans" fo:font-size="10pt" fo:language="fr" fo:country="FR" officeooo:paragraph-rsid="052917cd" style:font-size-asian="10pt" style:font-size-complex="10pt"/>
    </style:style>
    <style:style style:name="P37" style:family="paragraph" style:parent-style-name="Standard">
      <style:text-properties style:font-name="Noto Sans" fo:font-size="10pt" fo:language="fr" fo:country="FR" officeooo:rsid="051b6700" officeooo:paragraph-rsid="052917cd" style:font-size-asian="10pt" style:font-size-complex="10pt"/>
    </style:style>
    <style:style style:name="P38" style:family="paragraph" style:parent-style-name="Standard">
      <style:text-properties style:font-name="Noto Sans" fo:font-size="10pt" fo:language="fr" fo:country="FR" officeooo:rsid="05096229" officeooo:paragraph-rsid="052917cd" style:font-size-asian="10pt" style:font-size-complex="10pt"/>
    </style:style>
    <style:style style:name="P39" style:family="paragraph" style:parent-style-name="Standard">
      <style:text-properties style:font-name="Noto Sans" fo:font-size="10pt" fo:language="fr" fo:country="FR" officeooo:rsid="00c2183e" officeooo:paragraph-rsid="05327f66" style:font-size-asian="10pt" style:font-size-complex="10pt"/>
    </style:style>
    <style:style style:name="P40" style:family="paragraph" style:parent-style-name="Standard">
      <style:text-properties style:font-name="Noto Sans" fo:font-size="10pt" fo:language="fr" fo:country="FR" officeooo:rsid="004d1384" officeooo:paragraph-rsid="0120efc1" style:font-size-asian="10pt" style:font-size-complex="10pt"/>
    </style:style>
    <style:style style:name="P41" style:family="paragraph" style:parent-style-name="Standard">
      <style:text-properties style:font-name="Noto Sans" fo:font-size="10pt" fo:language="fr" fo:country="FR" officeooo:rsid="04d56ea7" officeooo:paragraph-rsid="057a0800" style:font-size-asian="10pt" style:font-size-complex="10pt"/>
    </style:style>
    <style:style style:name="P42" style:family="paragraph" style:parent-style-name="Standard">
      <style:text-properties style:font-name="Noto Sans" fo:font-size="10pt" fo:language="fr" fo:country="FR" officeooo:rsid="00760ea1" officeooo:paragraph-rsid="0120efc1" style:font-size-asian="10pt" style:font-size-complex="10pt"/>
    </style:style>
    <style:style style:name="P43" style:family="paragraph" style:parent-style-name="Standard">
      <style:text-properties style:font-name="Noto Sans" fo:font-size="10pt" fo:language="fr" fo:country="FR" officeooo:rsid="00760ea1" officeooo:paragraph-rsid="057bfa4b"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60ce7b6" officeooo:paragraph-rsid="060ce7b6"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52" style:family="paragraph" style:parent-style-name="Standard">
      <style:text-properties style:font-name="Noto Sans" fo:font-size="10pt" fo:language="fr" fo:country="FR" officeooo:rsid="015ec570" officeooo:paragraph-rsid="0120efc1" style:font-size-asian="8.75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0"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61"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2"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3"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64"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5"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6"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67"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8" style:family="paragraph" style:parent-style-name="Standard">
      <style:text-properties style:font-name="Noto Sans" fo:font-size="10pt" style:font-size-asian="10pt" style:font-size-complex="10pt"/>
    </style:style>
    <style:style style:name="P69"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70" style:family="paragraph" style:parent-style-name="Standard">
      <style:text-properties style:font-name="Noto Sans" fo:font-size="10pt" officeooo:paragraph-rsid="028815d1" style:font-size-asian="10pt" style:font-size-complex="10pt"/>
    </style:style>
    <style:style style:name="P71" style:family="paragraph" style:parent-style-name="Standard">
      <style:text-properties style:font-name="Noto Sans" fo:font-size="10pt" officeooo:rsid="03cc3711" officeooo:paragraph-rsid="03cc3711" style:font-size-asian="10pt" style:font-size-complex="10pt"/>
    </style:style>
    <style:style style:name="P72" style:family="paragraph" style:parent-style-name="Standard">
      <style:text-properties style:font-name="Noto Sans" fo:font-size="10pt" officeooo:rsid="00ad0a70" officeooo:paragraph-rsid="052a187b" style:font-size-asian="10pt" style:font-size-complex="10pt"/>
    </style:style>
    <style:style style:name="P73" style:family="paragraph" style:parent-style-name="Standard">
      <style:text-properties style:font-name="Noto Sans" fo:font-size="10pt" officeooo:rsid="00e24910" officeooo:paragraph-rsid="0525c440" style:font-size-asian="10pt" style:font-size-complex="10pt"/>
    </style:style>
    <style:style style:name="P74"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75"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6" style:family="paragraph" style:parent-style-name="Standard">
      <style:text-properties style:font-name="Noto Sans" fo:font-size="14pt" fo:language="fr" fo:country="FR" officeooo:paragraph-rsid="0120efc1" style:font-size-asian="14pt" style:font-size-complex="14pt"/>
    </style:style>
    <style:style style:name="P7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9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9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93"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94"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95"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96"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97"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98"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99"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00"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01"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5f2ec17" style:font-size-asian="11pt" style:font-style-asian="italic" style:font-weight-asian="bold" style:font-size-complex="11pt" style:font-style-complex="italic" style:font-weight-complex="bold"/>
    </style:style>
    <style:style style:name="P102"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103" style:family="paragraph" style:parent-style-name="Standard" style:list-style-name="L1">
      <style:paragraph-properties fo:text-align="start" style:justify-single-word="false"/>
      <style:text-properties fo:color="#ce181e" style:font-name="Noto Sans" fo:font-size="10pt" fo:language="fr" fo:country="FR" fo:font-weight="bold" officeooo:rsid="05d3bca1" officeooo:paragraph-rsid="05d3bca1" style:font-size-asian="10pt" style:font-weight-asian="bold" style:font-size-complex="10pt" style:font-weight-complex="bold"/>
    </style:style>
    <style:style style:name="P104" style:family="paragraph" style:parent-style-name="Standard" style:list-style-name="L1">
      <style:paragraph-properties fo:text-align="start" style:justify-single-word="false"/>
      <style:text-properties fo:color="#ce181e" style:font-name="Noto Sans" fo:font-size="10pt" fo:language="fr" fo:country="FR" fo:font-weight="bold" officeooo:rsid="05d62b8e" officeooo:paragraph-rsid="05d62b8e"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fo:color="#ce181e" style:font-name="Noto Sans" fo:font-size="10pt" fo:language="fr" fo:country="FR" fo:font-weight="bold" officeooo:rsid="05d6e7cc" officeooo:paragraph-rsid="05d6e7cc" style:font-size-asian="10pt" style:font-weight-asian="bold" style:font-size-complex="10pt" style:font-weight-complex="bold"/>
    </style:style>
    <style:style style:name="P106" style:family="paragraph" style:parent-style-name="Standard" style:list-style-name="L1">
      <style:paragraph-properties fo:text-align="start" style:justify-single-word="false"/>
      <style:text-properties fo:color="#ce181e" style:font-name="Noto Sans" fo:font-size="10pt" fo:language="fr" fo:country="FR" fo:font-weight="bold" officeooo:rsid="05db5038" officeooo:paragraph-rsid="05db5038" style:font-size-asian="10pt" style:font-weight-asian="bold" style:font-size-complex="10pt" style:font-weight-complex="bold"/>
    </style:style>
    <style:style style:name="P107" style:family="paragraph" style:parent-style-name="Standard">
      <style:paragraph-properties fo:text-align="start" style:justify-single-word="false"/>
      <style:text-properties fo:color="#ce181e" style:font-name="Noto Sans" fo:font-size="10pt" fo:language="fr" fo:country="FR" fo:font-weight="bold" officeooo:rsid="05db5038" officeooo:paragraph-rsid="06249e82" style:font-size-asian="10pt" style:font-weight-asian="bold" style:font-size-complex="10pt" style:font-weight-complex="bold"/>
    </style:style>
    <style:style style:name="P108" style:family="paragraph" style:parent-style-name="Standard">
      <style:paragraph-properties fo:text-align="start" style:justify-single-word="false"/>
      <style:text-properties fo:color="#ce181e" style:font-name="Noto Sans" fo:font-size="10pt" fo:language="fr" fo:country="FR" fo:font-weight="bold" officeooo:rsid="05db5038" officeooo:paragraph-rsid="0637470f" style:font-size-asian="10pt" style:font-weight-asian="bold" style:font-size-complex="10pt" style:font-weight-complex="bold"/>
    </style:style>
    <style:style style:name="P109" style:family="paragraph" style:parent-style-name="Standard">
      <style:paragraph-properties fo:text-align="start" style:justify-single-word="false"/>
      <style:text-properties fo:color="#ce181e" style:font-name="Noto Sans" fo:font-size="10pt" fo:language="fr" fo:country="FR" fo:font-weight="bold" officeooo:rsid="05db5038" officeooo:paragraph-rsid="063ed2dd" style:font-size-asian="10pt" style:font-weight-asian="bold" style:font-size-complex="10pt" style:font-weight-complex="bold"/>
    </style:style>
    <style:style style:name="P110" style:family="paragraph" style:parent-style-name="Standard" style:list-style-name="L1">
      <style:paragraph-properties fo:text-align="start" style:justify-single-word="false"/>
      <style:text-properties fo:color="#ce181e" style:font-name="Noto Sans" fo:font-size="10pt" fo:language="fr" fo:country="FR" fo:font-weight="bold" officeooo:rsid="05df26ec" officeooo:paragraph-rsid="062d3ce3" style:font-size-asian="10pt" style:font-weight-asian="bold" style:font-size-complex="10pt" style:font-weight-complex="bold"/>
    </style:style>
    <style:style style:name="P111" style:family="paragraph" style:parent-style-name="Standard" style:list-style-name="L1">
      <style:paragraph-properties fo:text-align="start" style:justify-single-word="false"/>
      <style:text-properties fo:color="#ce181e" style:font-name="Noto Sans" fo:font-size="10pt" fo:language="fr" fo:country="FR" fo:font-weight="bold" officeooo:rsid="05e24fea" officeooo:paragraph-rsid="05e24fea" style:font-size-asian="10pt" style:font-weight-asian="bold" style:font-size-complex="10pt" style:font-weight-complex="bold"/>
    </style:style>
    <style:style style:name="P112" style:family="paragraph" style:parent-style-name="Standard" style:list-style-name="L1">
      <style:paragraph-properties fo:text-align="start" style:justify-single-word="false"/>
      <style:text-properties fo:color="#ce181e" style:font-name="Noto Sans" fo:font-size="10pt" fo:language="fr" fo:country="FR" fo:font-weight="bold" officeooo:rsid="05e3737b" officeooo:paragraph-rsid="05e3737b" style:font-size-asian="10pt" style:font-weight-asian="bold" style:font-size-complex="10pt" style:font-weight-complex="bold"/>
    </style:style>
    <style:style style:name="P113" style:family="paragraph" style:parent-style-name="Standard" style:list-style-name="L1">
      <style:paragraph-properties fo:text-align="start" style:justify-single-word="false"/>
      <style:text-properties fo:color="#ce181e" style:font-name="Noto Sans" fo:font-size="10pt" fo:language="fr" fo:country="FR" fo:font-weight="bold" officeooo:rsid="05e789c6" officeooo:paragraph-rsid="05e789c6" style:font-size-asian="10pt" style:font-weight-asian="bold" style:font-size-complex="10pt" style:font-weight-complex="bold"/>
    </style:style>
    <style:style style:name="P114"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115" style:family="paragraph" style:parent-style-name="Standard" style:list-style-name="L1">
      <style:paragraph-properties fo:text-align="start" style:justify-single-word="false"/>
      <style:text-properties fo:color="#ce181e" style:font-name="Noto Sans" fo:font-size="10pt" fo:language="fr" fo:country="FR" fo:font-weight="bold" officeooo:rsid="05ec0a58" officeooo:paragraph-rsid="05ec0a58" style:font-size-asian="10pt" style:font-weight-asian="bold" style:font-size-complex="10pt" style:font-weight-complex="bold"/>
    </style:style>
    <style:style style:name="P116" style:family="paragraph" style:parent-style-name="Standard" style:list-style-name="L8">
      <style:text-properties fo:color="#ce181e" style:font-name="Noto Sans" fo:font-size="10pt" officeooo:rsid="0500da3f" officeooo:paragraph-rsid="0120efc1" style:font-size-asian="10pt" style:font-size-complex="10pt"/>
    </style:style>
    <style:style style:name="P117"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18"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19" style:family="paragraph" style:parent-style-name="Standard">
      <style:paragraph-properties fo:text-align="start" style:justify-single-word="false"/>
      <style:text-properties style:font-name="Noto Sans" fo:language="fr" fo:country="FR" officeooo:rsid="00ebb5a2" officeooo:paragraph-rsid="02710b05"/>
    </style:style>
    <style:style style:name="P120"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21"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22"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23" style:family="paragraph" style:parent-style-name="Standard" style:list-style-name="L8">
      <style:text-properties style:font-name="Noto Sans" fo:font-size="10pt" officeooo:rsid="01093904" officeooo:paragraph-rsid="056f6358" style:font-size-asian="10pt" style:font-size-complex="10pt"/>
    </style:style>
    <style:style style:name="P124" style:family="paragraph" style:parent-style-name="Standard" style:list-style-name="L8">
      <style:text-properties style:font-name="Noto Sans" fo:font-size="10pt" officeooo:rsid="0112f95d" officeooo:paragraph-rsid="056f6358" style:font-size-asian="10pt" style:font-size-complex="10pt"/>
    </style:style>
    <style:style style:name="P125" style:family="paragraph" style:parent-style-name="Standard" style:list-style-name="L8">
      <style:text-properties style:font-name="Noto Sans" fo:font-size="10pt" officeooo:rsid="03db3884" officeooo:paragraph-rsid="056f6358" style:font-size-asian="10pt" style:font-size-complex="10pt"/>
    </style:style>
    <style:style style:name="P126" style:family="paragraph" style:parent-style-name="Standard" style:list-style-name="L8">
      <style:text-properties style:font-name="Noto Sans" fo:font-size="10pt" officeooo:rsid="03dd655b" officeooo:paragraph-rsid="056f6358" style:font-size-asian="10pt" style:font-size-complex="10pt"/>
    </style:style>
    <style:style style:name="P127" style:family="paragraph" style:parent-style-name="Standard" style:list-style-name="L8">
      <style:text-properties style:font-name="Noto Sans" fo:font-size="10pt" officeooo:rsid="01567f8b" officeooo:paragraph-rsid="056f6358" style:font-size-asian="10pt" style:font-size-complex="10pt"/>
    </style:style>
    <style:style style:name="P128" style:family="paragraph" style:parent-style-name="Standard" style:list-style-name="L8">
      <style:text-properties style:font-name="Noto Sans" fo:font-size="10pt" officeooo:rsid="007f1491" officeooo:paragraph-rsid="0120efc1" style:font-size-asian="10pt" style:font-size-complex="10pt"/>
    </style:style>
    <style:style style:name="P129" style:family="paragraph" style:parent-style-name="Standard" style:list-style-name="L8">
      <style:text-properties style:font-name="Noto Sans" fo:font-size="10pt" officeooo:rsid="00880e99" officeooo:paragraph-rsid="0120efc1" style:font-size-asian="10pt" style:font-size-complex="10pt"/>
    </style:style>
    <style:style style:name="P130" style:family="paragraph" style:parent-style-name="Standard" style:list-style-name="L8">
      <style:text-properties style:font-name="Noto Sans" fo:font-size="10pt" officeooo:rsid="0088e11a" officeooo:paragraph-rsid="0120efc1" style:font-size-asian="10pt" style:font-size-complex="10pt"/>
    </style:style>
    <style:style style:name="P131" style:family="paragraph" style:parent-style-name="Standard" style:list-style-name="L8">
      <style:text-properties style:font-name="Noto Sans" fo:font-size="10pt" officeooo:rsid="008b3c0b" officeooo:paragraph-rsid="0120efc1" style:font-size-asian="10pt" style:font-size-complex="10pt"/>
    </style:style>
    <style:style style:name="P132" style:family="paragraph" style:parent-style-name="Standard" style:list-style-name="L8">
      <style:text-properties style:font-name="Noto Sans" fo:font-size="10pt" officeooo:rsid="008f1492" officeooo:paragraph-rsid="0120efc1" style:font-size-asian="10pt" style:font-size-complex="10pt"/>
    </style:style>
    <style:style style:name="P133" style:family="paragraph" style:parent-style-name="Standard" style:list-style-name="L8">
      <style:text-properties style:font-name="Noto Sans" fo:font-size="10pt" officeooo:rsid="0090e721" officeooo:paragraph-rsid="0120efc1" style:font-size-asian="10pt" style:font-size-complex="10pt"/>
    </style:style>
    <style:style style:name="P134" style:family="paragraph" style:parent-style-name="Standard" style:list-style-name="L8">
      <style:text-properties style:font-name="Noto Sans" fo:font-size="10pt" officeooo:rsid="00ad0a70" officeooo:paragraph-rsid="0120efc1" style:font-size-asian="10pt" style:font-size-complex="10pt"/>
    </style:style>
    <style:style style:name="P135" style:family="paragraph" style:parent-style-name="Standard" style:list-style-name="L8">
      <style:text-properties style:font-name="Noto Sans" fo:font-size="10pt" officeooo:rsid="0174f2f4" officeooo:paragraph-rsid="057a0800" style:font-size-asian="10pt" style:font-size-complex="10pt"/>
    </style:style>
    <style:style style:name="P136" style:family="paragraph" style:parent-style-name="Standard" style:list-style-name="L8">
      <style:text-properties style:font-name="Noto Sans" fo:font-size="10pt" officeooo:rsid="00e24910" officeooo:paragraph-rsid="0525c440" style:font-size-asian="10pt" style:font-size-complex="10pt"/>
    </style:style>
    <style:style style:name="P137" style:family="paragraph" style:parent-style-name="Standard" style:list-style-name="L8">
      <style:text-properties style:font-name="Noto Sans" fo:font-size="10pt" officeooo:rsid="01650656" officeooo:paragraph-rsid="0120efc1" style:font-size-asian="10pt" style:font-size-complex="10pt"/>
    </style:style>
    <style:style style:name="P138"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39"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40"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41"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42"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43" style:family="paragraph" style:parent-style-name="Standard" style:list-style-name="L4">
      <style:paragraph-properties fo:text-align="start" style:justify-single-word="false"/>
      <style:text-properties style:font-name="Noto Sans" fo:font-size="10pt" fo:language="fr" fo:country="FR" officeooo:rsid="0609700b" officeooo:paragraph-rsid="0609700b" style:font-size-asian="10pt" style:font-size-complex="10pt"/>
    </style:style>
    <style:style style:name="P144" style:family="paragraph" style:parent-style-name="Standard" style:list-style-name="L4">
      <style:paragraph-properties fo:text-align="start" style:justify-single-word="false"/>
      <style:text-properties style:font-name="Noto Sans" fo:font-size="10pt" fo:language="fr" fo:country="FR" officeooo:rsid="05f4074a" officeooo:paragraph-rsid="05f4074a" style:font-size-asian="10pt" style:font-size-complex="10pt"/>
    </style:style>
    <style:style style:name="P145" style:family="paragraph" style:parent-style-name="Standard" style:list-style-name="L4">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146" style:family="paragraph" style:parent-style-name="Standard" style:list-style-name="L4">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147"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48"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49"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50"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51" style:family="paragraph" style:parent-style-name="Standard" style:list-style-name="L5">
      <style:paragraph-properties fo:text-align="start" style:justify-single-word="false"/>
      <style:text-properties style:font-name="Noto Sans" fo:font-size="10pt" fo:language="fr" fo:country="FR" officeooo:rsid="00eb9e60" officeooo:paragraph-rsid="063ed2dd" style:font-size-asian="10pt" style:font-size-complex="10pt"/>
    </style:style>
    <style:style style:name="P152" style:family="paragraph" style:parent-style-name="Standard" style:list-style-name="L5">
      <style:paragraph-properties fo:text-align="start" style:justify-single-word="false"/>
      <style:text-properties style:font-name="Noto Sans" fo:font-size="10pt" fo:language="fr" fo:country="FR" officeooo:rsid="00ff20cb" officeooo:paragraph-rsid="063f711a" style:font-size-asian="10pt" style:font-size-complex="10pt"/>
    </style:style>
    <style:style style:name="P153" style:family="paragraph" style:parent-style-name="Standard" style:list-style-name="L5">
      <style:paragraph-properties fo:text-align="start" style:justify-single-word="false"/>
      <style:text-properties style:font-name="Noto Sans" fo:font-size="10pt" fo:language="fr" fo:country="FR" officeooo:rsid="02679bba" officeooo:paragraph-rsid="063f711a" style:font-size-asian="10pt" style:font-size-complex="10pt"/>
    </style:style>
    <style:style style:name="P154" style:family="paragraph" style:parent-style-name="Standard" style:list-style-name="L5">
      <style:paragraph-properties fo:text-align="start" style:justify-single-word="false"/>
      <style:text-properties style:font-name="Noto Sans" fo:font-size="10pt" fo:language="fr" fo:country="FR" officeooo:rsid="026d6951" officeooo:paragraph-rsid="063f711a" style:font-size-asian="10pt" style:font-size-complex="10pt"/>
    </style:style>
    <style:style style:name="P155"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56"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57"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58"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59" style:family="paragraph" style:parent-style-name="Standard" style:list-style-name="L7">
      <style:text-properties style:font-name="Noto Sans" fo:font-size="10pt" fo:language="fr" fo:country="FR" officeooo:paragraph-rsid="0120efc1" style:font-size-asian="10pt" style:font-size-complex="10pt"/>
    </style:style>
    <style:style style:name="P160" style:family="paragraph" style:parent-style-name="Standard" style:list-style-name="L7">
      <style:text-properties style:font-name="Noto Sans" fo:font-size="10pt" fo:language="fr" fo:country="FR" officeooo:paragraph-rsid="052917cd" style:font-size-asian="10pt" style:font-size-complex="10pt"/>
    </style:style>
    <style:style style:name="P161"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62"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63"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64"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65"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66"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67"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68"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69"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70"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71"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72"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73"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74"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75"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76"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77" style:family="paragraph" style:parent-style-name="Standard">
      <style:paragraph-properties fo:text-align="start" style:justify-single-word="false"/>
      <style:text-properties style:font-name="Noto Sans" fo:font-size="10pt" fo:language="fr" fo:country="FR" officeooo:rsid="00ffd0c6" officeooo:paragraph-rsid="063f711a" style:font-size-asian="10pt" style:font-size-complex="10pt"/>
    </style:style>
    <style:style style:name="P178" style:family="paragraph" style:parent-style-name="Standard">
      <style:paragraph-properties fo:text-align="start" style:justify-single-word="false"/>
      <style:text-properties style:font-name="Noto Sans" fo:font-size="10pt" fo:language="fr" fo:country="FR" officeooo:rsid="026c3aec" officeooo:paragraph-rsid="063f711a" style:font-size-asian="10pt" style:font-size-complex="10pt"/>
    </style:style>
    <style:style style:name="P179" style:family="paragraph" style:parent-style-name="Standard" style:list-style-name="L5">
      <style:paragraph-properties fo:text-align="start" style:justify-single-word="false"/>
      <style:text-properties style:font-name="Noto Sans" fo:font-size="10pt" fo:language="fr" fo:country="FR" officeooo:rsid="06453449" officeooo:paragraph-rsid="06453449" style:font-size-asian="10pt" style:font-size-complex="10pt"/>
    </style:style>
    <style:style style:name="P180"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5f119a6" style:font-size-asian="10pt" style:font-style-asian="italic" style:font-weight-asian="bold" style:font-size-complex="10pt" style:font-style-complex="italic" style:font-weight-complex="bold"/>
    </style:style>
    <style:style style:name="P181"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5f21c28" style:font-size-asian="10pt" style:font-style-asian="italic" style:font-weight-asian="bold" style:font-size-complex="10pt" style:font-style-complex="italic" style:font-weight-complex="bold"/>
    </style:style>
    <style:style style:name="P182"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83"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84"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2230b9" style:font-size-asian="10pt" style:font-size-complex="10pt"/>
    </style:style>
    <style:style style:name="P185"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2429b7" style:font-size-asian="10pt" style:font-size-complex="10pt"/>
    </style:style>
    <style:style style:name="P186"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48e7d8" style:font-size-asian="10pt" style:font-size-complex="10pt"/>
    </style:style>
    <style:style style:name="P187"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188"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cb961" style:font-size-asian="10pt" style:font-size-complex="10pt"/>
    </style:style>
    <style:style style:name="P189" style:family="paragraph" style:parent-style-name="Standard" style:list-style-name="L5">
      <style:paragraph-properties fo:text-align="start" style:justify-single-word="false"/>
      <style:text-properties style:font-name="Noto Sans" fo:font-size="10pt" fo:language="fr" fo:country="FR" style:text-underline-style="none" officeooo:rsid="00eb9e60" officeooo:paragraph-rsid="065e08f8" style:font-size-asian="10pt" style:font-size-complex="10pt"/>
    </style:style>
    <style:style style:name="P190" style:family="paragraph" style:parent-style-name="Standard">
      <style:paragraph-properties fo:text-align="start" style:justify-single-word="false"/>
      <style:text-properties style:font-name="Noto Sans" fo:font-size="10pt" fo:language="fr" fo:country="FR" style:text-underline-style="none" officeooo:rsid="00eb9e60" officeooo:paragraph-rsid="0659bc20" style:font-size-asian="10pt" style:font-size-complex="10pt"/>
    </style:style>
    <style:style style:name="P191" style:family="paragraph" style:parent-style-name="Standard">
      <style:paragraph-properties fo:text-align="start" style:justify-single-word="false"/>
      <style:text-properties style:font-name="Noto Sans" fo:font-size="10pt" fo:language="fr" fo:country="FR" style:text-underline-style="none" officeooo:rsid="00eb9e60" officeooo:paragraph-rsid="065cb961" style:font-size-asian="10pt" style:font-size-complex="10pt"/>
    </style:style>
    <style:style style:name="P192" style:family="paragraph" style:parent-style-name="Standard" style:list-style-name="L5">
      <style:paragraph-properties fo:text-align="start" style:justify-single-word="false"/>
      <style:text-properties style:font-name="Noto Sans" fo:font-size="10pt" fo:language="fr" fo:country="FR" style:text-underline-style="none" officeooo:rsid="0644d1cf" officeooo:paragraph-rsid="0644d1cf" style:font-size-asian="10pt" style:font-size-complex="10pt"/>
    </style:style>
    <style:style style:name="P193" style:family="paragraph" style:parent-style-name="Standard" style:list-style-name="L5">
      <style:paragraph-properties fo:text-align="start" style:justify-single-word="false"/>
      <style:text-properties style:font-name="Noto Sans" fo:font-size="10pt" fo:language="fr" fo:country="FR" style:text-underline-style="none" officeooo:rsid="064c7298" officeooo:paragraph-rsid="064c7298" style:font-size-asian="10pt" style:font-size-complex="10pt"/>
    </style:style>
    <style:style style:name="P194" style:family="paragraph" style:parent-style-name="Standard" style:list-style-name="L5">
      <style:paragraph-properties fo:text-align="start" style:justify-single-word="false"/>
      <style:text-properties style:font-name="Noto Sans" fo:font-size="10pt" fo:language="fr" fo:country="FR" style:text-underline-style="none" officeooo:rsid="064d04a0" officeooo:paragraph-rsid="064d04a0" style:font-size-asian="10pt" style:font-size-complex="10pt"/>
    </style:style>
    <style:style style:name="P195" style:family="paragraph" style:parent-style-name="Standard" style:list-style-name="L5">
      <style:paragraph-properties fo:text-align="start" style:justify-single-word="false"/>
      <style:text-properties style:font-name="Noto Sans" fo:font-size="10pt" fo:language="fr" fo:country="FR" style:text-underline-style="none" officeooo:rsid="06559fc1" officeooo:paragraph-rsid="06559fc1" style:font-size-asian="10pt" style:font-size-complex="10pt"/>
    </style:style>
    <style:style style:name="P196"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97"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198"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99"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200" style:family="paragraph" style:parent-style-name="Standard" style:list-style-name="L3">
      <style:paragraph-properties fo:text-align="start" style:justify-single-word="false"/>
      <style:text-properties style:font-name="Noto Sans" fo:font-size="12pt" officeooo:paragraph-rsid="0361e93e" style:font-size-asian="12pt" style:font-size-complex="12pt"/>
    </style:style>
    <style:style style:name="P201"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202"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203"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204"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205"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206"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207"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208"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209"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210"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211"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212"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213"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214"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215"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216"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217"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218" style:family="paragraph" style:parent-style-name="Standard">
      <style:paragraph-properties fo:text-align="start" style:justify-single-word="false"/>
      <style:text-properties style:font-name="Noto Sans" fo:font-size="11pt" fo:language="fr" fo:country="FR" officeooo:rsid="00eb9e60" officeooo:paragraph-rsid="06249e82" style:font-size-asian="9.60000038146973pt" style:font-size-complex="11pt"/>
    </style:style>
    <style:style style:name="P219"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220"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230b9" style:font-weight-asian="bold" style:font-weight-complex="bold"/>
    </style:style>
    <style:style style:name="P221"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429b7" style:font-weight-asian="bold" style:font-weight-complex="bold"/>
    </style:style>
    <style:style style:name="P222"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249e82" style:font-weight-asian="bold" style:font-weight-complex="bold"/>
    </style:style>
    <style:style style:name="P223"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33510" style:font-weight-asian="bold" style:font-weight-complex="bold"/>
    </style:style>
    <style:style style:name="P224"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7470f" style:font-weight-asian="bold" style:font-weight-complex="bold"/>
    </style:style>
    <style:style style:name="P225"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63ed2dd" style:font-weight-asian="bold" style:font-weight-complex="bold"/>
    </style:style>
    <style:style style:name="P226"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63f711a" style:font-style-asian="normal" style:font-weight-asian="bold" style:font-style-complex="normal" style:font-weight-complex="bold"/>
    </style:style>
    <style:style style:name="P227"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228"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229"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230"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231"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232"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233"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234"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235"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236"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237"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238"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39"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40"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41"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42"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43"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44"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45"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46"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47"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48"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49"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50"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51"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52"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53"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54"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55"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56"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57"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58"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59"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60" style:family="paragraph" style:parent-style-name="Standard" style:list-style-name="L7">
      <style:text-properties fo:color="#ed1c24" style:font-name="Noto Sans" fo:font-size="10pt" officeooo:rsid="001d709f" officeooo:paragraph-rsid="02b811ac" style:font-size-asian="10pt" style:font-size-complex="10pt"/>
    </style:style>
    <style:style style:name="P261" style:family="paragraph" style:parent-style-name="Standard" style:list-style-name="L8">
      <style:text-properties fo:color="#ed1c24" style:font-name="Noto Sans" fo:font-size="10pt" officeooo:rsid="03d7eb03" officeooo:paragraph-rsid="056f6358" style:font-size-asian="10pt" style:font-size-complex="10pt"/>
    </style:style>
    <style:style style:name="P262" style:family="paragraph" style:parent-style-name="Standard" style:list-style-name="L8">
      <style:text-properties fo:color="#ed1c24" style:font-name="Noto Sans" fo:font-size="10pt" officeooo:rsid="03d8c6d0" officeooo:paragraph-rsid="056f6358" style:font-size-asian="10pt" style:font-size-complex="10pt"/>
    </style:style>
    <style:style style:name="P263" style:family="paragraph" style:parent-style-name="Standard" style:list-style-name="L8">
      <style:text-properties fo:color="#ed1c24" style:font-name="Noto Sans" fo:font-size="10pt" officeooo:rsid="00e24910" officeooo:paragraph-rsid="03278541" style:font-size-asian="10pt" style:font-size-complex="10pt"/>
    </style:style>
    <style:style style:name="P264" style:family="paragraph" style:parent-style-name="Standard" style:list-style-name="L8">
      <style:text-properties fo:color="#ed1c24" style:font-name="Noto Sans" fo:font-size="10pt" officeooo:rsid="00e24910" officeooo:paragraph-rsid="059aad43" style:font-size-asian="10pt" style:font-size-complex="10pt"/>
    </style:style>
    <style:style style:name="P265" style:family="paragraph" style:parent-style-name="Standard" style:list-style-name="L8">
      <style:text-properties fo:color="#ed1c24" style:font-name="Noto Sans" fo:font-size="10pt" officeooo:rsid="00e24910" officeooo:paragraph-rsid="05980c29" style:font-size-asian="10pt" style:font-size-complex="10pt"/>
    </style:style>
    <style:style style:name="P266"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67"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68" style:family="paragraph" style:parent-style-name="Standard" style:list-style-name="L6">
      <style:text-properties officeooo:paragraph-rsid="0120efc1"/>
    </style:style>
    <style:style style:name="P269"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70"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71"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72"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73"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74"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75"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76"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77"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78"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79"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80"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6333510" style:font-size-asian="10pt" style:font-weight-asian="bold" style:font-size-complex="10pt" style:font-weight-complex="bold"/>
    </style:style>
    <style:style style:name="P281"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0eb9e60" officeooo:paragraph-rsid="0637470f" style:font-size-asian="10pt" style:font-weight-asian="bold" style:font-size-complex="10pt" style:font-weight-complex="bold"/>
    </style:style>
    <style:style style:name="P282" style:family="paragraph" style:parent-style-name="Standard">
      <style:paragraph-properties fo:text-align="start" style:justify-single-word="false"/>
      <style:text-properties fo:color="#000000" style:font-name="Noto Sans" fo:font-size="10pt" fo:language="fr" fo:country="FR" style:text-underline-style="none" fo:font-weight="bold" officeooo:rsid="00eb9e60" officeooo:paragraph-rsid="0637470f" style:font-size-asian="10pt" style:font-weight-asian="bold" style:font-size-complex="10pt" style:font-weight-complex="bold"/>
    </style:style>
    <style:style style:name="P283" style:family="paragraph" style:parent-style-name="Standard" style:list-style-name="L5">
      <style:paragraph-properties fo:text-align="start" style:justify-single-word="false"/>
      <style:text-properties fo:color="#000000" style:font-name="Noto Sans" fo:font-size="10pt" fo:language="fr" fo:country="FR" style:text-underline-style="none" fo:font-weight="bold" officeooo:rsid="026ffc26" officeooo:paragraph-rsid="063f711a" style:font-size-asian="10pt" style:font-weight-asian="bold" style:font-size-complex="10pt" style:font-weight-complex="bold"/>
    </style:style>
    <style:style style:name="P284" style:family="paragraph" style:parent-style-name="Standard" style:list-style-name="L5">
      <style:paragraph-properties fo:text-align="start" style:justify-single-word="false"/>
      <style:text-properties fo:color="#000000" style:font-name="Noto Sans" fo:font-size="10pt" fo:language="fr" fo:country="FR" fo:font-weight="bold" officeooo:rsid="00eb9e60" officeooo:paragraph-rsid="0637470f" style:font-size-asian="10pt" style:font-weight-asian="bold" style:font-size-complex="10pt" style:font-weight-complex="bold"/>
    </style:style>
    <style:style style:name="P285"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86" style:family="paragraph" style:parent-style-name="Standard" style:list-style-name="L7">
      <style:text-properties officeooo:paragraph-rsid="052917cd"/>
    </style:style>
    <style:style style:name="P287" style:family="paragraph" style:parent-style-name="Standard" style:list-style-name="L8">
      <style:text-properties officeooo:paragraph-rsid="056f6358"/>
    </style:style>
    <style:style style:name="P288"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5f77de7"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style:text-underline-style="none" fo:font-weight="bold" officeooo:rsid="05f77de7" style:font-style-asian="italic" style:font-weight-asian="bold" style:font-style-complex="italic" style:font-weight-complex="bold"/>
    </style:style>
    <style:style style:name="T14" style:family="text">
      <style:text-properties fo:font-style="italic" style:text-underline-style="none" fo:font-weight="bold" officeooo:rsid="05f442e5" style:font-style-asian="italic" style:font-weight-asian="bold" style:font-style-complex="italic" style:font-weight-complex="bold"/>
    </style:style>
    <style:style style:name="T15" style:family="text">
      <style:text-properties fo:font-style="italic" style:text-underline-style="none" fo:font-weight="bold" officeooo:rsid="05f54312" style:font-style-asian="italic" style:font-weight-asian="bold" style:font-style-complex="italic" style:font-weight-complex="bold"/>
    </style:style>
    <style:style style:name="T16" style:family="text">
      <style:text-properties fo:font-style="italic" style:text-underline-style="none" fo:font-weight="bold" officeooo:rsid="05fd852c" style:font-style-asian="italic" style:font-weight-asian="bold" style:font-style-complex="italic" style:font-weight-complex="bold"/>
    </style:style>
    <style:style style:name="T17" style:family="text">
      <style:text-properties fo:font-style="italic" style:text-underline-style="none" fo:font-weight="bold" officeooo:rsid="05fea223" style:font-style-asian="italic" style:font-weight-asian="bold" style:font-style-complex="italic" style:font-weight-complex="bold"/>
    </style:style>
    <style:style style:name="T18" style:family="text">
      <style:text-properties fo:font-style="italic" style:text-underline-style="none" fo:font-weight="bold" officeooo:rsid="06028699" style:font-style-asian="italic" style:font-weight-asian="bold" style:font-style-complex="italic" style:font-weight-complex="bold"/>
    </style:style>
    <style:style style:name="T19" style:family="text">
      <style:text-properties officeooo:rsid="0085c3f7"/>
    </style:style>
    <style:style style:name="T20" style:family="text">
      <style:text-properties officeooo:rsid="00926323"/>
    </style:style>
    <style:style style:name="T21" style:family="text">
      <style:text-properties fo:font-weight="bold" style:font-weight-asian="bold" style:font-weight-complex="bold"/>
    </style:style>
    <style:style style:name="T22" style:family="text">
      <style:text-properties fo:font-weight="bold" officeooo:rsid="00926323" style:font-weight-asian="bold" style:font-weight-complex="bold"/>
    </style:style>
    <style:style style:name="T23" style:family="text">
      <style:text-properties fo:font-weight="bold" officeooo:rsid="009b4fda" style:font-weight-asian="bold" style:font-weight-complex="bold"/>
    </style:style>
    <style:style style:name="T24" style:family="text">
      <style:text-properties fo:font-weight="bold" officeooo:rsid="00ebb5a2" style:font-weight-asian="bold" style:font-weight-complex="bold"/>
    </style:style>
    <style:style style:name="T25" style:family="text">
      <style:text-properties fo:font-weight="bold" officeooo:rsid="00c319e0" style:font-weight-asian="bold" style:font-weight-complex="bold"/>
    </style:style>
    <style:style style:name="T26" style:family="text">
      <style:text-properties fo:font-weight="bold" officeooo:rsid="02cb523e" style:font-weight-asian="bold" style:font-weight-complex="bold"/>
    </style:style>
    <style:style style:name="T27" style:family="text">
      <style:text-properties fo:font-weight="bold" officeooo:rsid="02df80b6" style:font-weight-asian="bold" style:font-weight-complex="bold"/>
    </style:style>
    <style:style style:name="T28" style:family="text">
      <style:text-properties fo:font-weight="bold" officeooo:rsid="02e0f3f5" style:font-weight-asian="bold" style:font-weight-complex="bold"/>
    </style:style>
    <style:style style:name="T29" style:family="text">
      <style:text-properties fo:font-weight="bold" officeooo:rsid="03275c10" style:font-weight-asian="bold" style:font-weight-complex="bold"/>
    </style:style>
    <style:style style:name="T30" style:family="text">
      <style:text-properties fo:font-weight="bold" officeooo:rsid="0085c3f7" style:font-weight-asian="bold" style:font-weight-complex="bold"/>
    </style:style>
    <style:style style:name="T31" style:family="text">
      <style:text-properties fo:font-weight="bold" officeooo:rsid="04191c4c" style:font-weight-asian="bold" style:font-weight-complex="bold"/>
    </style:style>
    <style:style style:name="T32" style:family="text">
      <style:text-properties fo:font-weight="bold" officeooo:rsid="02bf1e1b" style:font-weight-asian="bold" style:font-weight-complex="bold"/>
    </style:style>
    <style:style style:name="T33" style:family="text">
      <style:text-properties fo:font-weight="bold" officeooo:rsid="01359a45" style:font-weight-asian="bold" style:font-weight-complex="bold"/>
    </style:style>
    <style:style style:name="T34" style:family="text">
      <style:text-properties fo:font-weight="bold" officeooo:rsid="0585c4e9" style:font-weight-asian="bold" style:font-weight-complex="bold"/>
    </style:style>
    <style:style style:name="T35" style:family="text">
      <style:text-properties fo:font-weight="bold" officeooo:rsid="05a9d5b7" style:font-weight-asian="bold" style:font-weight-complex="bold"/>
    </style:style>
    <style:style style:name="T36" style:family="text">
      <style:text-properties fo:font-weight="bold" officeooo:rsid="060775e7" style:font-weight-asian="bold" style:font-weight-complex="bold"/>
    </style:style>
    <style:style style:name="T37" style:family="text">
      <style:text-properties fo:font-weight="bold" officeooo:rsid="060a7a52" style:font-weight-asian="bold" style:font-weight-complex="bold"/>
    </style:style>
    <style:style style:name="T38" style:family="text">
      <style:text-properties fo:font-weight="bold" officeooo:rsid="060f723a" style:font-weight-asian="bold" style:font-weight-complex="bold"/>
    </style:style>
    <style:style style:name="T39" style:family="text">
      <style:text-properties fo:font-weight="bold" officeooo:rsid="0611d1a2" style:font-weight-asian="bold" style:font-weight-complex="bold"/>
    </style:style>
    <style:style style:name="T40" style:family="text">
      <style:text-properties fo:font-weight="bold" officeooo:rsid="06565176" style:font-weight-asian="bold" style:font-weight-complex="bold"/>
    </style:style>
    <style:style style:name="T41" style:family="text">
      <style:text-properties fo:font-weight="bold" officeooo:rsid="065e08f8" style:font-weight-asian="bold" style:font-weight-complex="bold"/>
    </style:style>
    <style:style style:name="T42" style:family="text">
      <style:text-properties officeooo:rsid="009b4fda"/>
    </style:style>
    <style:style style:name="T43" style:family="text">
      <style:text-properties officeooo:rsid="00dfb719"/>
    </style:style>
    <style:style style:name="T44" style:family="text">
      <style:text-properties officeooo:rsid="00e3375d"/>
    </style:style>
    <style:style style:name="T45" style:family="text">
      <style:text-properties officeooo:rsid="00ebb5a2"/>
    </style:style>
    <style:style style:name="T46" style:family="text">
      <style:text-properties officeooo:rsid="00f8c6c5"/>
    </style:style>
    <style:style style:name="T47" style:family="text">
      <style:text-properties officeooo:rsid="00ffd0c6"/>
    </style:style>
    <style:style style:name="T48" style:family="text">
      <style:text-properties officeooo:rsid="010539d6"/>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52861d3" style:font-style-asian="normal" style:font-weight-asian="normal" style:font-style-complex="normal" style:font-weight-complex="normal"/>
    </style:style>
    <style:style style:name="T51" style:family="text">
      <style:text-properties fo:font-style="normal" fo:font-weight="normal" officeooo:rsid="052aff1e" style:font-style-asian="normal" style:font-weight-asian="normal" style:font-style-complex="normal" style:font-weight-complex="normal"/>
    </style:style>
    <style:style style:name="T52" style:family="text">
      <style:text-properties fo:font-style="normal" fo:font-weight="normal" officeooo:rsid="052bd4df" style:font-style-asian="normal" style:font-weight-asian="normal" style:font-style-complex="normal" style:font-weight-complex="normal"/>
    </style:style>
    <style:style style:name="T53" style:family="text">
      <style:text-properties fo:font-style="normal" fo:font-weight="normal" officeooo:rsid="052c287f" style:font-style-asian="normal" style:font-weight-asian="normal" style:font-style-complex="normal" style:font-weight-complex="normal"/>
    </style:style>
    <style:style style:name="T54" style:family="text">
      <style:text-properties fo:font-style="normal" fo:font-weight="normal" officeooo:rsid="052e05c0" style:font-style-asian="normal" style:font-weight-asian="normal" style:font-style-complex="normal" style:font-weight-complex="normal"/>
    </style:style>
    <style:style style:name="T55" style:family="text">
      <style:text-properties fo:font-style="normal" fo:font-weight="normal" officeooo:rsid="052f9187" style:font-style-asian="normal" style:font-weight-asian="normal" style:font-style-complex="normal" style:font-weight-complex="normal"/>
    </style:style>
    <style:style style:name="T56" style:family="text">
      <style:text-properties fo:font-style="normal" fo:font-weight="normal" officeooo:rsid="0534cb82" style:font-style-asian="normal" style:font-weight-asian="normal" style:font-style-complex="normal" style:font-weight-complex="normal"/>
    </style:style>
    <style:style style:name="T57" style:family="text">
      <style:text-properties fo:font-style="normal" fo:font-weight="normal" officeooo:rsid="0536c99b" style:font-style-asian="normal" style:font-weight-asian="normal" style:font-style-complex="normal" style:font-weight-complex="normal"/>
    </style:style>
    <style:style style:name="T58" style:family="text">
      <style:text-properties fo:font-style="normal" fo:font-weight="normal" officeooo:rsid="0537c8bb" style:font-style-asian="normal" style:font-weight-asian="normal" style:font-style-complex="normal" style:font-weight-complex="normal"/>
    </style:style>
    <style:style style:name="T59" style:family="text">
      <style:text-properties fo:font-style="normal" fo:font-weight="normal" officeooo:rsid="053a3216" style:font-style-asian="normal" style:font-weight-asian="normal" style:font-style-complex="normal" style:font-weight-complex="normal"/>
    </style:style>
    <style:style style:name="T60" style:family="text">
      <style:text-properties fo:font-style="normal" fo:font-weight="normal" officeooo:rsid="036fe4b2" style:font-style-asian="normal" style:font-weight-asian="normal" style:font-style-complex="normal" style:font-weight-complex="normal"/>
    </style:style>
    <style:style style:name="T61" style:family="text">
      <style:text-properties fo:font-style="normal" fo:font-weight="normal" officeooo:rsid="036fe840" style:font-style-asian="normal" style:font-weight-asian="normal" style:font-style-complex="normal" style:font-weight-complex="normal"/>
    </style:style>
    <style:style style:name="T62" style:family="text">
      <style:text-properties fo:font-style="normal" fo:font-weight="normal" officeooo:rsid="037077ba" style:font-style-asian="normal" style:font-weight-asian="normal" style:font-style-complex="normal" style:font-weight-complex="normal"/>
    </style:style>
    <style:style style:name="T63" style:family="text">
      <style:text-properties fo:font-style="normal" fo:font-weight="normal" officeooo:rsid="0371520d" style:font-style-asian="normal" style:font-weight-asian="normal" style:font-style-complex="normal" style:font-weight-complex="normal"/>
    </style:style>
    <style:style style:name="T64" style:family="text">
      <style:text-properties fo:font-style="normal" fo:font-weight="normal" officeooo:rsid="03734eee" style:font-style-asian="normal" style:font-weight-asian="normal" style:font-style-complex="normal" style:font-weight-complex="normal"/>
    </style:style>
    <style:style style:name="T65" style:family="text">
      <style:text-properties fo:font-style="normal" fo:font-weight="normal" officeooo:rsid="03753bef" style:font-style-asian="normal" style:font-weight-asian="normal" style:font-style-complex="normal" style:font-weight-complex="normal"/>
    </style:style>
    <style:style style:name="T66" style:family="text">
      <style:text-properties fo:font-style="normal" fo:font-weight="bold" officeooo:rsid="03275c10" style:font-style-asian="normal" style:font-weight-asian="bold" style:font-style-complex="normal" style:font-weight-complex="bold"/>
    </style:style>
    <style:style style:name="T67" style:family="text">
      <style:text-properties fo:font-style="normal" fo:font-weight="bold" officeooo:rsid="0085c3f7" style:font-style-asian="normal" style:font-weight-asian="bold" style:font-style-complex="normal" style:font-weight-complex="bold"/>
    </style:style>
    <style:style style:name="T68" style:family="text">
      <style:text-properties fo:color="#0066b3"/>
    </style:style>
    <style:style style:name="T69" style:family="text">
      <style:text-properties fo:color="#0066b3" officeooo:rsid="002e0b32"/>
    </style:style>
    <style:style style:name="T70" style:family="text">
      <style:text-properties fo:color="#0066b3" fo:font-style="italic" fo:font-weight="bold" officeooo:rsid="002e0b32" style:font-style-asian="italic" style:font-weight-asian="bold" style:font-style-complex="italic" style:font-weight-complex="bold"/>
    </style:style>
    <style:style style:name="T71"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72"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73"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74"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75"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76"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77" style:family="text">
      <style:text-properties fo:color="#0066b3" fo:language="fr" fo:country="FR" fo:font-weight="bold" officeooo:rsid="02b408d5" style:font-weight-asian="bold" style:font-weight-complex="bold"/>
    </style:style>
    <style:style style:name="T78" style:family="text">
      <style:text-properties fo:color="#0066b3" fo:language="fr" fo:country="FR" fo:font-weight="bold" officeooo:rsid="03e2c1e6" style:font-weight-asian="bold" style:font-weight-complex="bold"/>
    </style:style>
    <style:style style:name="T79" style:family="text">
      <style:text-properties fo:color="#0066b3" fo:language="fr" fo:country="FR" officeooo:rsid="02b408d5"/>
    </style:style>
    <style:style style:name="T80" style:family="text">
      <style:text-properties fo:color="#0066b3" fo:language="fr" fo:country="FR"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81" style:family="text">
      <style:text-properties fo:color="#0066b3" fo:language="fr" fo:country="FR" fo:font-style="italic" style:text-underline-style="solid" style:text-underline-width="auto" style:text-underline-color="font-color" fo:font-weight="bold" officeooo:rsid="01a06d19" style:font-style-asian="italic" style:font-weight-asian="bold" style:font-style-complex="italic" style:font-weight-complex="bold"/>
    </style:style>
    <style:style style:name="T82" style:family="text">
      <style:text-properties fo:color="#0066b3" fo:language="fr" fo:country="FR" fo:font-style="italic" style:text-underline-style="solid" style:text-underline-width="auto" style:text-underline-color="font-color" fo:font-weight="bold" officeooo:rsid="025b0d23" style:font-style-asian="italic" style:font-weight-asian="bold" style:font-style-complex="italic" style:font-weight-complex="bold"/>
    </style:style>
    <style:style style:name="T83" style:family="text">
      <style:text-properties fo:color="#0066b3" fo:language="fr" fo:country="FR" fo:font-style="italic" style:text-underline-style="solid" style:text-underline-width="auto" style:text-underline-color="font-color" fo:font-weight="bold" officeooo:rsid="001dead1" style:font-style-asian="italic" style:font-weight-asian="bold" style:font-style-complex="italic" style:font-weight-complex="bold"/>
    </style:style>
    <style:style style:name="T84" style:family="text">
      <style:text-properties fo:color="#0066b3" fo:language="fr" fo:country="FR" fo:font-style="italic" style:text-underline-style="solid" style:text-underline-width="auto" style:text-underline-color="font-color" fo:font-weight="bold" officeooo:rsid="001efffd" style:font-style-asian="italic" style:font-weight-asian="bold" style:font-style-complex="italic" style:font-weight-complex="bold"/>
    </style:style>
    <style:style style:name="T85" style:family="text">
      <style:text-properties fo:color="#0066b3" fo:font-weight="bold" style:font-weight-asian="bold" style:font-weight-complex="bold"/>
    </style:style>
    <style:style style:name="T86" style:family="text">
      <style:text-properties fo:color="#0066b3" fo:font-weight="bold" officeooo:rsid="02b408d5" style:font-weight-asian="bold" style:font-weight-complex="bold"/>
    </style:style>
    <style:style style:name="T87" style:family="text">
      <style:text-properties fo:color="#0066b3" fo:font-weight="bold" officeooo:rsid="002e0b32" style:font-weight-asian="bold" style:font-weight-complex="bold"/>
    </style:style>
    <style:style style:name="T88" style:family="text">
      <style:text-properties fo:color="#0066b3" officeooo:rsid="02b408d5"/>
    </style:style>
    <style:style style:name="T89" style:family="text">
      <style:text-properties fo:color="#0066b3" officeooo:rsid="05995d2d"/>
    </style:style>
    <style:style style:name="T90"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91"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92"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93"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94" style:family="text">
      <style:text-properties fo:color="#00a65d" fo:font-size="10pt" fo:font-weight="bold" style:font-size-asian="10pt" style:font-weight-asian="bold" style:font-size-complex="10pt" style:font-weight-complex="bold"/>
    </style:style>
    <style:style style:name="T95" style:family="text">
      <style:text-properties fo:color="#00a65d" fo:font-size="10pt" fo:font-weight="bold" officeooo:rsid="022dd005" style:font-size-asian="10pt" style:font-weight-asian="bold" style:font-size-complex="10pt" style:font-weight-complex="bold"/>
    </style:style>
    <style:style style:name="T96" style:family="text">
      <style:text-properties fo:color="#00a65d" fo:font-size="10pt" fo:font-weight="bold" officeooo:rsid="01fd7d11" style:font-size-asian="10pt" style:font-weight-asian="bold" style:font-size-complex="10pt" style:font-weight-complex="bold"/>
    </style:style>
    <style:style style:name="T97" style:family="text">
      <style:text-properties officeooo:rsid="041074fc"/>
    </style:style>
    <style:style style:name="T98" style:family="text">
      <style:text-properties officeooo:rsid="0427cfc9"/>
    </style:style>
    <style:style style:name="T99" style:family="text">
      <style:text-properties officeooo:rsid="04329aec"/>
    </style:style>
    <style:style style:name="T100" style:family="text">
      <style:text-properties officeooo:rsid="044212b9"/>
    </style:style>
    <style:style style:name="T101" style:family="text">
      <style:text-properties officeooo:rsid="0441171f"/>
    </style:style>
    <style:style style:name="T102" style:family="text">
      <style:text-properties fo:color="#000000" officeooo:rsid="02b408d5"/>
    </style:style>
    <style:style style:name="T103"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104"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105"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106" style:family="text">
      <style:text-properties fo:color="#000000" officeooo:rsid="00c319e0"/>
    </style:style>
    <style:style style:name="T107" style:family="text">
      <style:text-properties fo:color="#000000" officeooo:rsid="0580604c"/>
    </style:style>
    <style:style style:name="T108" style:family="text">
      <style:text-properties fo:color="#000000" officeooo:rsid="059aad43"/>
    </style:style>
    <style:style style:name="T109" style:family="text">
      <style:text-properties fo:color="#000000" style:text-underline-style="none" fo:font-weight="normal" officeooo:rsid="05de3975" style:font-weight-asian="normal" style:font-weight-complex="normal"/>
    </style:style>
    <style:style style:name="T110" style:family="text">
      <style:text-properties fo:color="#000000" style:text-underline-style="none" fo:font-weight="normal" officeooo:rsid="0637444d" style:font-weight-asian="normal" style:font-weight-complex="normal"/>
    </style:style>
    <style:style style:name="T111" style:family="text">
      <style:text-properties fo:color="#000000" style:text-underline-style="none" fo:font-weight="normal" officeooo:rsid="064347e7" style:font-weight-asian="normal" style:font-weight-complex="normal"/>
    </style:style>
    <style:style style:name="T112" style:family="text">
      <style:text-properties officeooo:rsid="05558924"/>
    </style:style>
    <style:style style:name="T113" style:family="text">
      <style:text-properties officeooo:rsid="02bc2c5e"/>
    </style:style>
    <style:style style:name="T114" style:family="text">
      <style:text-properties officeooo:rsid="0449f6e8"/>
    </style:style>
    <style:style style:name="T115" style:family="text">
      <style:text-properties officeooo:rsid="052e4f91"/>
    </style:style>
    <style:style style:name="T116" style:family="text">
      <style:text-properties officeooo:rsid="050e087d"/>
    </style:style>
    <style:style style:name="T117" style:family="text">
      <style:text-properties officeooo:rsid="0511262b"/>
    </style:style>
    <style:style style:name="T118" style:family="text">
      <style:text-properties officeooo:rsid="05257049"/>
    </style:style>
    <style:style style:name="T119" style:family="text">
      <style:text-properties fo:font-weight="normal" style:font-weight-asian="normal" style:font-weight-complex="normal"/>
    </style:style>
    <style:style style:name="T120" style:family="text">
      <style:text-properties fo:font-weight="normal" officeooo:rsid="05118d58" style:font-weight-asian="normal" style:font-weight-complex="normal"/>
    </style:style>
    <style:style style:name="T121" style:family="text">
      <style:text-properties fo:font-weight="normal" officeooo:rsid="044c1a65" style:font-weight-asian="normal" style:font-weight-complex="normal"/>
    </style:style>
    <style:style style:name="T122" style:family="text">
      <style:text-properties fo:font-weight="normal" officeooo:rsid="02df80b6" style:font-weight-asian="normal" style:font-weight-complex="normal"/>
    </style:style>
    <style:style style:name="T123" style:family="text">
      <style:text-properties fo:font-weight="normal" officeooo:rsid="02e0f3f5" style:font-weight-asian="normal" style:font-weight-complex="normal"/>
    </style:style>
    <style:style style:name="T124" style:family="text">
      <style:text-properties fo:font-weight="normal" officeooo:rsid="02e2a66d" style:font-weight-asian="normal" style:font-weight-complex="normal"/>
    </style:style>
    <style:style style:name="T125" style:family="text">
      <style:text-properties fo:font-weight="normal" officeooo:rsid="02b408d5" style:font-weight-asian="normal" style:font-weight-complex="normal"/>
    </style:style>
    <style:style style:name="T126" style:family="text">
      <style:text-properties fo:font-weight="normal" officeooo:rsid="02fee0f5" style:font-weight-asian="normal" style:font-weight-complex="normal"/>
    </style:style>
    <style:style style:name="T127" style:family="text">
      <style:text-properties fo:font-weight="normal" officeooo:rsid="030097c8" style:font-weight-asian="normal" style:font-weight-complex="normal"/>
    </style:style>
    <style:style style:name="T128" style:family="text">
      <style:text-properties fo:font-weight="normal" officeooo:rsid="03051eba" style:font-weight-asian="normal" style:font-weight-complex="normal"/>
    </style:style>
    <style:style style:name="T129" style:family="text">
      <style:text-properties fo:font-weight="normal" officeooo:rsid="03275c10" style:font-weight-asian="normal" style:font-weight-complex="normal"/>
    </style:style>
    <style:style style:name="T130" style:family="text">
      <style:text-properties fo:font-weight="normal" officeooo:rsid="047c15dc" style:font-weight-asian="normal" style:font-weight-complex="normal"/>
    </style:style>
    <style:style style:name="T131" style:family="text">
      <style:text-properties fo:font-weight="normal" officeooo:rsid="047e2899" style:font-weight-asian="normal" style:font-weight-complex="normal"/>
    </style:style>
    <style:style style:name="T132" style:family="text">
      <style:text-properties fo:font-weight="normal" officeooo:rsid="047f0199" style:font-weight-asian="normal" style:font-weight-complex="normal"/>
    </style:style>
    <style:style style:name="T133" style:family="text">
      <style:text-properties fo:font-weight="normal" officeooo:rsid="02cb523e" style:font-weight-asian="normal" style:font-weight-complex="normal"/>
    </style:style>
    <style:style style:name="T134" style:family="text">
      <style:text-properties fo:font-weight="normal" officeooo:rsid="04942e31" style:font-weight-asian="normal" style:font-weight-complex="normal"/>
    </style:style>
    <style:style style:name="T135" style:family="text">
      <style:text-properties fo:font-weight="normal" officeooo:rsid="049c1001" style:font-weight-asian="normal" style:font-weight-complex="normal"/>
    </style:style>
    <style:style style:name="T136" style:family="text">
      <style:text-properties fo:font-weight="normal" officeooo:rsid="049d57e2" style:font-weight-asian="normal" style:font-weight-complex="normal"/>
    </style:style>
    <style:style style:name="T137" style:family="text">
      <style:text-properties fo:font-weight="normal" officeooo:rsid="049edaf8" style:font-weight-asian="normal" style:font-weight-complex="normal"/>
    </style:style>
    <style:style style:name="T138" style:family="text">
      <style:text-properties fo:font-weight="normal" officeooo:rsid="00c319e0" style:font-weight-asian="normal" style:font-weight-complex="normal"/>
    </style:style>
    <style:style style:name="T139" style:family="text">
      <style:text-properties fo:font-weight="normal" officeooo:rsid="060a7a52" style:font-weight-asian="normal" style:font-weight-complex="normal"/>
    </style:style>
    <style:style style:name="T140" style:family="text">
      <style:text-properties fo:font-weight="normal" officeooo:rsid="060ac849" style:font-weight-asian="normal" style:font-weight-complex="normal"/>
    </style:style>
    <style:style style:name="T141" style:family="text">
      <style:text-properties fo:font-weight="normal" officeooo:rsid="060b2613" style:font-weight-asian="normal" style:font-weight-complex="normal"/>
    </style:style>
    <style:style style:name="T142" style:family="text">
      <style:text-properties fo:font-weight="normal" officeooo:rsid="060f723a" style:font-weight-asian="normal" style:font-weight-complex="normal"/>
    </style:style>
    <style:style style:name="T143" style:family="text">
      <style:text-properties fo:font-weight="normal" officeooo:rsid="060fc8c7" style:font-weight-asian="normal" style:font-weight-complex="normal"/>
    </style:style>
    <style:style style:name="T144" style:family="text">
      <style:text-properties fo:font-weight="normal" officeooo:rsid="06124a29" style:font-weight-asian="normal" style:font-weight-complex="normal"/>
    </style:style>
    <style:style style:name="T145" style:family="text">
      <style:text-properties fo:font-weight="normal" officeooo:rsid="06128d5a" style:font-weight-asian="normal" style:font-weight-complex="normal"/>
    </style:style>
    <style:style style:name="T146" style:family="text">
      <style:text-properties fo:font-weight="normal" officeooo:rsid="06143046" style:font-weight-asian="normal" style:font-weight-complex="normal"/>
    </style:style>
    <style:style style:name="T147" style:family="text">
      <style:text-properties fo:font-weight="normal" officeooo:rsid="06151807" style:font-weight-asian="normal" style:font-weight-complex="normal"/>
    </style:style>
    <style:style style:name="T148" style:family="text">
      <style:text-properties fo:font-weight="normal" officeooo:rsid="0616c1d2" style:font-weight-asian="normal" style:font-weight-complex="normal"/>
    </style:style>
    <style:style style:name="T149" style:family="text">
      <style:text-properties fo:font-weight="normal" officeooo:rsid="0618f6d5" style:font-weight-asian="normal" style:font-weight-complex="normal"/>
    </style:style>
    <style:style style:name="T150" style:family="text">
      <style:text-properties fo:font-weight="normal" officeooo:rsid="06193456" style:font-weight-asian="normal" style:font-weight-complex="normal"/>
    </style:style>
    <style:style style:name="T151" style:family="text">
      <style:text-properties fo:font-weight="normal" officeooo:rsid="0637444d" style:font-weight-asian="normal" style:font-weight-complex="normal"/>
    </style:style>
    <style:style style:name="T152" style:family="text">
      <style:text-properties fo:font-weight="normal" officeooo:rsid="05de3975" style:font-weight-asian="normal" style:font-weight-complex="normal"/>
    </style:style>
    <style:style style:name="T153" style:family="text">
      <style:text-properties fo:font-weight="normal" officeooo:rsid="064347e7" style:font-weight-asian="normal" style:font-weight-complex="normal"/>
    </style:style>
    <style:style style:name="T154" style:family="text">
      <style:text-properties fo:font-weight="normal" officeooo:rsid="06565176" style:font-weight-asian="normal" style:font-weight-complex="normal"/>
    </style:style>
    <style:style style:name="T155" style:family="text">
      <style:text-properties fo:font-weight="normal" officeooo:rsid="065e08f8" style:font-weight-asian="normal" style:font-weight-complex="normal"/>
    </style:style>
    <style:style style:name="T156" style:family="text">
      <style:text-properties fo:font-weight="normal" officeooo:rsid="06609aca" style:font-weight-asian="normal" style:font-weight-complex="normal"/>
    </style:style>
    <style:style style:name="T157" style:family="text">
      <style:text-properties fo:font-weight="normal" officeooo:rsid="06626191" style:font-weight-asian="normal" style:font-weight-complex="normal"/>
    </style:style>
    <style:style style:name="T158" style:family="text">
      <style:text-properties officeooo:rsid="04518398"/>
    </style:style>
    <style:style style:name="T159" style:family="text">
      <style:text-properties officeooo:rsid="0507dab8"/>
    </style:style>
    <style:style style:name="T160" style:family="text">
      <style:text-properties fo:language="fr" fo:country="FR"/>
    </style:style>
    <style:style style:name="T161" style:family="text">
      <style:text-properties fo:language="fr" fo:country="FR" officeooo:rsid="0091f82c"/>
    </style:style>
    <style:style style:name="T162" style:family="text">
      <style:text-properties fo:language="fr" fo:country="FR" officeooo:rsid="010a7f52"/>
    </style:style>
    <style:style style:name="T163" style:family="text">
      <style:text-properties fo:language="fr" fo:country="FR" officeooo:rsid="011656ed"/>
    </style:style>
    <style:style style:name="T164" style:family="text">
      <style:text-properties fo:language="fr" fo:country="FR" officeooo:rsid="0114ecae"/>
    </style:style>
    <style:style style:name="T165" style:family="text">
      <style:text-properties fo:language="fr" fo:country="FR" officeooo:rsid="010f7a6e"/>
    </style:style>
    <style:style style:name="T166" style:family="text">
      <style:text-properties fo:language="fr" fo:country="FR" officeooo:rsid="0116ea5a"/>
    </style:style>
    <style:style style:name="T167" style:family="text">
      <style:text-properties fo:language="fr" fo:country="FR" officeooo:rsid="0117d581"/>
    </style:style>
    <style:style style:name="T168" style:family="text">
      <style:text-properties fo:language="fr" fo:country="FR" officeooo:rsid="0119c2bc"/>
    </style:style>
    <style:style style:name="T169" style:family="text">
      <style:text-properties fo:language="fr" fo:country="FR" officeooo:rsid="011b854f"/>
    </style:style>
    <style:style style:name="T170" style:family="text">
      <style:text-properties fo:language="fr" fo:country="FR" officeooo:rsid="011c7f9d"/>
    </style:style>
    <style:style style:name="T171" style:family="text">
      <style:text-properties fo:language="fr" fo:country="FR" officeooo:rsid="011dcc35"/>
    </style:style>
    <style:style style:name="T172" style:family="text">
      <style:text-properties fo:language="fr" fo:country="FR" officeooo:rsid="012a1b72"/>
    </style:style>
    <style:style style:name="T173" style:family="text">
      <style:text-properties fo:language="fr" fo:country="FR" officeooo:rsid="012b8041"/>
    </style:style>
    <style:style style:name="T174" style:family="text">
      <style:text-properties fo:language="fr" fo:country="FR" officeooo:rsid="012bc974"/>
    </style:style>
    <style:style style:name="T175" style:family="text">
      <style:text-properties fo:language="fr" fo:country="FR" officeooo:rsid="011f08d9"/>
    </style:style>
    <style:style style:name="T176" style:family="text">
      <style:text-properties fo:language="fr" fo:country="FR" officeooo:rsid="015683be"/>
    </style:style>
    <style:style style:name="T177" style:family="text">
      <style:text-properties fo:language="fr" fo:country="FR" officeooo:rsid="015864e2"/>
    </style:style>
    <style:style style:name="T178" style:family="text">
      <style:text-properties fo:language="fr" fo:country="FR" officeooo:rsid="01588787"/>
    </style:style>
    <style:style style:name="T179" style:family="text">
      <style:text-properties fo:language="fr" fo:country="FR" officeooo:rsid="015889fa"/>
    </style:style>
    <style:style style:name="T180" style:family="text">
      <style:text-properties fo:language="fr" fo:country="FR" officeooo:rsid="0158b754"/>
    </style:style>
    <style:style style:name="T181" style:family="text">
      <style:text-properties fo:language="fr" fo:country="FR" officeooo:rsid="0508e264"/>
    </style:style>
    <style:style style:name="T182" style:family="text">
      <style:text-properties fo:language="fr" fo:country="FR" officeooo:rsid="017a71cb"/>
    </style:style>
    <style:style style:name="T183" style:family="text">
      <style:text-properties fo:language="fr" fo:country="FR" officeooo:rsid="017ee591"/>
    </style:style>
    <style:style style:name="T184" style:family="text">
      <style:text-properties fo:language="fr" fo:country="FR" officeooo:rsid="017f9151"/>
    </style:style>
    <style:style style:name="T185" style:family="text">
      <style:text-properties fo:language="fr" fo:country="FR" officeooo:rsid="0180df8e"/>
    </style:style>
    <style:style style:name="T186" style:family="text">
      <style:text-properties fo:language="fr" fo:country="FR" officeooo:rsid="016992a8"/>
    </style:style>
    <style:style style:name="T187" style:family="text">
      <style:text-properties fo:language="fr" fo:country="FR" officeooo:rsid="016b5bed"/>
    </style:style>
    <style:style style:name="T188" style:family="text">
      <style:text-properties fo:language="fr" fo:country="FR" officeooo:rsid="016cd64e"/>
    </style:style>
    <style:style style:name="T189" style:family="text">
      <style:text-properties fo:language="fr" fo:country="FR" officeooo:rsid="016ebe1f"/>
    </style:style>
    <style:style style:name="T190" style:family="text">
      <style:text-properties fo:language="fr" fo:country="FR" officeooo:rsid="016fe0e7"/>
    </style:style>
    <style:style style:name="T191" style:family="text">
      <style:text-properties fo:language="fr" fo:country="FR" officeooo:rsid="0171cd2c"/>
    </style:style>
    <style:style style:name="T192" style:family="text">
      <style:text-properties fo:language="fr" fo:country="FR" officeooo:rsid="02abcb13"/>
    </style:style>
    <style:style style:name="T193" style:family="text">
      <style:text-properties fo:language="fr" fo:country="FR" officeooo:rsid="02f94f18"/>
    </style:style>
    <style:style style:name="T194" style:family="text">
      <style:text-properties fo:language="fr" fo:country="FR" officeooo:rsid="02fa588d"/>
    </style:style>
    <style:style style:name="T195" style:family="text">
      <style:text-properties fo:language="fr" fo:country="FR" officeooo:rsid="02fb265f"/>
    </style:style>
    <style:style style:name="T196" style:family="text">
      <style:text-properties fo:language="fr" fo:country="FR" fo:font-weight="normal" officeooo:rsid="0085c3f7" style:font-weight-asian="normal" style:font-weight-complex="normal"/>
    </style:style>
    <style:style style:name="T197" style:family="text">
      <style:text-properties fo:language="fr" fo:country="FR" fo:font-weight="normal" officeooo:rsid="0025d9f0" style:font-weight-asian="normal" style:font-weight-complex="normal"/>
    </style:style>
    <style:style style:name="T198" style:family="text">
      <style:text-properties fo:language="fr" fo:country="FR" fo:font-weight="normal" officeooo:rsid="03f67db3" style:font-weight-asian="normal" style:font-weight-complex="normal"/>
    </style:style>
    <style:style style:name="T199" style:family="text">
      <style:text-properties fo:language="fr" fo:country="FR" fo:font-weight="normal" officeooo:rsid="04562ba0" style:font-weight-asian="normal" style:font-weight-complex="normal"/>
    </style:style>
    <style:style style:name="T200" style:family="text">
      <style:text-properties fo:language="fr" fo:country="FR" fo:font-style="normal" fo:font-weight="bold" style:font-style-asian="normal" style:font-weight-asian="bold" style:font-style-complex="normal" style:font-weight-complex="bold"/>
    </style:style>
    <style:style style:name="T201" style:family="text">
      <style:text-properties fo:language="fr" fo:country="FR" fo:font-style="normal" fo:font-weight="bold" officeooo:rsid="0085c3f7" style:font-style-asian="normal" style:font-weight-asian="bold" style:font-style-complex="normal" style:font-weight-complex="bold"/>
    </style:style>
    <style:style style:name="T202" style:family="text">
      <style:text-properties fo:language="fr" fo:country="FR" fo:font-style="normal" fo:font-weight="bold" officeooo:rsid="03ccf6b8" style:font-style-asian="normal" style:font-weight-asian="bold" style:font-style-complex="normal" style:font-weight-complex="bold"/>
    </style:style>
    <style:style style:name="T203" style:family="text">
      <style:text-properties fo:language="fr" fo:country="FR" fo:font-style="normal" officeooo:rsid="03ccf6b8" style:font-style-asian="normal" style:font-style-complex="normal"/>
    </style:style>
    <style:style style:name="T204" style:family="text">
      <style:text-properties fo:language="fr" fo:country="FR" officeooo:rsid="022dd005"/>
    </style:style>
    <style:style style:name="T205" style:family="text">
      <style:text-properties fo:language="fr" fo:country="FR" officeooo:rsid="038f9f9a"/>
    </style:style>
    <style:style style:name="T206" style:family="text">
      <style:text-properties fo:language="fr" fo:country="FR" officeooo:rsid="039029e9"/>
    </style:style>
    <style:style style:name="T207" style:family="text">
      <style:text-properties fo:language="fr" fo:country="FR" officeooo:rsid="0391e975"/>
    </style:style>
    <style:style style:name="T208" style:family="text">
      <style:text-properties fo:language="fr" fo:country="FR" officeooo:rsid="039673db"/>
    </style:style>
    <style:style style:name="T209" style:family="text">
      <style:text-properties fo:language="fr" fo:country="FR" officeooo:rsid="0398558c"/>
    </style:style>
    <style:style style:name="T210" style:family="text">
      <style:text-properties fo:language="fr" fo:country="FR" officeooo:rsid="039a91e9"/>
    </style:style>
    <style:style style:name="T211" style:family="text">
      <style:text-properties fo:language="fr" fo:country="FR" officeooo:rsid="039b9846"/>
    </style:style>
    <style:style style:name="T212" style:family="text">
      <style:text-properties fo:language="fr" fo:country="FR" officeooo:rsid="039c4a91"/>
    </style:style>
    <style:style style:name="T213" style:family="text">
      <style:text-properties fo:language="fr" fo:country="FR" officeooo:rsid="03a919dd"/>
    </style:style>
    <style:style style:name="T214" style:family="text">
      <style:text-properties fo:language="fr" fo:country="FR" officeooo:rsid="03a94ac7"/>
    </style:style>
    <style:style style:name="T215" style:family="text">
      <style:text-properties fo:language="fr" fo:country="FR" officeooo:rsid="03ab42e6"/>
    </style:style>
    <style:style style:name="T216" style:family="text">
      <style:text-properties fo:language="fr" fo:country="FR" officeooo:rsid="03b03fe3"/>
    </style:style>
    <style:style style:name="T217" style:family="text">
      <style:text-properties fo:language="fr" fo:country="FR" officeooo:rsid="03b2ac81"/>
    </style:style>
    <style:style style:name="T218" style:family="text">
      <style:text-properties fo:language="fr" fo:country="FR" officeooo:rsid="03dbf324"/>
    </style:style>
    <style:style style:name="T219" style:family="text">
      <style:text-properties fo:language="fr" fo:country="FR" officeooo:rsid="03df3f7e"/>
    </style:style>
    <style:style style:name="T220" style:family="text">
      <style:text-properties fo:language="fr" fo:country="FR" officeooo:rsid="03e1a23b"/>
    </style:style>
    <style:style style:name="T221" style:family="text">
      <style:text-properties fo:language="fr" fo:country="FR" fo:font-weight="bold" style:font-weight-asian="bold" style:font-weight-complex="bold"/>
    </style:style>
    <style:style style:name="T222" style:family="text">
      <style:text-properties fo:language="fr" fo:country="FR" fo:font-weight="bold" officeooo:rsid="028ffc12" style:font-weight-asian="bold" style:font-weight-complex="bold"/>
    </style:style>
    <style:style style:name="T223" style:family="text">
      <style:text-properties fo:language="fr" fo:country="FR" fo:font-weight="bold" officeooo:rsid="02925690" style:font-weight-asian="bold" style:font-weight-complex="bold"/>
    </style:style>
    <style:style style:name="T224" style:family="text">
      <style:text-properties fo:language="fr" fo:country="FR" fo:font-weight="bold" officeooo:rsid="029e2249" style:font-weight-asian="bold" style:font-weight-complex="bold"/>
    </style:style>
    <style:style style:name="T225" style:family="text">
      <style:text-properties fo:language="fr" fo:country="FR" officeooo:rsid="022db4b1"/>
    </style:style>
    <style:style style:name="T226" style:family="text">
      <style:text-properties fo:language="fr" fo:country="FR" officeooo:rsid="028815d1"/>
    </style:style>
    <style:style style:name="T227" style:family="text">
      <style:text-properties fo:language="fr" fo:country="FR" officeooo:rsid="028ffc12"/>
    </style:style>
    <style:style style:name="T228" style:family="text">
      <style:text-properties fo:language="fr" fo:country="FR" officeooo:rsid="02c15261"/>
    </style:style>
    <style:style style:name="T229" style:family="text">
      <style:text-properties fo:language="fr" fo:country="FR" officeooo:rsid="02925690"/>
    </style:style>
    <style:style style:name="T230" style:family="text">
      <style:text-properties fo:language="fr" fo:country="FR" officeooo:rsid="0293f316"/>
    </style:style>
    <style:style style:name="T231" style:family="text">
      <style:text-properties fo:language="fr" fo:country="FR" officeooo:rsid="02978d1d"/>
    </style:style>
    <style:style style:name="T232" style:family="text">
      <style:text-properties fo:language="fr" fo:country="FR" officeooo:rsid="02a15beb"/>
    </style:style>
    <style:style style:name="T233" style:family="text">
      <style:text-properties fo:language="fr" fo:country="FR" officeooo:rsid="02989a7d"/>
    </style:style>
    <style:style style:name="T234" style:family="text">
      <style:text-properties fo:language="fr" fo:country="FR" officeooo:rsid="029a2abd"/>
    </style:style>
    <style:style style:name="T235" style:family="text">
      <style:text-properties fo:language="fr" fo:country="FR" officeooo:rsid="029c61e7"/>
    </style:style>
    <style:style style:name="T236" style:family="text">
      <style:text-properties fo:language="fr" fo:country="FR" officeooo:rsid="029e2249"/>
    </style:style>
    <style:style style:name="T237" style:family="text">
      <style:text-properties fo:language="fr" fo:country="FR" officeooo:rsid="029f5e35"/>
    </style:style>
    <style:style style:name="T238" style:family="text">
      <style:text-properties fo:language="fr" fo:country="FR" officeooo:rsid="029f68f8"/>
    </style:style>
    <style:style style:name="T239" style:family="text">
      <style:text-properties fo:language="fr" fo:country="FR" officeooo:rsid="02a2f48d"/>
    </style:style>
    <style:style style:name="T240" style:family="text">
      <style:text-properties fo:language="fr" fo:country="FR" officeooo:rsid="02a38355"/>
    </style:style>
    <style:style style:name="T241" style:family="text">
      <style:text-properties fo:language="fr" fo:country="FR" officeooo:rsid="02a3f91b"/>
    </style:style>
    <style:style style:name="T242" style:family="text">
      <style:text-properties fo:language="fr" fo:country="FR" officeooo:rsid="02a41ad0"/>
    </style:style>
    <style:style style:name="T243" style:family="text">
      <style:text-properties fo:language="fr" fo:country="FR" officeooo:rsid="02a5f90a"/>
    </style:style>
    <style:style style:name="T244" style:family="text">
      <style:text-properties fo:language="fr" fo:country="FR" officeooo:rsid="02a7657f"/>
    </style:style>
    <style:style style:name="T245" style:family="text">
      <style:text-properties fo:language="fr" fo:country="FR" officeooo:rsid="03ccf6b8"/>
    </style:style>
    <style:style style:name="T246" style:family="text">
      <style:text-properties fo:language="fr" fo:country="FR" officeooo:rsid="04ce3f68"/>
    </style:style>
    <style:style style:name="T247" style:family="text">
      <style:text-properties fo:language="fr" fo:country="FR" officeooo:rsid="04d17999"/>
    </style:style>
    <style:style style:name="T248" style:family="text">
      <style:text-properties fo:language="fr" fo:country="FR" officeooo:rsid="050ed9f5"/>
    </style:style>
    <style:style style:name="T249" style:family="text">
      <style:text-properties fo:language="fr" fo:country="FR" fo:font-style="italic" fo:font-weight="bold" style:font-style-asian="italic" style:font-weight-asian="bold" style:font-style-complex="italic" style:font-weight-complex="bold"/>
    </style:style>
    <style:style style:name="T250" style:family="text">
      <style:text-properties fo:language="fr" fo:country="FR" fo:font-style="italic" fo:font-weight="bold" officeooo:rsid="016992a8" style:font-style-asian="italic" style:font-weight-asian="bold" style:font-style-complex="italic" style:font-weight-complex="bold"/>
    </style:style>
    <style:style style:name="T251" style:family="text">
      <style:text-properties fo:language="fr" fo:country="FR" officeooo:rsid="0028e724"/>
    </style:style>
    <style:style style:name="T252" style:family="text">
      <style:text-properties fo:language="fr" fo:country="FR" officeooo:rsid="002ba3e8"/>
    </style:style>
    <style:style style:name="T253" style:family="text">
      <style:text-properties fo:language="fr" fo:country="FR" officeooo:rsid="05d09af7"/>
    </style:style>
    <style:style style:name="T254" style:family="text">
      <style:text-properties fo:language="fr" fo:country="FR" officeooo:rsid="05d156a1"/>
    </style:style>
    <style:style style:name="T255" style:family="text">
      <style:text-properties fo:language="fr" fo:country="FR" officeooo:rsid="05ef4eff"/>
    </style:style>
    <style:style style:name="T256" style:family="text">
      <style:text-properties officeooo:rsid="0094a597"/>
    </style:style>
    <style:style style:name="T257" style:family="text">
      <style:text-properties officeooo:rsid="007f78a2"/>
    </style:style>
    <style:style style:name="T258" style:family="text">
      <style:text-properties officeooo:rsid="0095ff0f"/>
    </style:style>
    <style:style style:name="T259" style:family="text">
      <style:text-properties officeooo:rsid="00977fe5"/>
    </style:style>
    <style:style style:name="T260" style:family="text">
      <style:text-properties officeooo:rsid="0099a7cd"/>
    </style:style>
    <style:style style:name="T261" style:family="text">
      <style:text-properties officeooo:rsid="00a7d2af"/>
    </style:style>
    <style:style style:name="T262" style:family="text">
      <style:text-properties officeooo:rsid="00ab3b99"/>
    </style:style>
    <style:style style:name="T263" style:family="text">
      <style:text-properties fo:color="#ed1c24" fo:language="fr" fo:country="FR" officeooo:rsid="01035458"/>
    </style:style>
    <style:style style:name="T264" style:family="text">
      <style:text-properties fo:color="#ed1c24" fo:language="fr" fo:country="FR" officeooo:rsid="050d1cbd"/>
    </style:style>
    <style:style style:name="T265" style:family="text">
      <style:text-properties fo:color="#ed1c24" fo:language="fr" fo:country="FR" officeooo:rsid="02b408d5"/>
    </style:style>
    <style:style style:name="T266" style:family="text">
      <style:text-properties officeooo:rsid="014e6e88"/>
    </style:style>
    <style:style style:name="T267" style:family="text">
      <style:text-properties officeooo:rsid="00c319e0"/>
    </style:style>
    <style:style style:name="T268" style:family="text">
      <style:text-properties officeooo:rsid="0309e3d2"/>
    </style:style>
    <style:style style:name="T269" style:family="text">
      <style:text-properties officeooo:rsid="015cb4f7"/>
    </style:style>
    <style:style style:name="T270" style:family="text">
      <style:text-properties officeooo:rsid="0186251f"/>
    </style:style>
    <style:style style:name="T271" style:family="text">
      <style:text-properties officeooo:rsid="01f89f63"/>
    </style:style>
    <style:style style:name="T272" style:family="text">
      <style:text-properties style:text-underline-style="none"/>
    </style:style>
    <style:style style:name="T273" style:family="text">
      <style:text-properties style:text-underline-style="none" officeooo:rsid="01f8d294"/>
    </style:style>
    <style:style style:name="T274" style:family="text">
      <style:text-properties style:text-underline-style="none" officeooo:rsid="022dd005"/>
    </style:style>
    <style:style style:name="T275" style:family="text">
      <style:text-properties style:text-underline-style="none" officeooo:rsid="045bc959"/>
    </style:style>
    <style:style style:name="T276" style:family="text">
      <style:text-properties style:text-underline-style="none" officeooo:rsid="045d500c"/>
    </style:style>
    <style:style style:name="T277" style:family="text">
      <style:text-properties style:text-underline-style="none" officeooo:rsid="045d6718"/>
    </style:style>
    <style:style style:name="T278" style:family="text">
      <style:text-properties style:text-underline-style="none" officeooo:rsid="045f1d25"/>
    </style:style>
    <style:style style:name="T279" style:family="text">
      <style:text-properties style:text-underline-style="none" fo:font-weight="normal" style:font-weight-asian="normal" style:font-weight-complex="normal"/>
    </style:style>
    <style:style style:name="T280" style:family="text">
      <style:text-properties style:text-underline-style="none" fo:font-weight="normal" officeooo:rsid="04639d82" style:font-weight-asian="normal" style:font-weight-complex="normal"/>
    </style:style>
    <style:style style:name="T281" style:family="text">
      <style:text-properties style:text-underline-style="none" fo:font-weight="normal" officeooo:rsid="0464751b" style:font-weight-asian="normal" style:font-weight-complex="normal"/>
    </style:style>
    <style:style style:name="T282" style:family="text">
      <style:text-properties style:text-underline-style="none" fo:font-weight="normal" officeooo:rsid="046776e6" style:font-weight-asian="normal" style:font-weight-complex="normal"/>
    </style:style>
    <style:style style:name="T283" style:family="text">
      <style:text-properties style:text-underline-style="none" fo:font-weight="normal" officeooo:rsid="05d5363c" style:font-weight-asian="normal" style:font-weight-complex="normal"/>
    </style:style>
    <style:style style:name="T284" style:family="text">
      <style:text-properties style:text-underline-style="none" fo:font-weight="normal" officeooo:rsid="05d6e7cc" style:font-weight-asian="normal" style:font-weight-complex="normal"/>
    </style:style>
    <style:style style:name="T285" style:family="text">
      <style:text-properties style:text-underline-style="none" fo:font-weight="normal" officeooo:rsid="05d81fc5" style:font-weight-asian="normal" style:font-weight-complex="normal"/>
    </style:style>
    <style:style style:name="T286" style:family="text">
      <style:text-properties style:text-underline-style="none" fo:font-weight="normal" officeooo:rsid="05d873a9" style:font-weight-asian="normal" style:font-weight-complex="normal"/>
    </style:style>
    <style:style style:name="T287" style:family="text">
      <style:text-properties style:text-underline-style="none" fo:font-weight="normal" officeooo:rsid="05da2a42" style:font-weight-asian="normal" style:font-weight-complex="normal"/>
    </style:style>
    <style:style style:name="T288" style:family="text">
      <style:text-properties style:text-underline-style="none" fo:font-weight="normal" officeooo:rsid="05dad31d" style:font-weight-asian="normal" style:font-weight-complex="normal"/>
    </style:style>
    <style:style style:name="T289" style:family="text">
      <style:text-properties style:text-underline-style="none" fo:font-weight="normal" officeooo:rsid="05dcd82d" style:font-weight-asian="normal" style:font-weight-complex="normal"/>
    </style:style>
    <style:style style:name="T290" style:family="text">
      <style:text-properties style:text-underline-style="none" fo:font-weight="normal" officeooo:rsid="05de3975" style:font-weight-asian="normal" style:font-weight-complex="normal"/>
    </style:style>
    <style:style style:name="T291" style:family="text">
      <style:text-properties style:text-underline-style="none" fo:font-weight="normal" officeooo:rsid="05e0fca8" style:font-weight-asian="normal" style:font-weight-complex="normal"/>
    </style:style>
    <style:style style:name="T292" style:family="text">
      <style:text-properties style:text-underline-style="none" fo:font-weight="normal" officeooo:rsid="05e17c73" style:font-weight-asian="normal" style:font-weight-complex="normal"/>
    </style:style>
    <style:style style:name="T293" style:family="text">
      <style:text-properties style:text-underline-style="none" fo:font-weight="normal" officeooo:rsid="05e49233" style:font-weight-asian="normal" style:font-weight-complex="normal"/>
    </style:style>
    <style:style style:name="T294" style:family="text">
      <style:text-properties style:text-underline-style="none" fo:font-weight="normal" officeooo:rsid="05e4ef44" style:font-weight-asian="normal" style:font-weight-complex="normal"/>
    </style:style>
    <style:style style:name="T295" style:family="text">
      <style:text-properties style:text-underline-style="none" fo:font-weight="normal" officeooo:rsid="05e8eb79" style:font-weight-asian="normal" style:font-weight-complex="normal"/>
    </style:style>
    <style:style style:name="T296" style:family="text">
      <style:text-properties style:text-underline-style="none" fo:font-weight="normal" officeooo:rsid="05e9ad52" style:font-weight-asian="normal" style:font-weight-complex="normal"/>
    </style:style>
    <style:style style:name="T297" style:family="text">
      <style:text-properties style:text-underline-style="none" fo:font-weight="normal" officeooo:rsid="05eb6a3e" style:font-weight-asian="normal" style:font-weight-complex="normal"/>
    </style:style>
    <style:style style:name="T298" style:family="text">
      <style:text-properties style:text-underline-style="none" fo:font-weight="normal" officeooo:rsid="05ecb0e0" style:font-weight-asian="normal" style:font-weight-complex="normal"/>
    </style:style>
    <style:style style:name="T299" style:family="text">
      <style:text-properties style:text-underline-style="none" fo:font-weight="normal" officeooo:rsid="062c0ff2" style:font-weight-asian="normal" style:font-weight-complex="normal"/>
    </style:style>
    <style:style style:name="T300" style:family="text">
      <style:text-properties style:text-underline-style="none" fo:font-weight="normal" officeooo:rsid="062d3ce3" style:font-weight-asian="normal" style:font-weight-complex="normal"/>
    </style:style>
    <style:style style:name="T301" style:family="text">
      <style:text-properties style:text-underline-style="none" fo:font-weight="normal" officeooo:rsid="062d6a9f" style:font-weight-asian="normal" style:font-weight-complex="normal"/>
    </style:style>
    <style:style style:name="T302" style:family="text">
      <style:text-properties style:text-underline-style="none" fo:font-weight="normal" officeooo:rsid="0637444d" style:font-weight-asian="normal" style:font-weight-complex="normal"/>
    </style:style>
    <style:style style:name="T303" style:family="text">
      <style:text-properties style:text-underline-style="none" fo:font-weight="normal" officeooo:rsid="064347e7" style:font-weight-asian="normal" style:font-weight-complex="normal"/>
    </style:style>
    <style:style style:name="T304" style:family="text">
      <style:text-properties officeooo:rsid="020c5e36"/>
    </style:style>
    <style:style style:name="T305" style:family="text">
      <style:text-properties officeooo:rsid="020d1b5c"/>
    </style:style>
    <style:style style:name="T306" style:family="text">
      <style:text-properties officeooo:rsid="020ec19d"/>
    </style:style>
    <style:style style:name="T307"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308"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309"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310" style:family="text">
      <style:text-properties fo:color="#ce181e" style:font-name="Noto Sans" fo:font-size="10pt" fo:language="fr" fo:country="FR" style:text-underline-style="none" fo:font-weight="bold" officeooo:rsid="05db5038" style:font-size-asian="10pt" style:font-weight-asian="bold" style:font-size-complex="10pt" style:font-weight-complex="bold"/>
    </style:style>
    <style:style style:name="T311" style:family="text">
      <style:text-properties officeooo:rsid="022dd005"/>
    </style:style>
    <style:style style:name="T312" style:family="text">
      <style:text-properties officeooo:rsid="023c536a"/>
    </style:style>
    <style:style style:name="T313" style:family="text">
      <style:text-properties officeooo:rsid="023cd68a"/>
    </style:style>
    <style:style style:name="T314" style:family="text">
      <style:text-properties officeooo:rsid="023e288e"/>
    </style:style>
    <style:style style:name="T315" style:family="text">
      <style:text-properties officeooo:rsid="0241bf20"/>
    </style:style>
    <style:style style:name="T316" style:family="text">
      <style:text-properties officeooo:rsid="0245d0b3"/>
    </style:style>
    <style:style style:name="T317" style:family="text">
      <style:text-properties officeooo:rsid="025a0e52"/>
    </style:style>
    <style:style style:name="T318" style:family="text">
      <style:text-properties officeooo:rsid="026e7adf"/>
    </style:style>
    <style:style style:name="T319" style:family="text">
      <style:text-properties officeooo:rsid="027b5e5b"/>
    </style:style>
    <style:style style:name="T320"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321" style:family="text">
      <style:text-properties officeooo:rsid="02ae6b6c"/>
    </style:style>
    <style:style style:name="T322" style:family="text">
      <style:text-properties officeooo:rsid="02cb523e"/>
    </style:style>
    <style:style style:name="T323" style:family="text">
      <style:text-properties officeooo:rsid="02de7ea4"/>
    </style:style>
    <style:style style:name="T324" style:family="text">
      <style:text-properties officeooo:rsid="03311843"/>
    </style:style>
    <style:style style:name="T325" style:family="text">
      <style:text-properties officeooo:rsid="037b4cd1"/>
    </style:style>
    <style:style style:name="T326" style:family="text">
      <style:text-properties officeooo:rsid="037d141b"/>
    </style:style>
    <style:style style:name="T327" style:family="text">
      <style:text-properties officeooo:rsid="03c59139"/>
    </style:style>
    <style:style style:name="T328" style:family="text">
      <style:text-properties fo:font-size="11pt" style:font-size-asian="11pt" style:font-size-complex="11pt"/>
    </style:style>
    <style:style style:name="T329" style:family="text">
      <style:text-properties fo:font-size="11pt" officeooo:rsid="0223fd20" style:font-size-asian="11pt" style:font-size-complex="11pt"/>
    </style:style>
    <style:style style:name="T330" style:family="text">
      <style:text-properties fo:font-size="11pt" officeooo:rsid="0225a235" style:font-size-asian="11pt" style:font-size-complex="11pt"/>
    </style:style>
    <style:style style:name="T331" style:family="text">
      <style:text-properties fo:font-size="11pt" style:text-underline-style="none" style:font-size-asian="11pt" style:font-size-complex="11pt"/>
    </style:style>
    <style:style style:name="T332" style:family="text">
      <style:text-properties fo:font-size="11pt" style:text-underline-style="none" officeooo:rsid="0241edd1" style:font-size-asian="11pt" style:font-size-complex="11pt"/>
    </style:style>
    <style:style style:name="T333" style:family="text">
      <style:text-properties fo:font-size="11pt" style:text-underline-style="none" officeooo:rsid="024299f4" style:font-size-asian="11pt" style:font-size-complex="11pt"/>
    </style:style>
    <style:style style:name="T334" style:family="text">
      <style:text-properties fo:font-size="11pt" style:text-underline-style="none" officeooo:rsid="062230b9" style:font-size-asian="11pt" style:font-size-complex="11pt"/>
    </style:style>
    <style:style style:name="T335" style:family="text">
      <style:text-properties fo:font-size="11pt" style:text-underline-style="none" officeooo:rsid="062429b7" style:font-size-asian="11pt" style:font-size-complex="11pt"/>
    </style:style>
    <style:style style:name="T336" style:family="text">
      <style:text-properties fo:font-size="11pt" style:text-underline-style="none" officeooo:rsid="06249e82" style:font-size-asian="11pt" style:font-size-complex="11pt"/>
    </style:style>
    <style:style style:name="T337" style:family="text">
      <style:text-properties fo:font-size="11pt" style:text-underline-style="none" officeooo:rsid="06264b80" style:font-size-asian="11pt" style:font-size-complex="11pt"/>
    </style:style>
    <style:style style:name="T338" style:family="text">
      <style:text-properties fo:font-size="11pt" style:text-underline-style="none" officeooo:rsid="06280ef9" style:font-size-asian="11pt" style:font-size-complex="11pt"/>
    </style:style>
    <style:style style:name="T339" style:family="text">
      <style:text-properties fo:font-size="11pt" style:text-underline-style="none" officeooo:rsid="06294c06" style:font-size-asian="11pt" style:font-size-complex="11pt"/>
    </style:style>
    <style:style style:name="T340" style:family="text">
      <style:text-properties fo:font-size="11pt" style:text-underline-style="none" officeooo:rsid="062ac1ac" style:font-size-asian="11pt" style:font-size-complex="11pt"/>
    </style:style>
    <style:style style:name="T341" style:family="text">
      <style:text-properties fo:font-size="11pt" style:text-underline-style="none" officeooo:rsid="062b5b7d" style:font-size-asian="11pt" style:font-size-complex="11pt"/>
    </style:style>
    <style:style style:name="T342" style:family="text">
      <style:text-properties fo:font-size="11pt" style:text-underline-style="none" officeooo:rsid="062ecf38" style:font-size-asian="11pt" style:font-size-complex="11pt"/>
    </style:style>
    <style:style style:name="T343" style:family="text">
      <style:text-properties fo:font-size="11pt" style:text-underline-style="none" officeooo:rsid="062f9ed5" style:font-size-asian="11pt" style:font-size-complex="11pt"/>
    </style:style>
    <style:style style:name="T344" style:family="text">
      <style:text-properties fo:font-size="11pt" style:text-underline-style="none" officeooo:rsid="06313371" style:font-size-asian="11pt" style:font-size-complex="11pt"/>
    </style:style>
    <style:style style:name="T345" style:family="text">
      <style:text-properties fo:font-size="11pt" style:text-underline-style="none" officeooo:rsid="06317932" style:font-size-asian="11pt" style:font-size-complex="11pt"/>
    </style:style>
    <style:style style:name="T346" style:family="text">
      <style:text-properties fo:font-size="11pt" style:text-underline-style="none" officeooo:rsid="06333510" style:font-size-asian="11pt" style:font-size-complex="11pt"/>
    </style:style>
    <style:style style:name="T347" style:family="text">
      <style:text-properties fo:font-size="11pt" style:text-underline-style="none" officeooo:rsid="0637470f" style:font-size-asian="11pt" style:font-size-complex="11pt"/>
    </style:style>
    <style:style style:name="T348" style:family="text">
      <style:text-properties fo:font-size="11pt" style:text-underline-style="none" officeooo:rsid="06398cfd" style:font-size-asian="11pt" style:font-size-complex="11pt"/>
    </style:style>
    <style:style style:name="T349" style:family="text">
      <style:text-properties fo:font-size="11pt" style:text-underline-style="none" officeooo:rsid="0639eab7" style:font-size-asian="11pt" style:font-size-complex="11pt"/>
    </style:style>
    <style:style style:name="T350" style:family="text">
      <style:text-properties fo:font-size="11pt" style:text-underline-style="none" officeooo:rsid="063ec732" style:font-size-asian="11pt" style:font-size-complex="11pt"/>
    </style:style>
    <style:style style:name="T351" style:family="text">
      <style:text-properties fo:font-size="11pt" style:text-underline-style="none" officeooo:rsid="063f711a" style:font-size-asian="11pt" style:font-size-complex="11pt"/>
    </style:style>
    <style:style style:name="T352" style:family="text">
      <style:text-properties fo:font-size="11pt" style:text-underline-style="none" officeooo:rsid="0641621b" style:font-size-asian="11pt" style:font-size-complex="11pt"/>
    </style:style>
    <style:style style:name="T353" style:family="text">
      <style:text-properties fo:font-size="11pt" style:text-underline-style="none" officeooo:rsid="06429199" style:font-size-asian="11pt" style:font-size-complex="11pt"/>
    </style:style>
    <style:style style:name="T354" style:family="text">
      <style:text-properties style:font-name="Noto Sans" fo:font-size="10pt" style:font-size-asian="10pt" style:font-size-complex="10pt"/>
    </style:style>
    <style:style style:name="T355" style:family="text">
      <style:text-properties style:font-name="Noto Sans" fo:font-size="10pt" fo:language="fr" fo:country="FR" officeooo:rsid="03ea01e7" style:font-size-asian="10pt" style:font-size-complex="10pt"/>
    </style:style>
    <style:style style:name="T356" style:family="text">
      <style:text-properties style:font-name="Noto Sans" fo:font-size="10pt" fo:language="fr" fo:country="FR" officeooo:rsid="03e55625" style:font-size-asian="10pt" style:font-size-complex="10pt"/>
    </style:style>
    <style:style style:name="T357" style:family="text">
      <style:text-properties style:font-name="Noto Sans" fo:font-size="10pt" fo:language="fr" fo:country="FR" officeooo:rsid="03e6842b" style:font-size-asian="10pt" style:font-size-complex="10pt"/>
    </style:style>
    <style:style style:name="T358" style:family="text">
      <style:text-properties style:font-name="Noto Sans" fo:font-size="10pt" fo:language="fr" fo:country="FR" officeooo:rsid="03e7dcba" style:font-size-asian="10pt" style:font-size-complex="10pt"/>
    </style:style>
    <style:style style:name="T359" style:family="text">
      <style:text-properties style:font-name="Noto Sans" fo:font-size="10pt" fo:language="fr" fo:country="FR" officeooo:rsid="03e7ed64" style:font-size-asian="10pt" style:font-size-complex="10pt"/>
    </style:style>
    <style:style style:name="T360" style:family="text">
      <style:text-properties style:font-name="Noto Sans" fo:font-size="10pt" fo:language="fr" fo:country="FR" officeooo:rsid="03e8d756" style:font-size-asian="10pt" style:font-size-complex="10pt"/>
    </style:style>
    <style:style style:name="T361" style:family="text">
      <style:text-properties style:font-name="Noto Sans" fo:font-size="10pt" fo:language="fr" fo:country="FR" officeooo:rsid="03ee91bb" style:font-size-asian="10pt" style:font-size-complex="10pt"/>
    </style:style>
    <style:style style:name="T362" style:family="text">
      <style:text-properties style:font-name="Noto Sans" fo:font-size="10pt" fo:language="fr" fo:country="FR" officeooo:rsid="03ed7340" style:font-size-asian="10pt" style:font-size-complex="10pt"/>
    </style:style>
    <style:style style:name="T363" style:family="text">
      <style:text-properties style:font-name="Noto Sans" fo:font-size="10pt" fo:language="fr" fo:country="FR" officeooo:rsid="03eea5c4" style:font-size-asian="10pt" style:font-size-complex="10pt"/>
    </style:style>
    <style:style style:name="T364" style:family="text">
      <style:text-properties style:font-name="Noto Sans" fo:font-size="10pt" fo:language="fr" fo:country="FR" officeooo:rsid="04cae207" style:font-size-asian="10pt" style:font-size-complex="10pt"/>
    </style:style>
    <style:style style:name="T365" style:family="text">
      <style:text-properties style:font-name="Noto Sans" fo:font-size="10pt" fo:language="fr" fo:country="FR" officeooo:rsid="04cc5767" style:font-size-asian="10pt" style:font-size-complex="10pt"/>
    </style:style>
    <style:style style:name="T366" style:family="text">
      <style:text-properties style:font-name="Noto Sans" fo:font-size="10pt" fo:language="fr" fo:country="FR" officeooo:rsid="0500da3f" style:font-size-asian="10pt" style:font-size-complex="10pt"/>
    </style:style>
    <style:style style:name="T367" style:family="text">
      <style:text-properties style:font-name="Noto Sans" fo:font-size="10pt" fo:language="fr" fo:country="FR" officeooo:rsid="05029f0e" style:font-size-asian="10pt" style:font-size-complex="10pt"/>
    </style:style>
    <style:style style:name="T368" style:family="text">
      <style:text-properties style:font-name="Noto Sans" fo:font-size="10pt" fo:language="fr" fo:country="FR" officeooo:rsid="043f49f9" style:font-size-asian="10pt" style:font-size-complex="10pt"/>
    </style:style>
    <style:style style:name="T369" style:family="text">
      <style:text-properties style:font-name="Noto Sans" fo:font-size="10pt" fo:language="fr" fo:country="FR" officeooo:rsid="03d593a7" style:font-size-asian="10pt" style:font-size-complex="10pt"/>
    </style:style>
    <style:style style:name="T370" style:family="text">
      <style:text-properties style:font-name="Noto Sans" fo:font-size="10pt" fo:language="fr" fo:country="FR" officeooo:rsid="03d6215b" style:font-size-asian="10pt" style:font-size-complex="10pt"/>
    </style:style>
    <style:style style:name="T371"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372"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373" style:family="text">
      <style:text-properties fo:font-size="10pt" style:font-size-asian="10pt" style:font-size-complex="10pt"/>
    </style:style>
    <style:style style:name="T374" style:family="text">
      <style:text-properties fo:font-size="10pt" officeooo:rsid="03c87692" style:font-size-asian="10pt" style:font-size-complex="10pt"/>
    </style:style>
    <style:style style:name="T375" style:family="text">
      <style:text-properties fo:font-size="10pt" officeooo:rsid="03c99bb8" style:font-size-asian="10pt" style:font-size-complex="10pt"/>
    </style:style>
    <style:style style:name="T376" style:family="text">
      <style:text-properties fo:font-size="10pt" officeooo:rsid="042f8bcc" style:font-size-asian="10pt" style:font-size-complex="10pt"/>
    </style:style>
    <style:style style:name="T377" style:family="text">
      <style:text-properties fo:font-size="10pt" officeooo:rsid="0130cf70" style:font-size-asian="10pt" style:font-size-complex="10pt"/>
    </style:style>
    <style:style style:name="T378" style:family="text">
      <style:text-properties fo:font-size="10pt" officeooo:rsid="01310029" style:font-size-asian="10pt" style:font-size-complex="10pt"/>
    </style:style>
    <style:style style:name="T379" style:family="text">
      <style:text-properties fo:font-size="10pt" officeooo:rsid="0134695e" style:font-size-asian="10pt" style:font-size-complex="10pt"/>
    </style:style>
    <style:style style:name="T380" style:family="text">
      <style:text-properties fo:font-size="10pt" officeooo:rsid="0136c076" style:font-size-asian="10pt" style:font-size-complex="10pt"/>
    </style:style>
    <style:style style:name="T381" style:family="text">
      <style:text-properties fo:font-size="10pt" officeooo:rsid="0135695d" style:font-size-asian="10pt" style:font-size-complex="10pt"/>
    </style:style>
    <style:style style:name="T382" style:family="text">
      <style:text-properties fo:font-size="10pt" officeooo:rsid="01387a00" style:font-size-asian="10pt" style:font-size-complex="10pt"/>
    </style:style>
    <style:style style:name="T383" style:family="text">
      <style:text-properties fo:font-size="10pt" officeooo:rsid="01392939" style:font-size-asian="10pt" style:font-size-complex="10pt"/>
    </style:style>
    <style:style style:name="T384" style:family="text">
      <style:text-properties fo:font-size="10pt" officeooo:rsid="013a5526" style:font-size-asian="10pt" style:font-size-complex="10pt"/>
    </style:style>
    <style:style style:name="T385" style:family="text">
      <style:text-properties fo:font-size="10pt" officeooo:rsid="013a639d" style:font-size-asian="10pt" style:font-size-complex="10pt"/>
    </style:style>
    <style:style style:name="T386" style:family="text">
      <style:text-properties fo:font-size="10pt" officeooo:rsid="013b4804" style:font-size-asian="10pt" style:font-size-complex="10pt"/>
    </style:style>
    <style:style style:name="T387" style:family="text">
      <style:text-properties fo:font-size="10pt" fo:font-style="italic" fo:font-weight="bold" style:font-size-asian="10pt" style:font-style-asian="italic" style:font-weight-asian="bold" style:font-size-complex="10pt" style:font-style-complex="italic" style:font-weight-complex="bold"/>
    </style:style>
    <style:style style:name="T388" style:family="text">
      <style:text-properties officeooo:rsid="04191c4c"/>
    </style:style>
    <style:style style:name="T389" style:family="text">
      <style:text-properties officeooo:rsid="02a7657f"/>
    </style:style>
    <style:style style:name="T390" style:family="text">
      <style:text-properties officeooo:rsid="02bac6b8"/>
    </style:style>
    <style:style style:name="T391" style:family="text">
      <style:text-properties officeooo:rsid="02bf1e1b"/>
    </style:style>
    <style:style style:name="T392" style:family="text">
      <style:text-properties officeooo:rsid="042dc0ad"/>
    </style:style>
    <style:style style:name="T393" style:family="text">
      <style:text-properties officeooo:rsid="04392b42"/>
    </style:style>
    <style:style style:name="T394" style:family="text">
      <style:text-properties officeooo:rsid="04455feb"/>
    </style:style>
    <style:style style:name="T395" style:family="text">
      <style:text-properties officeooo:rsid="044618dc"/>
    </style:style>
    <style:style style:name="T396" style:family="text">
      <style:text-properties officeooo:rsid="04543967"/>
    </style:style>
    <style:style style:name="T397" style:family="text">
      <style:text-properties officeooo:rsid="0457d08b"/>
    </style:style>
    <style:style style:name="T398" style:family="text">
      <style:text-properties style:text-underline-style="solid" style:text-underline-width="auto" style:text-underline-color="font-color" fo:font-weight="bold" style:font-weight-asian="bold" style:font-weight-complex="bold"/>
    </style:style>
    <style:style style:name="T399" style:family="text">
      <style:text-properties officeooo:rsid="04a08e6a"/>
    </style:style>
    <style:style style:name="T400" style:family="text">
      <style:text-properties officeooo:rsid="04a223de"/>
    </style:style>
    <style:style style:name="T401" style:family="text">
      <style:text-properties officeooo:rsid="04b066e0"/>
    </style:style>
    <style:style style:name="T402" style:family="text">
      <style:text-properties officeooo:rsid="0180df8e"/>
    </style:style>
    <style:style style:name="T403" style:family="text">
      <style:text-properties officeooo:rsid="0509e330"/>
    </style:style>
    <style:style style:name="T404" style:family="text">
      <style:text-properties officeooo:rsid="05327f66"/>
    </style:style>
    <style:style style:name="T405" style:family="text">
      <style:text-properties officeooo:rsid="015683be"/>
    </style:style>
    <style:style style:name="T406" style:family="text">
      <style:text-properties officeooo:rsid="05484931"/>
    </style:style>
    <style:style style:name="T407" style:family="text">
      <style:text-properties officeooo:rsid="0549fe34"/>
    </style:style>
    <style:style style:name="T408" style:family="text">
      <style:text-properties officeooo:rsid="056460be"/>
    </style:style>
    <style:style style:name="T409" style:family="text">
      <style:text-properties officeooo:rsid="0566c423"/>
    </style:style>
    <style:style style:name="T410" style:family="text">
      <style:text-properties officeooo:rsid="05818f22"/>
    </style:style>
    <style:style style:name="T411" style:family="text">
      <style:text-properties officeooo:rsid="0585c4e9"/>
    </style:style>
    <style:style style:name="T412" style:family="text">
      <style:text-properties officeooo:rsid="05a5a76a"/>
    </style:style>
    <style:style style:name="T413" style:family="text">
      <style:text-properties officeooo:rsid="05a9d5b7"/>
    </style:style>
    <style:style style:name="T414" style:family="text">
      <style:text-properties officeooo:rsid="05ac6e81"/>
    </style:style>
    <style:style style:name="T415" style:family="text">
      <style:text-properties officeooo:rsid="05bc85f8"/>
    </style:style>
    <style:style style:name="T416" style:family="text">
      <style:text-properties officeooo:rsid="05bf3b54"/>
    </style:style>
    <style:style style:name="T417" style:family="text">
      <style:text-properties officeooo:rsid="05ef4eff"/>
    </style:style>
    <style:style style:name="T418" style:family="text">
      <style:text-properties officeooo:rsid="05f2ec17"/>
    </style:style>
    <style:style style:name="T419" style:family="text">
      <style:text-properties officeooo:rsid="05f3d4d4"/>
    </style:style>
    <style:style style:name="T420" style:family="text">
      <style:text-properties officeooo:rsid="060775e7"/>
    </style:style>
    <style:style style:name="T421" style:family="text">
      <style:text-properties officeooo:rsid="060f723a"/>
    </style:style>
    <style:style style:name="T422" style:family="text">
      <style:text-properties officeooo:rsid="061edacc"/>
    </style:style>
    <style:style style:name="T423" style:family="text">
      <style:text-properties officeooo:rsid="0644d1cf"/>
    </style:style>
    <style:style style:name="T424" style:family="text">
      <style:text-properties officeooo:rsid="0644ddfe"/>
    </style:style>
    <style:style style:name="T425" style:family="text">
      <style:text-properties officeooo:rsid="064677a2"/>
    </style:style>
    <style:style style:name="T426" style:family="text">
      <style:text-properties officeooo:rsid="0646c261"/>
    </style:style>
    <style:style style:name="T427" style:family="text">
      <style:text-properties officeooo:rsid="06486739"/>
    </style:style>
    <style:style style:name="T428" style:family="text">
      <style:text-properties officeooo:rsid="064e9221"/>
    </style:style>
    <style:style style:name="T429" style:family="text">
      <style:text-properties officeooo:rsid="0659bc20"/>
    </style:style>
    <style:style style:name="T430" style:family="text">
      <style:text-properties officeooo:rsid="065cb961"/>
    </style:style>
    <style:style style:name="T431" style:family="text">
      <style:text-properties officeooo:rsid="065e08f8"/>
    </style:style>
    <style:style style:name="T432" style:family="text">
      <style:text-properties officeooo:rsid="06609a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T309">­</text:span><text:span text:style-name="T307">Mode d’emploi des différents scripts </text:span><text:span text:style-name="T308">de réinstallation</text:span><text:span text:style-name="T307"> :</text:span></text:p>
      <text:p text:style-name="P14"><text:span text:style-name="T328">Ce </text:span><text:span text:style-name="T329">mode d’emploi</text:span><text:span text:style-name="T328"> </text:span><text:span text:style-name="T330">vous servira de guide d’installation pour chacun des trois scripts que vous avez téléchargé depuis mon dépôt Github.</text:span></text:p>
      <text:p text:style-name="P12">Sommaire :</text:p>
      <text:list xml:id="list505867988" text:style-name="L1">
        <text:list-item>
          <text:p text:style-name="P93">1) Avant-propos</text:p>
        </text:list-item>
        <text:list-item>
          <text:p text:style-name="P94"><text:span text:style-name="T311">2</text:span>) Commandes d’exécution pour chaque script</text:p>
          <text:list>
            <text:list-item>
              <text:p text:style-name="P97"><text:span text:style-name="T311">2</text:span>.<text:span text:style-name="T317">1</text:span>) <text:span text:style-name="T304">Version personnelle</text:span></text:p>
            </text:list-item>
            <text:list-item>
              <text:p text:style-name="P98"><text:span text:style-name="T311">2</text:span>.<text:span text:style-name="T317">2</text:span>) <text:span text:style-name="T305">Version SIO</text:span></text:p>
            </text:list-item>
            <text:list-item>
              <text:p text:style-name="P98"><text:span text:style-name="T311">2</text:span>.<text:span text:style-name="T317">3</text:span>) <text:span text:style-name="T306">Version Bêta</text:span></text:p>
            </text:list-item>
          </text:list>
        </text:list-item>
        <text:list-item>
          <text:p text:style-name="P95"><text:span text:style-name="T311">3</text:span>) <text:span text:style-name="T271">Étapes </text:span><text:span text:style-name="T273">nécessitant votre présence devant votre ordinateur</text:span></text:p>
          <text:list>
            <text:list-item>
              <text:p text:style-name="P99"><text:span text:style-name="T273">3.</text:span><text:span text:style-name="T272">1) </text:span><text:span text:style-name="T275">Au tout début de </text:span><text:span text:style-name="T276">l’installation</text:span></text:p>
            </text:list-item>
            <text:list-item>
              <text:p text:style-name="P99"><text:span text:style-name="T272">3.2) </text:span><text:span text:style-name="T277">Tout à la fin, après </text:span><text:span text:style-name="T278">l’installation de tous les programmes</text:span></text:p>
            </text:list-item>
          </text:list>
        </text:list-item>
        <text:list-item>
          <text:p text:style-name="P96"><text:span text:style-name="T274">4</text:span><text:span text:style-name="T272">) Gestion d’erreurs</text:span></text:p>
          <text:list>
            <text:list-item>
              <text:p text:style-name="P102"><text:span text:style-name="T279">4.1) </text:span><text:span text:style-name="T280">SCRIPT LANCÉ EN TANT QU’UTILISATEUR </text:span><text:span text:style-name="T281">NORMAL</text:span></text:p>
            </text:list-item>
            <text:list-item>
              <text:p text:style-name="P103"><text:span text:style-name="T281">4.</text:span><text:span text:style-name="T279">2) </text:span><text:span text:style-name="T283">TOUS LES ARGUMENTS MANQUENT À L’APPEL</text:span></text:p>
            </text:list-item>
            <text:list-item>
              <text:p text:style-name="P104"><text:span text:style-name="T283">4.</text:span><text:span text:style-name="T279">3) </text:span><text:span text:style-name="T284">UN ARGUMENT MANQUE À L’APPEL</text:span></text:p>
            </text:list-item>
            <text:list-item>
              <text:p text:style-name="P105"><text:span text:style-name="T279">4.4</text:span><text:span text:style-name="T285">) LES DEUX ARGUMENTS NE </text:span><text:span text:style-name="T286">CORRESPONDENT NI </text:span><text:span text:style-name="T287">À VOTRE NOM D’UTILISATEUR, NI </text:span><text:span text:style-name="T288">AU CHEMIN DU DOSSIER ACTUEL</text:span></text:p>
            </text:list-item>
            <text:list-item>
              <text:p text:style-name="P106"><text:span text:style-name="T288">4.</text:span><text:span text:style-name="T279">5) </text:span><text:span text:style-name="T289">LA CHAÎNE DE CARACTÈRES PASSÉE EN </text:span><text:span text:style-name="T299">PREMIER </text:span><text:span text:style-name="T289">ARGUMENT NE CORRESPOND PAS </text:span><text:span text:style-name="T290">À VOTRE NOM D’UTILISATEUR</text:span></text:p>
            </text:list-item>
            <text:list-item>
              <text:p text:style-name="P110"><text:span text:style-name="T290">4.</text:span><text:span text:style-name="T279">6) </text:span><text:span text:style-name="T289">LA CHAÎNE DE CARACTÈRES PASSÉE EN </text:span><text:span text:style-name="T300">DEUXIÈME</text:span><text:span text:style-name="T299"> </text:span><text:span text:style-name="T289">ARGUMENT</text:span><text:span text:style-name="T291"> NE CORRESPOND </text:span><text:span text:style-name="T292">PAS </text:span><text:span text:style-name="T301">AU CHEMIN DU DOSSIER ACTUEL</text:span></text:p>
            </text:list-item>
            <text:list-item>
              <text:p text:style-name="P111"><text:span text:style-name="T292">4.</text:span><text:span text:style-name="T279">7) LE GESTIONNAIRE DE PAQUETS N’EST PAS SUPPORTÉ</text:span></text:p>
            </text:list-item>
            <text:list-item>
              <text:p text:style-name="P112"><text:span text:style-name="T279">4.8) </text:span><text:span text:style-name="T293">LE DOSSIER "xxx" N’A PAS PU ÊTRE CRÉÉ </text:span><text:span text:style-name="T294">DANS LE DOSSIER "xxx"</text:span></text:p>
            </text:list-item>
            <text:list-item>
              <text:p text:style-name="P113"><text:span text:style-name="T294">4.</text:span><text:span text:style-name="T279">9) </text:span><text:span text:style-name="T295">IMPOSSIBLE DE SE DÉPLACER VERS LE DOSSIER "</text:span><text:span text:style-name="T296">xxx". LE DOSSIER EXISTE-T’-IL ?</text:span></text:p>
            </text:list-item>
            <text:list-item>
              <text:p text:style-name="P114"><text:span text:style-name="T279">4.</text:span><text:span text:style-name="T297">10</text:span><text:span text:style-name="T279">) </text:span><text:span text:style-name="T282">AUCUNE CONNEXION À INTERNET</text:span></text:p>
            </text:list-item>
            <text:list-item>
              <text:p text:style-name="P115"><text:span text:style-name="T282">4.</text:span><text:span text:style-name="T279">11) </text:span><text:span text:style-name="T298">AU MOINS UNE DES COMMANDES MANQUE À L’APPEL</text:span></text:p>
            </text:list-item>
          </text:list>
        </text:list-item>
        <text:list-item>
          <text:p text:style-name="P117"><text:span text:style-name="T95">5</text:span><text:span text:style-name="T94">) </text:span><text:span text:style-name="T96">Description des paquets installés</text:span></text:p>
        </text:list-item>
      </text:list>
      <text:p text:style-name="P11"/>
      <text:p text:style-name="P77">1) Avant-propos :</text:p>
      <text:p text:style-name="P20">Chaque <text:span text:style-name="T311">script a son propre mode de fonctionnement, la différence entre chacun des deux scripts en version stable se situe au niveau des logiciels installés :</text:span></text:p>
      <text:list xml:id="list674971518" text:style-name="L2">
        <text:list-item>
          <text:p text:style-name="P120"><text:span text:style-name="T204">La version SIO ne rajoute que les programmes nécessaires pour vos cours de BTS SIO </text:span><text:span text:style-name="T206">(pas besoin de </text:span><text:span text:style-name="T207">perdre du temps à </text:span><text:span text:style-name="T206">chercher quels programmes virer ou ajouter).</text:span></text:p>
        </text:list-item>
      </text:list>
      <text:p text:style-name="P21"/>
      <text:list xml:id="list120649292038910" text:continue-numbering="true" text:style-name="L2">
        <text:list-item>
          <text:p text:style-name="P121"><text:span text:style-name="T205">L</text:span><text:span text:style-name="T204">a version personnalisée, </text:span><text:span text:style-name="T253">en plus de télécharger les mêmes programmes que la version SIO, </text:span><text:span text:style-name="T254">télécharge</text:span><text:span text:style-name="T204"> plus de programmes, </text:span><text:span text:style-name="T208">programmes dont vous n’aurez pas nécessairement besoin pour </text:span><text:span text:style-name="T209">vos cours</text:span><text:span text:style-name="T204">.</text:span></text:p>
        </text:list-item>
      </text:list>
      <text:p text:style-name="P19"/>
      <text:p text:style-name="P74"><text:span text:style-name="T210">Si vous souhaitez ajouter des fichiers, lisez la documentation </text:span><text:span text:style-name="T211">pour savoir où ajouter vos </text:span><text:span text:style-name="T212">programmes et comment faire. </text:span><text:span text:style-name="T213">Si vous ne souhaitez pas </text:span><text:span text:style-name="T214">installer les programmes proposés par la version personnalisée, vous pouvez toujours </text:span><text:span text:style-name="T215">modifier la version SIO.</text:span></text:p>
      <text:p text:style-name="P22"/>
      <text:p text:style-name="P69"><text:span text:style-name="T215">E</text:span><text:span text:style-name="T160">t si vous souhaitez </text:span><text:span text:style-name="T216">partager vos ajouts, rien ne vous empêche de partager vos scripts sur Github ou d’autres sites équivalents. Après tout, </text:span><text:span text:style-name="T217">cela fait partie de ce beau monde qu’est le monde de l’open source.</text:span></text:p>
      <text:p text:style-name="P53"/>
      <text:p text:style-name="P44"><text:span text:style-name="T35">Note :</text:span><text:span text:style-name="T413"> T</text:span>out programme à télécharger au cours de l’année <text:span text:style-name="T414">de BTS</text:span> sera <text:span text:style-name="T412">immédiatement ajouté aux scripts.</text:span></text:p>
      <text:p text:style-name="P53"><text:soft-page-break/></text:p>
      <text:p text:style-name="P78"><text:span text:style-name="T312">2) </text:span>Commandes d’exécution <text:span text:style-name="T2">pour chaque script :</text:span></text:p>
      <text:p text:style-name="P57">Si vous êtes <text:span text:style-name="T20">déjà connecté en mode super-administrateur, vous n’avez pas besoin de rajouter la commande </text:span><text:span text:style-name="T22">sudo</text:span><text:span text:style-name="T20">.</text:span></text:p>
      <text:p text:style-name="P58"/>
      <text:p text:style-name="P58">Si vous êtes sur Debian, <text:span text:style-name="T42">la commande </text:span><text:span text:style-name="T23">sudo</text:span><text:span text:style-name="T42"> n’est pas installée de base, vous êtes donc obligé de vous connecter en mode super-administrateur avant de lancer l’installation. </text:span></text:p>
      <text:p text:style-name="P57"/>
      <text:p text:style-name="P59">Une fois le script voulu téléchargé, <text:span text:style-name="T1">naviguez jusqu’à l’emplacement du script et tapez sa commande d’exécution.</text:span></text:p>
      <text:p text:style-name="P57"/>
      <text:list xml:id="list2076189641" text:style-name="L3">
        <text:list-item>
          <text:p text:style-name="P200"><text:span text:style-name="T80">2</text:span><text:span text:style-name="T81">.</text:span><text:span text:style-name="T82">1</text:span><text:span text:style-name="T83">) </text:span><text:span text:style-name="T84">Version personnelle :</text:span></text:p>
          <text:list>
            <text:list-item>
              <text:p text:style-name="P122"><text:span text:style-name="T198">Exécutez</text:span><text:span text:style-name="T196"> le fichier </text:span><text:span text:style-name="T201">« personnel.sh »</text:span><text:span text:style-name="T196"> </text:span><text:span text:style-name="T199">en</text:span><text:span text:style-name="T196"> t</text:span><text:span text:style-name="T197">ap</text:span><text:span text:style-name="T199">ant</text:span><text:span text:style-name="T197"> exactement la commande suivante :<text:tab/></text:span></text:p>
              <text:list>
                <text:list-item>
                  <text:p text:style-name="P138"><text:span text:style-name="T251">sudo ./</text:span><text:span text:style-name="T252">personnel.sh </text:span><text:span text:style-name="T255">votre_nom_d’utilisateur $PWD</text:span></text:p>
                </text:list-item>
              </text:list>
            </text:list-item>
          </text:list>
        </text:list-item>
      </text:list>
      <text:p text:style-name="P23"/>
      <text:list xml:id="list120650356699623" text:continue-numbering="true" text:style-name="L3">
        <text:list-item>
          <text:p text:style-name="P139"><text:span text:style-name="T85">« ./ »</text:span><text:span text:style-name="T68"> </text:span><text:span text:style-name="T69">signifie sur les systèmes UNIX </text:span><text:span text:style-name="T87">« </text:span><text:span text:style-name="T70">exécution du fichier exécutable »</text:span><text:span text:style-name="T69">.</text:span><text:span text:style-name="T3"> </text:span></text:p>
        </text:list-item>
      </text:list>
      <text:p text:style-name="P23"/>
      <text:list xml:id="list120650406513059" text:continue-numbering="true" text:style-name="L3">
        <text:list-item>
          <text:p text:style-name="P201"><text:span text:style-name="T72">2.2</text:span><text:span text:style-name="T71">) </text:span><text:span text:style-name="T73">Version SIO :</text:span></text:p>
          <text:list>
            <text:list-item>
              <text:p text:style-name="P140"><text:span text:style-name="T396">Exécutez le fichier </text:span><text:span text:style-name="T30">« </text:span><text:span text:style-name="T67">sio.sh »</text:span><text:span text:style-name="T19"> en tapant exactement la commande suivante :</text:span></text:p>
              <text:list>
                <text:list-item>
                  <text:p text:style-name="P180">sudo ./sio.sh <text:span text:style-name="T417">votre_nom_d’utilisateur $PWD</text:span></text:p>
                </text:list-item>
              </text:list>
            </text:list-item>
          </text:list>
        </text:list-item>
      </text:list>
      <text:p text:style-name="P54"/>
      <text:list xml:id="list120649444554107" text:continue-numbering="true" text:style-name="L3">
        <text:list-item>
          <text:p text:style-name="P202"><text:span text:style-name="T72">2.3</text:span><text:span text:style-name="T71">) Version Bêta :</text:span></text:p>
          <text:list>
            <text:list-item>
              <text:p text:style-name="P141"><text:span text:style-name="T397">Exécutez le fichier </text:span><text:span text:style-name="T6">« beta.sh »</text:span><text:span text:style-name="T19"> en tapant exactement la commande suivante :</text:span></text:p>
              <text:list>
                <text:list-item>
                  <text:p text:style-name="P181">sudo ./beta.sh <text:span text:style-name="T417">votre_nom_d’utilisateur $PWD</text:span></text:p>
                </text:list-item>
              </text:list>
            </text:list-item>
          </text:list>
        </text:list-item>
      </text:list>
      <text:p text:style-name="P24"/>
      <text:p text:style-name="P79"><text:span text:style-name="T313">3</text:span>) <text:span text:style-name="T48">Étapes nécessitant votre présence devant votre ordinateur :</text:span></text:p>
      <text:p text:style-name="P46">Bien évidemment, <text:span text:style-name="T316">vous pouvez toujours aller chercher un café lors de l’installation de vos programmes.</text:span></text:p>
      <text:p text:style-name="P46"/>
      <text:p text:style-name="P49">Cependant, ne partez pas immédiatement après avoir tapé la commande d’installation, le script a besoin de votre consentement pour effectuer certaines tâches.</text:p>
      <text:p text:style-name="P49"/>
      <text:p text:style-name="P50">Dans ces situations, <text:span text:style-name="T421">vous devez </text:span><text:span text:style-name="T39">exactement</text:span><text:span text:style-name="T421"> répondre par </text:span><text:span text:style-name="T38">« oui »</text:span><text:span text:style-name="T142"> ou par </text:span><text:span text:style-name="T38">« non »</text:span><text:span text:style-name="T142">, vous pouvez très bien écrire les réponses en minuscules ou en majuscules, </text:span><text:span text:style-name="T143">mais pas </text:span><text:span text:style-name="T144">rajouter, supprimer </text:span><text:span text:style-name="T150">ou modifier </text:span><text:span text:style-name="T144">le moindre caractère. Dans ce cas là, le script bouclera sur </text:span><text:span text:style-name="T145">l’étape de demande de saisie en cours jusqu’à ce que vous </text:span><text:span text:style-name="T149">saisissez </text:span><text:span text:style-name="T147">l’une des deux chaînes de caractères attendue</text:span><text:span text:style-name="T148">s</text:span><text:span text:style-name="T145">, ou </text:span><text:span text:style-name="T146">que vous interrompez de force son exécution.</text:span></text:p>
      <text:p text:style-name="P55"/>
      <text:list xml:id="list2431018216" text:style-name="L4">
        <text:list-item>
          <text:p text:style-name="P100">3.1) Au tout début de l’installation :</text:p>
          <text:list>
            <text:list-item>
              <text:p text:style-name="P142"><text:span text:style-name="T415">Vous devez d’abord </text:span><text:span text:style-name="T5">« donner votre accord »</text:span><text:span text:style-name="T316">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47"/>
      <text:list xml:id="list120648694333361" text:continue-numbering="true" text:style-name="L4">
        <text:list-item>
          <text:list>
            <text:list-item>
              <text:p text:style-name="P143">Si vous répondez par <text:span text:style-name="T21">« oui »</text:span><text:span text:style-name="T119">, le script </text:span><text:span text:style-name="T139">continue à s’exécuter normalement, tandis que si vous répondez par </text:span><text:span text:style-name="T37">« non »</text:span><text:span text:style-name="T139">, </text:span><text:span text:style-name="T140">l’exécution du script s’interrompt, </text:span><text:span text:style-name="T141">tout simplement.</text:span></text:p>
            </text:list-item>
          </text:list>
        </text:list-item>
      </text:list>
      <text:p text:style-name="P47"/>
      <text:list xml:id="list120649896905082" text:continue-numbering="true" text:style-name="L4">
        <text:list-item>
          <text:p text:style-name="P101">3.<text:span text:style-name="T418">2</text:span>) <text:span text:style-name="T419">Si le dossier temporaire existe déjà</text:span> :</text:p>
          <text:list>
            <text:list-item>
              <text:p text:style-name="P144"><text:span text:style-name="T11">Note :</text:span><text:span text:style-name="T13"> </text:span><text:span text:style-name="T12">À moins d’avoir déjà lancé le script et </text:span><text:span text:style-name="T14">qu</text:span><text:span text:style-name="T12">’</text:span><text:span text:style-name="T14">il se soit</text:span><text:span text:style-name="T12"> arrêt</text:span><text:span text:style-name="T14">é</text:span><text:span text:style-name="T12"> à cause d’une erreur </text:span><text:span text:style-name="T14">ou parce que vous avez interrompu son exécution</text:span><text:span text:style-name="T12">, </text:span><text:span text:style-name="T16">le tout au moment où le script </text:span><text:span text:style-name="T17">a </text:span><text:span text:style-name="T16">télécharg</text:span><text:span text:style-name="T17">é un ficher </text:span><text:span text:style-name="T18">temporaire</text:span><text:span text:style-name="T12">, </text:span><text:span text:style-name="T15">cette étape ne doit normalement pas se produire.</text:span></text:p>
            </text:list-item>
          </text:list>
        </text:list-item>
      </text:list>
      <text:p text:style-name="P48"><text:soft-page-break/></text:p>
      <text:list xml:id="list120649663018265" text:continue-numbering="true" text:style-name="L4">
        <text:list-item>
          <text:list>
            <text:list-item>
              <text:p text:style-name="P145">Si <text:span text:style-name="T422">votre dossier courant </text:span>contient <text:span text:style-name="T422">un dossier possédant</text:span> le même nom que <text:span text:style-name="T420">celui du dossier temporaire </text:span><text:span text:style-name="T36">ET</text:span><text:span text:style-name="T420"> que des fichiers et/ou des dossiers y sont présents, le script vous demande si vous souhaitez supprimer le contenu du dit dossier.</text:span></text:p>
            </text:list-item>
          </text:list>
        </text:list-item>
      </text:list>
      <text:p text:style-name="P51"/>
      <text:p text:style-name="P51"/>
      <text:p text:style-name="P48"/>
      <text:list xml:id="list120649470666852" text:continue-numbering="true" text:style-name="L4">
        <text:list-item>
          <text:list>
            <text:list-item>
              <text:p text:style-name="P146">Voilà, vous pouvez <text:span text:style-name="T416">enfin </text:span>aller chercher un café, l’installation démarre.</text:p>
            </text:list-item>
          </text:list>
        </text:list-item>
      </text:list>
      <text:p text:style-name="P13"/>
      <text:list xml:id="list120649121709681" text:continue-numbering="true" text:style-name="L4">
        <text:list-item>
          <text:p text:style-name="P203"><text:span text:style-name="T71">3.</text:span><text:span text:style-name="T74">2) </text:span><text:span text:style-name="T75">Tout à la fin, a</text:span><text:span text:style-name="T74">près l’</text:span><text:span text:style-name="T76">installation de tous les programmes</text:span><text:span text:style-name="T74"> :</text:span></text:p>
          <text:list>
            <text:list-item>
              <text:p text:style-name="P147">Une fois tous les programmes installés, le script vous demandera si vous souhaitez supprimer les éventuels paquets obsolètes résultant de la mise à jour.</text:p>
            </text:list-item>
          </text:list>
        </text:list-item>
      </text:list>
      <text:p text:style-name="P45"/>
      <text:list xml:id="list120649543387423" text:continue-numbering="true" text:style-name="L4">
        <text:list-item>
          <text:list>
            <text:list-item>
              <text:p text:style-name="P148">Pas de panique, cette étape est assez rapide (à moins que vous n’ayez un très grand nombre de paquets obsolètes, en plus d’avoir un HDD en tant que disque dur).</text:p>
            </text:list-item>
          </text:list>
        </text:list-item>
      </text:list>
      <text:p text:style-name="P56"/>
      <text:p text:style-name="P80"><text:span text:style-name="T313">4</text:span>) <text:span text:style-name="T43">Gestion d’erreurs :</text:span></text:p>
      <text:p text:style-name="P25"><text:span text:style-name="T319">Tous les</text:span> script<text:span text:style-name="T319">s</text:span> <text:span text:style-name="T44">gèrent de la même façon les erreurs pouvant survenir lors de l’installation. Voici une liste des erreurs pouvant survenir lors de l’exécution de chaque script.</text:span></text:p>
      <text:p text:style-name="P25"/>
      <text:list xml:id="list1597491720" text:style-name="L5">
        <text:list-item>
          <text:p text:style-name="P219"><text:span text:style-name="T332">4.1</text:span><text:span text:style-name="T331">) SCRIPT LANCÉ EN TANT QU'UTILISATEUR NORMAL </text:span><text:span text:style-name="T272">:</text:span></text:p>
          <text:list>
            <text:list-item>
              <text:p text:style-name="P149">Si cette erreur arrive, c’est <text:span text:style-name="T46">parce </text:span>que vous <text:span text:style-name="T314">avez lancé lancé un script en tant qu’utilisateur normal. </text:span></text:p>
            </text:list-item>
          </text:list>
        </text:list-item>
      </text:list>
      <text:p text:style-name="P26"/>
      <text:list xml:id="list120649729403911" text:continue-numbering="true" text:style-name="L5">
        <text:list-item>
          <text:list>
            <text:list-item>
              <text:p text:style-name="P150"><text:span text:style-name="T315">Cela signifie également que vous </text:span>n’avez pas lu <text:span text:style-name="T327">ou survolé la deuxième partie de ce manuel traitant de la manière d’exécuter le script voulu. Relisez bien cette partie, la commande d’exécution exacte pour chaque script est écrite en </text:span><text:span text:style-name="T24">noir sur blanc</text:span><text:span text:style-name="T45">.</text:span></text:p>
            </text:list-item>
          </text:list>
        </text:list-item>
      </text:list>
      <text:p text:style-name="P27"/>
      <text:list xml:id="list120648575329168" text:continue-numbering="true" text:style-name="L5">
        <text:list-item>
          <text:list>
            <text:list-item>
              <text:p text:style-name="P118"><text:span text:style-name="T373">Cela peut également signifier que vous aurez pu lancer un script dont vous ne connaissez pas le contenu, ce qui aurait pu être dangereux pour votre ordinateur et vos données. </text:span><text:span text:style-name="T374">Sachez que d</text:span><text:span text:style-name="T373">ans une immense majorité des cas d’infection d’ordinateurs, </text:span><text:span text:style-name="T375">on dit dans le milieu que</text:span><text:span text:style-name="T373"> le problème se situe entre la chaise et le clavier.</text:span></text:p>
            </text:list-item>
          </text:list>
        </text:list-item>
      </text:list>
      <text:p text:style-name="P119"><text:span text:style-name="T373"/></text:p>
      <text:list xml:id="list120650101804842" text:continue-numbering="true" text:style-name="L5">
        <text:list-item>
          <text:p text:style-name="P220"><text:span text:style-name="T332">4.</text:span><text:span text:style-name="T334">2</text:span><text:span text:style-name="T331">) </text:span><text:span text:style-name="T334">TOUS LES ARGUMENTS MANQUENT À L’APPEL</text:span><text:span text:style-name="T331"> </text:span><text:span text:style-name="T272">:</text:span></text:p>
          <text:list>
            <text:list-item>
              <text:p text:style-name="P184">Si cette erreur arrive, <text:span text:style-name="T423">c’est parce qu’aucun des arguments attendus n’est appelé durant l’exécution du script :</text:span></text:p>
              <text:list>
                <text:list-item>
                  <text:p text:style-name="P192">Votre nom d’utilisateur</text:p>
                </text:list-item>
                <text:list-item>
                  <text:p text:style-name="P192">Le chemin du dossier actuel <text:span text:style-name="T424">depuis la racine</text:span></text:p>
                </text:list-item>
              </text:list>
            </text:list-item>
          </text:list>
        </text:list-item>
      </text:list>
      <text:p text:style-name="P217"/>
      <text:list xml:id="list120649957127887" text:continue-numbering="true" text:style-name="L5">
        <text:list-item>
          <text:list>
            <text:list-item>
              <text:p text:style-name="P179">Relancez le script <text:span text:style-name="T425">de la façon présentée dans la partie traitant de l’exécution du script plus haut dans ce mode d’emploi.</text:span></text:p>
            </text:list-item>
          </text:list>
        </text:list-item>
      </text:list>
      <text:p text:style-name="P217"/>
      <text:list xml:id="list120648800098186" text:continue-numbering="true" text:style-name="L5">
        <text:list-item>
          <text:p text:style-name="P221"><text:span text:style-name="T332">4.</text:span><text:span text:style-name="T335">3</text:span><text:span text:style-name="T331">) </text:span><text:span text:style-name="T336">UN ARGUMENT MANQUE À L’APPEL</text:span><text:span text:style-name="T331"> </text:span><text:span text:style-name="T272">:</text:span></text:p>
          <text:list>
            <text:list-item>
              <text:p text:style-name="P185">Si cette erreur arrive, <text:span text:style-name="T426">c’est parce qu’un des deux arguments attendus n’est pas appelé pendant l’exécution du script.</text:span></text:p>
            </text:list-item>
          </text:list>
        </text:list-item>
      </text:list>
      <text:p text:style-name="P218"/>
      <text:list xml:id="list120650555341949" text:continue-numbering="true" text:style-name="L5">
        <text:list-item>
          <text:p text:style-name="P222"><text:soft-page-break/><text:span text:style-name="T332">4.</text:span><text:span text:style-name="T337">4</text:span><text:span text:style-name="T331">) </text:span><text:span text:style-name="T337">LES DEUX ARGUMENTS NE CORRESPONDENT NI À VOTRE NOM D’UTILISATEUR, NI AU CHEMIN DU DOSSIER ACTUEL</text:span><text:span text:style-name="T272">:</text:span></text:p>
          <text:list>
            <text:list-item>
              <text:p text:style-name="P186">Si cette erreur arrive, <text:span text:style-name="T427">c’est parce que le script vérifie que :</text:span></text:p>
              <text:list>
                <text:list-item>
                  <text:p text:style-name="P186"><text:span text:style-name="T427">Votre nom d’utilisateur rentré correspond au nom de votre dossier personnel.</text:span></text:p>
                  <text:list>
                    <text:list-item>
                      <text:p text:style-name="P194">Si vous lancez l’exécution de votre script en dehors <text:span text:style-name="T428">de votre dossier personnel (par exemple dans le dossier racine ou dans un sous-dossiers du dossier racine en dehors de votre dossier personnel), veuillez revenir dans votre dossier personnel et </text:span></text:p>
                    </text:list-item>
                  </text:list>
                </text:list-item>
                <text:list-item>
                  <text:p text:style-name="P193">Le chemin du dossier actuel rentré correspond bien à la valeur de retour de la commande <text:span text:style-name="T21">« pwd »</text:span><text:span text:style-name="T119">.</text:span></text:p>
                  <text:list>
                    <text:list-item>
                      <text:p text:style-name="P195"><text:span text:style-name="T119">Astuce : Au lieu de taper manuellement le chemin du dossier actuel, </text:span><text:span text:style-name="T154">appelez la variable d’environnement </text:span><text:span text:style-name="T40">« $PWD »</text:span><text:span text:style-name="T154">.</text:span></text:p>
                    </text:list-item>
                  </text:list>
                </text:list-item>
              </text:list>
            </text:list-item>
          </text:list>
        </text:list-item>
      </text:list>
      <text:p text:style-name="P218"/>
      <text:list xml:id="list120649536413711" text:continue-numbering="true" text:style-name="L5">
        <text:list-item>
          <text:p text:style-name="P222"><text:span text:style-name="T332">4.</text:span><text:span text:style-name="T338">5</text:span><text:span text:style-name="T331">) </text:span><text:span text:style-name="T339">LA CHAÎNE DE CARACTÈRES PASSÉE EN </text:span><text:span text:style-name="T340">PREMIER </text:span><text:span text:style-name="T339">ARGUMENT NE CORRESPOND PAS À </text:span><text:span text:style-name="T341">VOTRE NOM D’UTILISATEUR</text:span><text:span text:style-name="T331"> </text:span><text:span text:style-name="T272">:</text:span></text:p>
          <text:list>
            <text:list-item>
              <text:p text:style-name="P187">Si cette erreur arrive, <text:span text:style-name="T429">c’est parce que votre nom d’utilisateur rentré correspond au nom de votre dossier personnel.</text:span></text:p>
            </text:list-item>
          </text:list>
        </text:list-item>
      </text:list>
      <text:p text:style-name="P190"/>
      <text:list xml:id="list120650417340714" text:continue-numbering="true" text:style-name="L5">
        <text:list-item>
          <text:list>
            <text:list-item>
              <text:p text:style-name="P187"><text:span text:style-name="T429">Veuillez vous référer à la partie 4.4 traitant du cas du dossier personnel.</text:span></text:p>
            </text:list-item>
          </text:list>
        </text:list-item>
      </text:list>
      <text:p text:style-name="P218"/>
      <text:list xml:id="list120650304174111" text:continue-numbering="true" text:style-name="L5">
        <text:list-item>
          <text:p text:style-name="P222"><text:span text:style-name="T332">4.</text:span><text:span text:style-name="T342">6</text:span><text:span text:style-name="T331">) </text:span><text:span text:style-name="T343">LA CHAÎNE DE CARACTÈRES </text:span><text:span text:style-name="T344">PASSÉE EN DEUXIÈME ARGUMENT NE CORRESPOND PAS </text:span><text:span text:style-name="T345">AU CHEMIN DU DOSSIER ACTUEL</text:span><text:span text:style-name="T331"> </text:span><text:span text:style-name="T272">:</text:span></text:p>
          <text:list>
            <text:list-item>
              <text:p text:style-name="P189">Si cette erreur arrive, <text:span text:style-name="T431">c’est parce que le chemin du dossier actuel rentré correspond bien à la valeur de retour de la commande </text:span><text:span text:style-name="T41">« pwd »</text:span><text:span text:style-name="T155">.</text:span></text:p>
            </text:list-item>
          </text:list>
        </text:list-item>
      </text:list>
      <text:p text:style-name="P191"/>
      <text:list xml:id="list120649122721865" text:continue-numbering="true" text:style-name="L5">
        <text:list-item>
          <text:list>
            <text:list-item>
              <text:p text:style-name="P188"><text:span text:style-name="T430">Veuillez vous référer à <text:s/>la partie 4.4 traitant du cas du chemin du dossier actuel.</text:span></text:p>
            </text:list-item>
          </text:list>
        </text:list-item>
      </text:list>
      <text:p text:style-name="P107"><text:span text:style-name="T290"/></text:p>
      <text:list xml:id="list120649757702422" text:continue-numbering="true" text:style-name="L5">
        <text:list-item>
          <text:p text:style-name="P223"><text:span text:style-name="T332">4.</text:span><text:span text:style-name="T346">7</text:span><text:span text:style-name="T331">) </text:span><text:span text:style-name="T348">LE GESTIONNAIRE DE PAQUETS N’EST PAS SUPPORTÉ</text:span><text:span text:style-name="T331"> </text:span><text:span text:style-name="T272">:</text:span></text:p>
          <text:list>
            <text:list-item>
              <text:p text:style-name="P280"><text:span text:style-name="T290">Si </text:span><text:span text:style-name="T153">c</text:span><text:span text:style-name="T290">ette</text:span><text:span text:style-name="T151"> erreur arrive, </text:span><text:span text:style-name="T156">c’est parce qu’aucun des gestionnaires de paquets supportés par le script ne sont trouvés par la commande </text:span><text:span text:style-name="T432">« command -v »</text:span><text:span text:style-name="T156">, </text:span><text:span text:style-name="T157">laissant penser au script que le gestionnaire de paquets de votre distribution est absent.</text:span></text:p>
            </text:list-item>
          </text:list>
        </text:list-item>
      </text:list>
      <text:p text:style-name="P108"><text:span text:style-name="T290"/></text:p>
      <text:list xml:id="list120648811383449" text:continue-numbering="true" text:style-name="L5">
        <text:list-item>
          <text:p text:style-name="P224"><text:span text:style-name="T332">4.</text:span><text:span text:style-name="T347">8</text:span><text:span text:style-name="T331">) </text:span><text:span text:style-name="T349">LE DOSSIER "xxx" N’A PAS PU ÊTRE CRÉÉ DANS LE DOSSIER "xxx"</text:span><text:span text:style-name="T331"> </text:span><text:span text:style-name="T272">:</text:span></text:p>
          <text:list>
            <text:list-item>
              <text:p text:style-name="P281"><text:span text:style-name="T152">Si </text:span><text:span text:style-name="T153">c</text:span><text:span text:style-name="T152">ette</text:span><text:span text:style-name="T151"> erreur arrive, </text:span></text:p>
            </text:list-item>
          </text:list>
        </text:list-item>
      </text:list>
      <text:p text:style-name="P282"><text:span text:style-name="T310"/></text:p>
      <text:list xml:id="list120650469040282" text:continue-numbering="true" text:style-name="L5">
        <text:list-item>
          <text:p text:style-name="P224"><text:span text:style-name="T332">4.</text:span><text:span text:style-name="T347">9</text:span><text:span text:style-name="T331">) </text:span><text:span text:style-name="T350">IMPOSSIBLE DE SE DÉPLACER VERS LE DOSSIER "xxx". LE DOSSIER EXISTE-T’-IL ?</text:span><text:span text:style-name="T331"> </text:span><text:span text:style-name="T272">:</text:span></text:p>
          <text:list>
            <text:list-item>
              <text:p text:style-name="P284"><text:span text:style-name="T290">Si </text:span><text:span text:style-name="T303">c</text:span><text:span text:style-name="T290">ette</text:span><text:span text:style-name="T302"> erreur arrive, </text:span></text:p>
            </text:list-item>
          </text:list>
        </text:list-item>
      </text:list>
      <text:p text:style-name="P109"><text:span text:style-name="T290"/></text:p>
      <text:list xml:id="list120650503781436" text:continue-numbering="true" text:style-name="L5">
        <text:list-item>
          <text:p text:style-name="P226"><text:span text:style-name="T333">4.</text:span><text:span text:style-name="T352">10</text:span><text:span text:style-name="T331">) ERREUR : AUCUNE CONNEXION À INTERNET ! </text:span><text:span text:style-name="T272">:</text:span></text:p>
          <text:list>
            <text:list-item>
              <text:p text:style-name="P152">Si cette erreur arrive, c’est parce que vous n’êtes pas connecté à Internet. <text:span text:style-name="T47">Vérifiez bien que vous êtes connecté à Internet et réessayez.</text:span></text:p>
            </text:list-item>
          </text:list>
        </text:list-item>
      </text:list>
      <text:p text:style-name="P177"/>
      <text:list xml:id="list120648948906381" text:continue-numbering="true" text:style-name="L5">
        <text:list-item>
          <text:list>
            <text:list-item>
              <text:p text:style-name="P153">Si vous êtes pourtant bel et bien connecté à Internet, désactivez le Wi-Fi et réactivez le. Dans le pire des cas, redémarrez votre box Internet.</text:p>
            </text:list-item>
          </text:list>
        </text:list-item>
      </text:list>
      <text:p text:style-name="P178"/>
      <text:list xml:id="list120650003552060" text:continue-numbering="true" text:style-name="L5">
        <text:list-item>
          <text:list>
            <text:list-item>
              <text:p text:style-name="P154"><text:span text:style-name="T31">Astuce :</text:span><text:span text:style-name="T388"> </text:span>Pour savoir si vous êtes connecté à Internet, <text:span text:style-name="T318">tapez dans votre terminal :</text:span></text:p>
              <text:list>
                <text:list-item>
                  <text:p text:style-name="P283"><text:span text:style-name="T151">ping 8.8.8.8</text:span></text:p>
                </text:list-item>
              </text:list>
            </text:list-item>
          </text:list>
        </text:list-item>
      </text:list>
      <text:p text:style-name="P109"><text:span text:style-name="T290"/></text:p>
      <text:list xml:id="list120648714200412" text:continue-numbering="true" text:style-name="L5">
        <text:list-item>
          <text:p text:style-name="P225"><text:soft-page-break/><text:span text:style-name="T332">4.</text:span><text:span text:style-name="T351">11</text:span><text:span text:style-name="T331">) </text:span><text:span text:style-name="T353">AU MOINS UNE DES COMMANDES MAQUE À L’APPEL</text:span><text:span text:style-name="T331"> </text:span><text:span text:style-name="T272">:</text:span></text:p>
          <text:list>
            <text:list-item>
              <text:p text:style-name="P151"><text:span text:style-name="T109">Si </text:span><text:span text:style-name="T111">c</text:span><text:span text:style-name="T109">ette</text:span><text:span text:style-name="T110"> erreur arrive, </text:span></text:p>
            </text:list-item>
          </text:list>
        </text:list-item>
      </text:list>
      <text:p text:style-name="P28"/>
      <text:p text:style-name="P76"><text:span text:style-name="T93">5</text:span><text:span text:style-name="T90">) Description</text:span><text:span text:style-name="T91">s</text:span><text:span text:style-name="T90"> des paquets </text:span><text:span text:style-name="T92">installés </text:span><text:span text:style-name="T90">:</text:span></text:p>
      <text:p text:style-name="P68"><text:span text:style-name="T160">Les descriptions des paquets </text:span><text:span text:style-name="T225">installés </text:span><text:span text:style-name="T160">par sont listées ci-dessous.</text:span></text:p>
      <text:p text:style-name="P15"/>
      <text:p text:style-name="P70"><text:span text:style-name="T226">Les paquets </text:span><text:span text:style-name="T227">marqués par </text:span><text:span text:style-name="T228">la lettre</text:span><text:span text:style-name="T227"> </text:span><text:span text:style-name="T222">‘</text:span><text:span text:style-name="T223">P’</text:span><text:span text:style-name="T229"> </text:span><text:span text:style-name="T230">sont les paquets </text:span><text:span text:style-name="T231">qui ne sont pas installés </text:span><text:span text:style-name="T232">par défaut</text:span><text:span text:style-name="T231"> par </text:span><text:span text:style-name="T233">la version SIO, mais par la version </text:span><text:span text:style-name="T234">personnalisée. </text:span><text:span text:style-name="T235">Tous les paquets </text:span><text:span text:style-name="T236">non-marqués par la lettre </text:span><text:span text:style-name="T224">‘P’ </text:span><text:span text:style-name="T237">sont installés </text:span><text:span text:style-name="T238">de base par l</text:span><text:span text:style-name="T239">a versio</text:span><text:span text:style-name="T240">n</text:span><text:span text:style-name="T238"> SIO, </text:span><text:span text:style-name="T241">en plus d’être </text:span><text:span text:style-name="T242">installés </text:span><text:span text:style-name="T243">par la version </text:span><text:span text:style-name="T244">personnalisée.</text:span></text:p>
      <text:p text:style-name="P29"/>
      <text:p text:style-name="P35"><text:span text:style-name="T389">C</text:span>ertaines catégories <text:span text:style-name="T392">de programmes</text:span> <text:span text:style-name="T390">ne sont installées que par la version personnalisée. Dans ce cas, la lettre </text:span><text:span text:style-name="T32">‘P’</text:span><text:span text:style-name="T391"> sera affichée avant le nom de la catégorie de programmes.</text:span></text:p>
      <text:p text:style-name="P35"/>
      <text:p text:style-name="P71"><text:span text:style-name="T160">Les paquets marqués par la lettre </text:span><text:span text:style-name="T221">‘</text:span><text:span text:style-name="T202">F</text:span><text:span text:style-name="T200">’ </text:span><text:span text:style-name="T203">sont</text:span><text:span text:style-name="T245"> les paquets à venir dans les versions stables, et déjà présents dans la version Bêta.</text:span></text:p>
      <text:p text:style-name="P82"/>
      <text:p text:style-name="P16"/>
      <text:list xml:id="list793137411" text:style-name="L6">
        <text:list-item>
          <text:p text:style-name="P206">Commandes importantes pour le<text:span text:style-name="T270">s</text:span> téléchargement<text:span text:style-name="T270">s</text:span></text:p>
          <text:list>
            <text:list-item>
              <text:p text:style-name="P227">python-pip :</text:p>
              <text:list>
                <text:list-item>
                  <text:p text:style-name="P269"><text:span text:style-name="T4">Pip</text:span> est un <text:span text:style-name="T266">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20649564344082" text:continue-numbering="true" text:style-name="L6">
        <text:list-item>
          <text:list>
            <text:list-item>
              <text:p text:style-name="P228">snapd :</text:p>
              <text:list>
                <text:list-item>
                  <text:p text:style-name="P155">Ce<text:span text:style-name="T399">tte commande</text:span> <text:span text:style-name="T97">permet le téléchargement et l’installation de paquets via Snap.</text:span></text:p>
                </text:list-item>
              </text:list>
            </text:list-item>
          </text:list>
        </text:list-item>
      </text:list>
      <text:p text:style-name="P30"/>
      <text:list xml:id="list120649758006174" text:continue-numbering="true" text:style-name="L6">
        <text:list-item>
          <text:list>
            <text:list-item>
              <text:list>
                <text:list-item>
                  <text:p text:style-name="P156">Snap est, à l’instar d’APT (Debian) ou de RPM (Fedora),un gestionnaire de paquets multi-distributions développé par Canonical, l’entreprise derrière le projet Ubuntu.</text:p>
                </text:list-item>
              </text:list>
            </text:list-item>
          </text:list>
        </text:list-item>
      </text:list>
      <text:p text:style-name="P31"/>
      <text:list xml:id="list120648917257492" text:continue-numbering="true" text:style-name="L6">
        <text:list-item>
          <text:list>
            <text:list-item>
              <text:list>
                <text:list-item>
                  <text:p text:style-name="P157">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2"/>
      <text:list xml:id="list120649646351984" text:continue-numbering="true" text:style-name="L6">
        <text:list-item>
          <text:list>
            <text:list-item>
              <text:p text:style-name="P229">wget :</text:p>
              <text:list>
                <text:list-item>
                  <text:p text:style-name="P158">Cette <text:span text:style-name="T98">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3"/>
      <text:list xml:id="list120649734818473" text:continue-numbering="true" text:style-name="L6">
        <text:list-item>
          <text:list>
            <text:list-item>
              <text:list>
                <text:list-item>
                  <text:p text:style-name="P267">ATTENTION !!! COMME <text:span text:style-name="T99">TOUT TÉLÉCHARGEMENT, NE TÉLÉCHARGEZ QUE DEPUIS UN SITE </text:span><text:span text:style-name="T320">OFFICIEL</text:span><text:span text:style-name="T99">, </text:span><text:span text:style-name="T320">CONNU</text:span><text:span text:style-name="T99"> ET </text:span><text:span text:style-name="T320">FIABLE </text:span><text:span text:style-name="T99">!!!</text:span></text:p>
                </text:list-item>
              </text:list>
            </text:list-item>
          </text:list>
        </text:list-item>
      </text:list>
      <text:p text:style-name="P2"/>
      <text:list xml:id="list120650552255951" text:continue-numbering="true" text:style-name="L6">
        <text:list-item>
          <text:list>
            <text:list-item>
              <text:p text:style-name="P230">curl :</text:p>
              <text:list>
                <text:list-item>
                  <text:p text:style-name="P270">Cette commande, <text:span text:style-name="T100">à l’instar de Wget,</text:span> <text:span text:style-name="T101">permet de télécharger des fichiers téléchargeables depuis un site web.</text:span></text:p>
                </text:list-item>
              </text:list>
            </text:list-item>
          </text:list>
        </text:list-item>
      </text:list>
      <text:p text:style-name="P3"/>
      <text:list xml:id="list120650340613759" text:continue-numbering="true" text:style-name="L6">
        <text:list-item>
          <text:list>
            <text:list-item>
              <text:list>
                <text:list-item>
                  <text:p text:style-name="P268"><text:span text:style-name="T103">Les similitudes et les différences entre ces deux commandes sont </text:span><text:span text:style-name="T104">listées dans cet article → </text:span><text:a xlink:type="simple" xlink:href="https://daniel.haxx.se/docs/curl-vs-wget.html" text:style-name="Internet_20_link" text:visited-style-name="Visited_20_Internet_20_Link"><text:span text:style-name="T354">https://daniel.haxx.se/docs/curl-vs-wget.</text:span></text:a><text:a xlink:type="simple" xlink:href="https://daniel.haxx.se/docs/curl-vs-wget.html" text:style-name="Internet_20_link" text:visited-style-name="Visited_20_Internet_20_Link"><text:span text:style-name="T105">html</text:span></text:a></text:p>
                </text:list-item>
              </text:list>
            </text:list-item>
          </text:list>
        </text:list-item>
      </text:list>
      <text:p text:style-name="P81"><text:soft-page-break/></text:p>
      <text:p text:style-name="P61"/>
      <text:list xml:id="list4208476089" text:style-name="L7">
        <text:list-item>
          <text:p text:style-name="P207">Commandes <text:span text:style-name="T112">pratiques</text:span></text:p>
          <text:list>
            <text:list-item>
              <text:p text:style-name="P231">neofetch : </text:p>
              <text:list>
                <text:list-item>
                  <text:p text:style-name="P183">Cette commande permet d’afficher <text:span text:style-name="T395">des informations concernant votre système d’exploitation </text:span>sur votre terminal, <text:span text:style-name="T394">à côté du logo de votre distribution, parfois <text:s/>dessiné en art ASCII.</text:span></text:p>
                </text:list-item>
              </text:list>
            </text:list-item>
          </text:list>
        </text:list-item>
      </text:list>
      <text:p text:style-name="P67"/>
      <text:list xml:id="list120649417101906" text:continue-numbering="true" text:style-name="L7">
        <text:list-item>
          <text:list>
            <text:list-item>
              <text:list>
                <text:list-item>
                  <text:p text:style-name="P196">Selon son fichier de configuration, la commande retourne (exemple sur ma distribution Kubuntu 18.04) :</text:p>
                  <text:list>
                    <text:list-item>
                      <text:p text:style-name="P159">La version de votre système d’exploitation</text:p>
                    </text:list-item>
                    <text:list-item>
                      <text:p text:style-name="P161">Le nom de l’<text:span text:style-name="T113">hôte du système d’exploitation (votre ordinateur)</text:span></text:p>
                    </text:list-item>
                    <text:list-item>
                      <text:p text:style-name="P159">La version de votre kernel (noyau Linux)</text:p>
                    </text:list-item>
                    <text:list-item>
                      <text:p text:style-name="P159">Le temps écoulé depuis la connexion à votre session</text:p>
                    </text:list-item>
                    <text:list-item>
                      <text:p text:style-name="P159">Le nombre de paquets installés</text:p>
                    </text:list-item>
                    <text:list-item>
                      <text:p text:style-name="P159">L’interpréteur shell actuellement utilisé, ainsi que sa version</text:p>
                    </text:list-item>
                    <text:list-item>
                      <text:p text:style-name="P159">La résolution de votre écran</text:p>
                    </text:list-item>
                    <text:list-item>
                      <text:p text:style-name="P159">Votre environnement de bureau</text:p>
                    </text:list-item>
                    <text:list-item>
                      <text:p text:style-name="P159">Votre gestionnaire de fenêtres</text:p>
                    </text:list-item>
                    <text:list-item>
                      <text:p text:style-name="P159">Les thèmes de votre environnement de bureau</text:p>
                    </text:list-item>
                    <text:list-item>
                      <text:p text:style-name="P159">Les thèmes d’icônes utilisés</text:p>
                    </text:list-item>
                    <text:list-item>
                      <text:p text:style-name="P159">Le terminal actuellement utilisé</text:p>
                    </text:list-item>
                    <text:list-item>
                      <text:p text:style-name="P159">Les caractéristiques principales de votre processeur</text:p>
                    </text:list-item>
                    <text:list-item>
                      <text:p text:style-name="P159">Les caractéristiques principales de votre carte graphique</text:p>
                    </text:list-item>
                    <text:list-item>
                      <text:p text:style-name="P159">La mémoire vive actuellement utilisée <text:span text:style-name="T401">comparée à</text:span> la mémoire vive totale</text:p>
                    </text:list-item>
                  </text:list>
                </text:list-item>
              </text:list>
            </text:list-item>
          </text:list>
        </text:list-item>
      </text:list>
      <text:p text:style-name="P17"/>
      <text:list xml:id="list120650060803826" text:continue-numbering="true" text:style-name="L7">
        <text:list-item>
          <text:list>
            <text:list-item>
              <text:p text:style-name="P233">tree :</text:p>
              <text:list>
                <text:list-item>
                  <text:p text:style-name="P204"><text:span text:style-name="T373">Cette commande est très pratique, elle vous permet de visualiser dans une arborescence tous les fichiers contenus dans les sous-dossiers à partir du dossier </text:span><text:span text:style-name="T376">dans lequel</text:span><text:span text:style-name="T373"> vous lancez cette commande.</text:span></text:p>
                </text:list-item>
              </text:list>
            </text:list-item>
          </text:list>
        </text:list-item>
      </text:list>
      <text:p text:style-name="P34"/>
      <text:list xml:id="list120648977185763" text:continue-numbering="true" text:style-name="L7">
        <text:list-item>
          <text:list>
            <text:list-item>
              <text:p text:style-name="P260"><text:span text:style-name="T77">P -</text:span><text:span text:style-name="T192"> </text:span><text:span text:style-name="T181">s</text:span><text:span text:style-name="T160">l :</text:span></text:p>
              <text:list>
                <text:list-item>
                  <text:p text:style-name="P271">Cette commande n’a rien de bien sérieux, si ce n’est d’afficher une locomotive à vapeur passer sur votre terminal si, au lieu de taper la commande <text:span text:style-name="T21">« ls »</text:span>, vous tapez <text:span text:style-name="T21">« sl »</text:span> ou <text:span text:style-name="T21">« LS »</text:span><text:span text:style-name="T119">. </text:span><text:span text:style-name="T122">Des options sont également disponibles, pour </text:span><text:span text:style-name="T130">les </text:span><text:span text:style-name="T131">connaître</text:span><text:span text:style-name="T122">, tape</text:span><text:span text:style-name="T132">z</text:span><text:span text:style-name="T122"> </text:span><text:span text:style-name="T27">« man sl »</text:span><text:span text:style-name="T122"> </text:span><text:span text:style-name="T123">ou </text:span><text:span text:style-name="T28">« man LS »</text:span><text:span text:style-name="T123"> </text:span><text:span text:style-name="T124">dans le terminal</text:span><text:span text:style-name="T123">.</text:span></text:p>
                </text:list-item>
              </text:list>
            </text:list-item>
          </text:list>
        </text:list-item>
      </text:list>
      <text:p text:style-name="P8"/>
      <text:list xml:id="list120648646058244" text:continue-numbering="true" text:style-name="L7">
        <text:list-item>
          <text:list>
            <text:list-item>
              <text:list>
                <text:list-item>
                  <text:p text:style-name="P234"><text:span text:style-name="T33">ATTENTION </text:span><text:span text:style-name="T21">:</text:span> Les noms de<text:span text:style-name="T269">s</text:span> commande<text:span text:style-name="T269">s et de leurs options</text:span> sont <text:span text:style-name="T398">sensibles à la casse</text:span>.</text:p>
                </text:list-item>
              </text:list>
            </text:list-item>
          </text:list>
        </text:list-item>
      </text:list>
      <text:p text:style-name="P1"/>
      <text:list xml:id="list120649440025469" text:continue-numbering="true" text:style-name="L7">
        <text:list-item>
          <text:list>
            <text:list-item>
              <text:list>
                <text:list-item>
                  <text:p text:style-name="P235"><text:span text:style-name="T323">Par exemple, les options de la commande ls : </text:span><text:span text:style-name="T21">« </text:span><text:span text:style-name="T26">ls -R »</text:span><text:span text:style-name="T322"> et </text:span><text:span text:style-name="T26">« ls -r »</text:span><text:span text:style-name="T322"> ne retournent pas la même chose. La première option liste</text:span><text:span text:style-name="T133"> les fichiers et dossiers de manière récursive </text:span><text:span text:style-name="T135">et</text:span><text:span text:style-name="T133"> moins propre qu’avec la commande tree, </text:span><text:span text:style-name="T134">tandis que la deuxième </text:span><text:span text:style-name="T136">option</text:span><text:span text:style-name="T134"> </text:span><text:span text:style-name="T133">liste les noms des fichiers et des dossiers dans l’ordre inverse </text:span><text:span text:style-name="T137">de l’ordre alphabétique</text:span><text:span text:style-name="T133">.</text:span></text:p>
                </text:list-item>
              </text:list>
            </text:list-item>
          </text:list>
        </text:list-item>
      </text:list>
      <text:p text:style-name="P85"/>
      <text:p text:style-name="P65"/>
      <text:list xml:id="list3230496359" text:style-name="L8">
        <text:list-item>
          <text:p text:style-name="P208">Développement</text:p>
          <text:list>
            <text:list-item>
              <text:p text:style-name="P236">atom :</text:p>
              <text:list>
                <text:list-item>
                  <text:p text:style-name="P123"><text:span text:style-name="T249">Atom</text:span><text:span text:style-name="T160"> est un </text:span><text:span text:style-name="T162">IDE</text:span><text:span text:style-name="T160"> </text:span><text:span text:style-name="T163">libre et </text:span><text:span text:style-name="T164">open-source</text:span><text:span text:style-name="T160">, </text:span><text:span text:style-name="T165">proposant de nombreuses extensions.</text:span></text:p>
                </text:list-item>
              </text:list>
            </text:list-item>
          </text:list>
        </text:list-item>
        <text:list-item>
          <text:p text:style-name="P162"><text:soft-page-break/></text:p>
          <text:list>
            <text:list-item>
              <text:p text:style-name="P237"><text:span text:style-name="T268">c</text:span>odeblocks :</text:p>
              <text:list>
                <text:list-item>
                  <text:p text:style-name="P124"><text:span text:style-name="T249">Code::Blocks</text:span><text:span text:style-name="T160"> est un IDE </text:span><text:span text:style-name="T193">libre et open-source </text:span><text:span text:style-name="T194">vous</text:span><text:span text:style-name="T160"> permettant de programmer </text:span><text:span text:style-name="T166">en C, C++, </text:span><text:span text:style-name="T167">Fortran, </text:span><text:span text:style-name="T195">et bien plus</text:span><text:span text:style-name="T167"> …. </text:span><text:span text:style-name="T168">Il permet de créer </text:span><text:span text:style-name="T169">des </text:span><text:span text:style-name="T170">fichiers adaptés à vos projets (</text:span><text:span text:style-name="T171">SFML, D, Ruby, </text:span><text:span text:style-name="T172">Arduino</text:span><text:span text:style-name="T171">, Qt, </text:span><text:span text:style-name="T173">DirectX, </text:span><text:span text:style-name="T174">OpenGL,</text:span><text:span text:style-name="T171"> </text:span><text:span text:style-name="T175">etc …</text:span><text:span text:style-name="T170">).</text:span></text:p>
                </text:list-item>
              </text:list>
            </text:list-item>
          </text:list>
        </text:list-item>
        <text:list-item>
          <text:p text:style-name="P163"/>
          <text:list>
            <text:list-item>
              <text:p text:style-name="P238">emacs :</text:p>
              <text:list>
                <text:list-item>
                  <text:p text:style-name="P205"><text:span text:style-name="T387">Emacs</text:span><text:span text:style-name="T373"> est un éditeur de texte </text:span><text:span text:style-name="T377">avancé </text:span><text:span text:style-name="T378">se manipulant de la même manière que Nano, </text:span><text:span text:style-name="T379">avec le clavier </text:span><text:span text:style-name="T380">et les raccourcis claviers</text:span><text:span text:style-name="T379"> </text:span><text:span text:style-name="T381">(à la différence près </text:span><text:span text:style-name="T382">que </text:span><text:span text:style-name="T383">l’on peut </text:span><text:span text:style-name="T384">déplacer </text:span><text:span text:style-name="T385">le curseur en cliquant sur la </text:span><text:span text:style-name="T386">zone que l’on veut éditer</text:span><text:span text:style-name="T381">).</text:span></text:p>
                </text:list-item>
              </text:list>
            </text:list-item>
          </text:list>
        </text:list-item>
        <text:list-item>
          <text:p text:style-name="P164"/>
          <text:list>
            <text:list-item>
              <text:p text:style-name="P261"><text:span text:style-name="T78">F</text:span><text:span text:style-name="T77"> - </text:span><text:span text:style-name="T170">g</text:span><text:span text:style-name="T160">++ :</text:span></text:p>
              <text:list>
                <text:list-item>
                  <text:p text:style-name="P125"><text:span text:style-name="T160">Compilateur </text:span><text:span text:style-name="T220">pour le langage </text:span><text:span text:style-name="T218">C++.</text:span></text:p>
                </text:list-item>
              </text:list>
            </text:list-item>
          </text:list>
        </text:list-item>
        <text:list-item>
          <text:p text:style-name="P165"/>
          <text:list>
            <text:list-item>
              <text:p text:style-name="P262"><text:span text:style-name="T78">F</text:span><text:span text:style-name="T77"> - </text:span><text:span text:style-name="T160">gcc :</text:span></text:p>
              <text:list>
                <text:list-item>
                  <text:p text:style-name="P126"><text:span text:style-name="T160">Compilateur </text:span><text:span text:style-name="T219">pour le langage </text:span><text:span text:style-name="T160">C.</text:span></text:p>
                </text:list-item>
              </text:list>
            </text:list-item>
          </text:list>
        </text:list-item>
        <text:list-item>
          <text:p text:style-name="P166"/>
          <text:list>
            <text:list-item>
              <text:p text:style-name="P262"><text:span text:style-name="T78">F</text:span><text:span text:style-name="T77"> - </text:span><text:span text:style-name="T160">git :</text:span></text:p>
              <text:list>
                <text:list-item>
                  <text:p text:style-name="P287"><text:span text:style-name="T371">Git</text:span><text:span text:style-name="T355"> est un l</text:span><text:span text:style-name="T356">ogiciel de gestion de versions décentralisé, </text:span><text:span text:style-name="T357">généralement utilisé pour </text:span><text:span text:style-name="T358">sauvegarder des versions </text:span><text:span text:style-name="T359">d’un projet </text:span><text:span text:style-name="T360">en programmation.</text:span></text:p>
                </text:list-item>
              </text:list>
            </text:list-item>
          </text:list>
        </text:list-item>
        <text:list-item>
          <text:p text:style-name="P167"/>
          <text:list>
            <text:list-item>
              <text:list>
                <text:list-item>
                  <text:p text:style-name="P287"><text:span text:style-name="T361">La documentation </text:span><text:span text:style-name="T364">de Git se trouve </text:span><text:span text:style-name="T365">sur ce site</text:span><text:span text:style-name="T361"> </text:span><text:span text:style-name="T360">→</text:span><text:span text:style-name="T362"> </text:span><text:a xlink:type="simple" xlink:href="https://git-scm.com/doc" text:style-name="Internet_20_link" text:visited-style-name="Visited_20_Internet_20_Link"><text:span text:style-name="T363">https://git-scm.com/doc</text:span></text:a></text:p>
                </text:list-item>
              </text:list>
            </text:list-item>
          </text:list>
        </text:list-item>
        <text:list-item>
          <text:p text:style-name="P164"/>
          <text:list>
            <text:list-item>
              <text:p text:style-name="P239"><text:span text:style-name="T406">make</text:span>:</text:p>
              <text:list>
                <text:list-item>
                  <text:p text:style-name="P168"><text:span text:style-name="T8">Make</text:span> <text:span text:style-name="T405">est</text:span> <text:span text:style-name="T407">une commande permettant de compiler tous les fichiers d’un projet listés dans un fichier de type Makefile avec les options souhaitées.</text:span></text:p>
                </text:list-item>
              </text:list>
            </text:list-item>
          </text:list>
        </text:list-item>
        <text:list-item>
          <text:p text:style-name="P164"/>
          <text:list>
            <text:list-item>
              <text:p text:style-name="P240"><text:span text:style-name="T408">u</text:span>mlet :</text:p>
              <text:list>
                <text:list-item>
                  <text:p text:style-name="P169">UMLet est <text:span text:style-name="T409">un logiciel de dessin de diagrammes UML gratuit, libre et open-source.</text:span></text:p>
                </text:list-item>
              </text:list>
            </text:list-item>
          </text:list>
        </text:list-item>
        <text:list-item>
          <text:p text:style-name="P169"/>
          <text:list>
            <text:list-item>
              <text:p text:style-name="P239">valgrind :</text:p>
              <text:list>
                <text:list-item>
                  <text:p text:style-name="P127"><text:span text:style-name="T249">Valgrind</text:span><text:span text:style-name="T160"> </text:span><text:span text:style-name="T176">est</text:span><text:span text:style-name="T160"> le meilleur ami des programmeurs C et C++ </text:span><text:span text:style-name="T177">au moment </text:span><text:span text:style-name="T178">où des </text:span><text:span text:style-name="T179">erreurs de segmentation apparaissent </text:span><text:span text:style-name="T180">au lancement d’un programme.</text:span></text:p>
                </text:list-item>
              </text:list>
            </text:list-item>
          </text:list>
        </text:list-item>
        <text:list-item>
          <text:p text:style-name="P170"/>
          <text:list>
            <text:list-item>
              <text:list>
                <text:list-item>
                  <text:p text:style-name="P197">Cet utilitaire permet de débusquer des fuites mémoire, des mauvais pointeurs, et bien plus (voir la documentation de Valgrind pour plus d’informations).</text:p>
                </text:list-item>
              </text:list>
            </text:list-item>
          </text:list>
        </text:list-item>
      </text:list>
      <text:p text:style-name="P86"/>
      <text:p text:style-name="P66"/>
      <text:list xml:id="list120648587400916" text:continue-numbering="true" text:style-name="L8">
        <text:list-item>
          <text:p text:style-name="P209">Disque dur</text:p>
          <text:list>
            <text:list-item>
              <text:p text:style-name="P241">k4dirstat :</text:p>
              <text:list>
                <text:list-item>
                  <text:p text:style-name="P171"><text:span text:style-name="T4">K4dirstat</text:span> est un <text:span text:style-name="T267">excellent logiciel de nettoyage de disque manuel. Il est gratuit, libre et open-source.</text:span></text:p>
                </text:list-item>
              </text:list>
            </text:list-item>
          </text:list>
        </text:list-item>
      </text:list>
      <text:p text:style-name="P39"/>
      <text:list xml:id="list120650110203145" text:continue-numbering="true" text:style-name="L8">
        <text:list-item>
          <text:list>
            <text:list-item>
              <text:list>
                <text:list-item>
                  <text:p text:style-name="P171"><text:span text:style-name="T404">Ce logiciel vous permettant de scanner un dossier choisi et de cartographier tous les fichiers du dossier et des sous-dossiers en carrés et rectangles. Plus </text:span><text:span text:style-name="T106">ces carrés ou rectangles sont gros, plus ces fichiers sont volumineux.</text:span></text:p>
                </text:list-item>
              </text:list>
            </text:list-item>
          </text:list>
        </text:list-item>
      </text:list>
      <text:p text:style-name="P7"/>
      <text:list xml:id="list120650120062027" text:continue-numbering="true" text:style-name="L8">
        <text:list-item>
          <text:list>
            <text:list-item>
              <text:list>
                <text:list-item>
                  <text:p text:style-name="P272"><text:span text:style-name="T138">Un point fort de ce logiciel par rapport à son équivalent Windows </text:span><text:span text:style-name="T25">« Windirstat »</text:span><text:span text:style-name="T138"> est qu’il vous permet de partir à partir de n’importe quel dossier, si vous ne voulez pas partir </text:span><text:soft-page-break/><text:span text:style-name="T138">depuis le dossier racine (ce qui évite de perdre du temps à scanner des dossiers non voulus dans les dossiers système pouvant peser jusqu’à plusieurs gigaoctets).</text:span></text:p>
                </text:list-item>
              </text:list>
            </text:list-item>
          </text:list>
        </text:list-item>
      </text:list>
      <text:p text:style-name="P91"/>
      <text:p text:style-name="P40"/>
      <text:list xml:id="list120650305153433" text:continue-list="list120649440025469" text:style-name="L7">
        <text:list-item>
          <text:p text:style-name="P285"><text:span text:style-name="T79">P -</text:span><text:span text:style-name="T265"> </text:span>Images</text:p>
          <text:list>
            <text:list-item>
              <text:p text:style-name="P242">gimp :</text:p>
              <text:list>
                <text:list-item>
                  <text:p text:style-name="P273"><text:span text:style-name="T7">GIMP</text:span><text:span text:style-name="T393"> est u</text:span>n puissant logiciel d’édition d’image, la meilleure alternative gratuite, libre et open-source à Photoshop.</text:p>
                </text:list-item>
              </text:list>
            </text:list-item>
          </text:list>
        </text:list-item>
      </text:list>
      <text:p text:style-name="P4"/>
      <text:list xml:id="list120648855798656" text:continue-numbering="true" text:style-name="L7">
        <text:list-item>
          <text:list>
            <text:list-item>
              <text:list>
                <text:list-item>
                  <text:p text:style-name="P273">En outre, ce logiciel propose une myriade d'extensions.</text:p>
                </text:list-item>
              </text:list>
            </text:list-item>
          </text:list>
        </text:list-item>
      </text:list>
      <text:p text:style-name="P82"/>
      <text:p text:style-name="P17"/>
      <text:list xml:id="list120648628598767" text:continue-list="list120650120062027" text:style-name="L8">
        <text:list-item>
          <text:p text:style-name="P210">Internet</text:p>
          <text:list>
            <text:list-item>
              <text:p text:style-name="P245"><text:span text:style-name="T120">discord </text:span><text:span text:style-name="T121">:</text:span></text:p>
              <text:list>
                <text:list-item>
                  <text:p text:style-name="P198">Client <text:span text:style-name="T158">Linux du célèbre réseau social.</text:span></text:p>
                </text:list-item>
              </text:list>
            </text:list-item>
          </text:list>
        </text:list-item>
      </text:list>
      <text:p text:style-name="P64"/>
      <text:list xml:id="list120649506109183" text:continue-numbering="true" text:style-name="L8">
        <text:list-item>
          <text:list>
            <text:list-item>
              <text:p text:style-name="P245"><text:span text:style-name="T159">t</text:span>hunderbird :</text:p>
              <text:list>
                <text:list-item>
                  <text:p text:style-name="P199"><text:span text:style-name="T160">Thunderbird est un client messagerie développé par la fondation Mozilla. Sécurisé, gratuit, libre et open-source, </text:span><text:span text:style-name="T161">vous proposant </text:span><text:span text:style-name="T160">:</text:span></text:p>
                  <text:list>
                    <text:list-item>
                      <text:p text:style-name="P128"><text:span text:style-name="T256">La gestion de</text:span> <text:span text:style-name="T257">plusieurs comptes de messagerie, avec : </text:span></text:p>
                      <text:list>
                        <text:list-item>
                          <text:p text:style-name="P129">Recherche rapide de messages</text:p>
                        </text:list-item>
                        <text:list-item>
                          <text:p text:style-name="P129">Filtrage de messages</text:p>
                        </text:list-item>
                        <text:list-item>
                          <text:p text:style-name="P130">Groupement de messages</text:p>
                        </text:list-item>
                        <text:list-item>
                          <text:p text:style-name="P130">etc ... </text:p>
                        </text:list-item>
                      </text:list>
                    </text:list-item>
                    <text:list-item>
                      <text:p text:style-name="P131"><text:span text:style-name="T258">Un f</text:span>iltre de spams</text:p>
                    </text:list-item>
                    <text:list-item>
                      <text:p text:style-name="P132"><text:span text:style-name="T259">L’e</text:span>nvoi de pièces jointes volumineuses <text:span text:style-name="T260">(contournement efficace des limites des messageries Gmail, Outlook, etc...)</text:span></text:p>
                    </text:list-item>
                    <text:list-item>
                      <text:p text:style-name="P133"><text:span text:style-name="T261">La permission d’avoir une a</text:span>dresse de messagerie <text:span text:style-name="T262">personnalisée</text:span></text:p>
                    </text:list-item>
                    <text:list-item>
                      <text:p text:style-name="P134">Une myriade d’extensions</text:p>
                    </text:list-item>
                  </text:list>
                </text:list-item>
              </text:list>
            </text:list-item>
          </text:list>
        </text:list-item>
      </text:list>
      <text:p text:style-name="P88"/>
      <text:p text:style-name="P72"/>
      <text:list xml:id="list120648815175407" text:continue-list="list120648855798656" text:style-name="L7">
        <text:list-item>
          <text:p text:style-name="P214"><text:span text:style-name="T88">P -</text:span><text:span text:style-name="T321"> </text:span>Jeux</text:p>
          <text:list>
            <text:list-item>
              <text:p text:style-name="P232">bsdgames :</text:p>
              <text:list>
                <text:list-item>
                  <text:p text:style-name="P274">Ce paquet rajoute un <text:span text:style-name="T21">« Snake »</text:span> en version terminal. Vous devez ramasser le plus d’argent possible sans vous faire dévorer par le serpent. Vous pouvez quitter à tout moment en passant sur l<text:span text:style-name="T114">a dièse</text:span> <text:span text:style-name="T21">‘#’</text:span> et sauvegarder votre record.</text:p>
                </text:list-item>
              </text:list>
            </text:list-item>
          </text:list>
        </text:list-item>
      </text:list>
      <text:p text:style-name="P6"/>
      <text:list xml:id="list120649518648459" text:continue-numbering="true" text:style-name="L7">
        <text:list-item>
          <text:list>
            <text:list-item>
              <text:p text:style-name="P266"><text:span text:style-name="T115">p</text:span>acman :</text:p>
              <text:list>
                <text:list-item>
                  <text:p text:style-name="P160">Le nom du paquet n’est il pas assez explicite ?</text:p>
                </text:list-item>
              </text:list>
            </text:list-item>
          </text:list>
        </text:list-item>
      </text:list>
      <text:p text:style-name="P36"/>
      <text:list xml:id="list120648676673752" text:continue-numbering="true" text:style-name="L7">
        <text:list-item>
          <text:list>
            <text:list-item>
              <text:p text:style-name="P246"><text:span text:style-name="T116">s</text:span>upertux :</text:p>
              <text:list>
                <text:list-item>
                  <text:p text:style-name="P172">Vous aimez Super <text:span text:style-name="T117">Mario Bros ? Vous avez toujours voulu :</text:span></text:p>
                  <text:list>
                    <text:list-item>
                      <text:p text:style-name="P173">Jouer à un clone libre et open-source de ce jeu légendaire, <text:span text:style-name="T326">tout en</text:span> incarn<text:span text:style-name="T326">ant</text:span> le légendaire manchot Tux, la mascotte du noyau Linux ?</text:p>
                    </text:list-item>
                    <text:list-item>
                      <text:p text:style-name="P174">Jouer à un jeu <text:span text:style-name="T325">régulièrement mis à jour proposant, en plus des très nombreux niveaux disponibles, un nombre incalculable de niveaux créés par la communauté ?</text:span></text:p>
                      <text:p text:style-name="P174"/>
                    </text:list-item>
                  </text:list>
                </text:list-item>
                <text:list-item>
                  <text:p text:style-name="P175">Alors <text:span text:style-name="T403">foncez,</text:span> ce jeu est fait pour vous !</text:p>
                </text:list-item>
              </text:list>
            </text:list-item>
          </text:list>
        </text:list-item>
      </text:list>
      <text:p text:style-name="P37"><text:soft-page-break/></text:p>
      <text:list xml:id="list120649594881952" text:continue-numbering="true" text:style-name="L7">
        <text:list-item>
          <text:list>
            <text:list-item>
              <text:p text:style-name="P247">supertuxkart :</text:p>
              <text:list>
                <text:list-item>
                  <text:p text:style-name="P176">M<text:span text:style-name="T118">ême principe que Super Tux, mais appliqué à Mario Kart.</text:span></text:p>
                </text:list-item>
              </text:list>
            </text:list-item>
          </text:list>
        </text:list-item>
      </text:list>
      <text:p text:style-name="P38"/>
      <text:list xml:id="list120648543299648" text:continue-numbering="true" text:style-name="L7">
        <text:list-item>
          <text:list>
            <text:list-item>
              <text:p text:style-name="P248">wesnoth :</text:p>
              <text:list>
                <text:list-item>
                  <text:p text:style-name="P182">The Battle for Wesnoth<text:span text:style-name="T49"> </text:span><text:span text:style-name="T50">est </text:span><text:span text:style-name="T51">un jeu </text:span><text:span text:style-name="T53">de stratégie </text:span><text:span text:style-name="T54">au tour par tour </text:span><text:span text:style-name="T55">en 2D </text:span><text:span text:style-name="T62">dont l</text:span><text:span text:style-name="T60">’</text:span><text:span text:style-name="T61">histoire </text:span><text:span text:style-name="T56">se déroul</text:span><text:span text:style-name="T61">e</text:span><text:span text:style-name="T56"> dans un univers </text:span><text:span text:style-name="T57">d’</text:span><text:span text:style-name="T58">heroic-</text:span><text:span text:style-name="T59">f</text:span><text:span text:style-name="T56">antasy. </text:span><text:span text:style-name="T64">Il est</text:span><text:span text:style-name="T60"> </text:span><text:span text:style-name="T65">gratuit, </text:span><text:span text:style-name="T63">l</text:span><text:span text:style-name="T52">ibre et open-source</text:span><text:span text:style-name="T55">.</text:span></text:p>
                </text:list-item>
              </text:list>
            </text:list-item>
          </text:list>
        </text:list-item>
      </text:list>
      <text:p text:style-name="P60"/>
      <text:list xml:id="list120649439680110" text:continue-numbering="true" text:style-name="L7">
        <text:list-item>
          <text:list>
            <text:list-item>
              <text:list>
                <text:list-item>
                  <text:p text:style-name="P286"><text:span text:style-name="T372">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372">.</text:span></text:p>
                </text:list-item>
              </text:list>
            </text:list-item>
          </text:list>
        </text:list-item>
      </text:list>
      <text:p text:style-name="P90"/>
      <text:p text:style-name="P42"/>
      <text:list xml:id="list120650057874457" text:continue-list="list120649506109183" text:style-name="L8">
        <text:list-item>
          <text:p text:style-name="P215">LAMP</text:p>
          <text:list>
            <text:list-item>
              <text:p text:style-name="P135"><text:span text:style-name="T160">L</text:span><text:span text:style-name="T182">es paquets </text:span><text:span text:style-name="T183">téléchargés </text:span><text:span text:style-name="T184">sont les paquets nécessaires au bon fonctionnement de LAMP </text:span><text:span text:style-name="T185">(Linux Apache, MySQL, PHP).</text:span></text:p>
            </text:list-item>
          </text:list>
        </text:list-item>
      </text:list>
      <text:p text:style-name="P41"/>
      <text:list xml:id="list120649448404430" text:continue-numbering="true" text:style-name="L8">
        <text:list-item>
          <text:list>
            <text:list-item>
              <text:p text:style-name="P249">apache2 :</text:p>
              <text:list>
                <text:list-item>
                  <text:p text:style-name="P275">Ce paquet</text:p>
                </text:list-item>
              </text:list>
            </text:list-item>
            <text:list-item>
              <text:p text:style-name="P250"><text:span text:style-name="T402">p</text:span>hp :</text:p>
              <text:list>
                <text:list-item>
                  <text:p text:style-name="P275">Ce paquet</text:p>
                </text:list-item>
              </text:list>
            </text:list-item>
            <text:list-item>
              <text:p text:style-name="P251">libapache2mod :</text:p>
              <text:list>
                <text:list-item>
                  <text:p text:style-name="P275">Ce paquet</text:p>
                </text:list-item>
              </text:list>
            </text:list-item>
            <text:list-item>
              <text:p text:style-name="P252">mariadb-server :</text:p>
              <text:list>
                <text:list-item>
                  <text:p text:style-name="P275">Ce paquet</text:p>
                </text:list-item>
              </text:list>
            </text:list-item>
            <text:list-item>
              <text:p text:style-name="P253">php-mysql :</text:p>
              <text:list>
                <text:list-item>
                  <text:p text:style-name="P275">Ce paquet</text:p>
                </text:list-item>
              </text:list>
            </text:list-item>
            <text:list-item>
              <text:p text:style-name="P254">php-curl :</text:p>
              <text:list>
                <text:list-item>
                  <text:p text:style-name="P275">Ce paquet</text:p>
                </text:list-item>
              </text:list>
            </text:list-item>
            <text:list-item>
              <text:p text:style-name="P254">php-gd :</text:p>
              <text:list>
                <text:list-item>
                  <text:p text:style-name="P275">Ce paquet</text:p>
                </text:list-item>
              </text:list>
            </text:list-item>
            <text:list-item>
              <text:p text:style-name="P255">php-intl :</text:p>
              <text:list>
                <text:list-item>
                  <text:p text:style-name="P275">Ce paquet</text:p>
                </text:list-item>
              </text:list>
            </text:list-item>
            <text:list-item>
              <text:p text:style-name="P256">php-json :</text:p>
              <text:list>
                <text:list-item>
                  <text:p text:style-name="P275">Ce paquet</text:p>
                </text:list-item>
              </text:list>
            </text:list-item>
            <text:list-item>
              <text:p text:style-name="P257">php-mbstring :</text:p>
              <text:list>
                <text:list-item>
                  <text:p text:style-name="P275">Ce paquet</text:p>
                </text:list-item>
              </text:list>
            </text:list-item>
            <text:list-item>
              <text:p text:style-name="P258">php-xml :</text:p>
              <text:list>
                <text:list-item>
                  <text:p text:style-name="P275">Ce paquet</text:p>
                </text:list-item>
              </text:list>
            </text:list-item>
            <text:list-item>
              <text:p text:style-name="P258">php-zip :</text:p>
              <text:list>
                <text:list-item>
                  <text:p text:style-name="P275">Ce paquet</text:p>
                </text:list-item>
              </text:list>
            </text:list-item>
          </text:list>
        </text:list-item>
      </text:list>
      <text:p text:style-name="P92"/>
      <text:p text:style-name="P43"/>
      <text:list xml:id="list120649684763830" text:continue-numbering="true" text:style-name="L8">
        <text:list-item>
          <text:p text:style-name="P216">Librairies</text:p>
          <text:list>
            <text:list-item>
              <text:p text:style-name="P243"><text:span text:style-name="T86">P -</text:span><text:span text:style-name="T125"> </text:span><text:span text:style-name="T126">libcsfml-</text:span><text:span text:style-name="T127">dev : </text:span></text:p>
              <text:list>
                <text:list-item>
                  <text:p text:style-name="P276"><text:span text:style-name="T127">P</text:span><text:span text:style-name="T119">ortage officiel de la </text:span><text:span text:style-name="T128">librairie graphique SFML en C.</text:span></text:p>
                </text:list-item>
              </text:list>
            </text:list-item>
          </text:list>
        </text:list-item>
      </text:list>
      <text:p text:style-name="P9"/>
      <text:list xml:id="list120650054929594" text:continue-numbering="true" text:style-name="L8">
        <text:list-item>
          <text:list>
            <text:list-item>
              <text:p text:style-name="P244"><text:span text:style-name="T86">P -</text:span><text:span text:style-name="T125"> </text:span><text:span text:style-name="T126">libsfml-</text:span><text:span text:style-name="T127">dev : </text:span></text:p>
              <text:list>
                <text:list-item>
                  <text:p text:style-name="P277"><text:soft-page-break/><text:span text:style-name="T129">La SFML (</text:span><text:span text:style-name="T29">S</text:span><text:span text:style-name="T129">tandard and </text:span><text:span text:style-name="T29">F</text:span><text:span text:style-name="T129">ast </text:span><text:span text:style-name="T29">M</text:span><text:span text:style-name="T129">ultimedia </text:span><text:span text:style-name="T66">L</text:span><text:span text:style-name="T129">ibrary)</text:span><text:span text:style-name="T128"> </text:span><text:span text:style-name="T129">est une librairie graphique permettant de créer des jeux vidéo en 2D ou encore des programmes interactifs en utilisant l’API graphique OpenGL.</text:span></text:p>
                </text:list-item>
              </text:list>
            </text:list-item>
          </text:list>
        </text:list-item>
      </text:list>
      <text:p text:style-name="P10"/>
      <text:list xml:id="list120649704454419" text:continue-numbering="true" text:style-name="L8">
        <text:list-item>
          <text:list>
            <text:list-item>
              <text:p text:style-name="P116"><text:span text:style-name="T263">p</text:span><text:span text:style-name="T264">ython3.7 :</text:span></text:p>
              <text:list>
                <text:list-item>
                  <text:p text:style-name="P288"><text:span text:style-name="T366">L</text:span><text:span text:style-name="T367">a version de Python la plus récente, </text:span><text:span text:style-name="T368">livrée</text:span><text:span text:style-name="T367"> </text:span><text:span text:style-name="T369">avec </text:span><text:span text:style-name="T370">son interpréteur</text:span><text:span text:style-name="T367">.</text:span></text:p>
                </text:list-item>
              </text:list>
            </text:list-item>
          </text:list>
        </text:list-item>
      </text:list>
      <text:p text:style-name="P87"/>
      <text:p text:style-name="P62"/>
      <text:list xml:id="list120650544837420" text:continue-numbering="true" text:style-name="L8">
        <text:list-item>
          <text:p text:style-name="P211"><text:span text:style-name="T88">P –</text:span><text:span text:style-name="T102"> </text:span>Modélisation <text:span text:style-name="T324">3D</text:span></text:p>
          <text:list>
            <text:list-item>
              <text:p text:style-name="P263">blender :</text:p>
              <text:list>
                <text:list-item>
                  <text:p text:style-name="P136"><text:span text:style-name="T4">Blender 3D</text:span> est un excellent logiciel de modélisation 3D et d’animation, vous permettant d’exporter vos créations <text:span text:style-name="T400">3D</text:span> sous plusieurs formats de fichiers et sous de nombreuses options.</text:p>
                </text:list-item>
              </text:list>
            </text:list-item>
          </text:list>
        </text:list-item>
      </text:list>
      <text:p text:style-name="P73"/>
      <text:list xml:id="list120649508720581" text:continue-numbering="true" text:style-name="L8">
        <text:list-item>
          <text:list>
            <text:list-item>
              <text:list>
                <text:list-item>
                  <text:p text:style-name="P136">En outre, de nombreuses extensions sont disponibles.</text:p>
                </text:list-item>
              </text:list>
            </text:list-item>
          </text:list>
        </text:list-item>
      </text:list>
      <text:p text:style-name="P89"/>
      <text:p text:style-name="P63"/>
      <text:list xml:id="list120650507730148" text:continue-numbering="true" text:style-name="L8">
        <text:list-item>
          <text:p text:style-name="P212"><text:span text:style-name="T89">F</text:span><text:span text:style-name="T88"> –</text:span><text:span text:style-name="T102"> </text:span><text:span text:style-name="T108">Réseau</text:span></text:p>
          <text:list>
            <text:list-item>
              <text:p text:style-name="P264"><text:span text:style-name="T410">wireshark</text:span>:</text:p>
              <text:list>
                <text:list-item>
                  <text:p text:style-name="P278"><text:span text:style-name="T9">Wi</text:span><text:span text:style-name="T10">r</text:span><text:span text:style-name="T9">e</text:span><text:span text:style-name="T10">shark</text:span><text:span text:style-name="T411"> est un analyseur de paquets libre et open-source</text:span></text:p>
                </text:list-item>
              </text:list>
            </text:list-item>
          </text:list>
        </text:list-item>
      </text:list>
      <text:p text:style-name="P84"/>
      <text:p text:style-name="P52"/>
      <text:list xml:id="list120649790279551" text:continue-numbering="true" text:style-name="L8">
        <text:list-item>
          <text:p text:style-name="P210">Vidéo</text:p>
          <text:list>
            <text:list-item>
              <text:p text:style-name="P259">vlc :</text:p>
              <text:list>
                <text:list-item>
                  <text:p text:style-name="P137"><text:span text:style-name="T249">V</text:span><text:span text:style-name="T250">LC</text:span><text:span text:style-name="T186"> est </text:span><text:span text:style-name="T187">le lecteur </text:span><text:span text:style-name="T248">audio et </text:span><text:span text:style-name="T188">vidéo </text:span><text:span text:style-name="T189">libre le plus populaire </text:span><text:span text:style-name="T247">au</text:span><text:span text:style-name="T246"> monde</text:span><text:span text:style-name="T189">. </text:span><text:span text:style-name="T190">Il permet la lecture de nombreux formats de </text:span><text:span text:style-name="T191">fichiers audio et vidéo.</text:span></text:p>
                </text:list-item>
              </text:list>
            </text:list-item>
          </text:list>
        </text:list-item>
      </text:list>
      <text:p text:style-name="P83"/>
      <text:p text:style-name="P18"/>
      <text:list xml:id="list120650500900078" text:continue-numbering="true" text:style-name="L8">
        <text:list-item>
          <text:p text:style-name="P213"><text:span text:style-name="T89">F</text:span><text:span text:style-name="T88"> –</text:span><text:span text:style-name="T102"> </text:span><text:span text:style-name="T107">Wine</text:span></text:p>
          <text:list>
            <text:list-item>
              <text:p text:style-name="P265"><text:span text:style-name="T410">wine-stable</text:span>:</text:p>
              <text:list>
                <text:list-item>
                  <text:p text:style-name="P279"><text:span text:style-name="T9">Wine</text:span> <text:span text:style-name="T411">(acronyme récursif de « </text:span><text:span text:style-name="T34">W</text:span><text:span text:style-name="T411">ine </text:span><text:span text:style-name="T34">I</text:span><text:span text:style-name="T411">s </text:span><text:span text:style-name="T34">N</text:span><text:span text:style-name="T411">ot an </text:span><text:span text:style-name="T34">E</text:span><text:span text:style-name="T411">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9T12:06:48.244097296</dc:date>
    <meta:editing-duration>PT12H28M24S</meta:editing-duration>
    <meta:editing-cycles>1447</meta:editing-cycles>
    <meta:document-statistic meta:table-count="0" meta:image-count="0" meta:object-count="0" meta:page-count="10" meta:paragraph-count="256" meta:word-count="3257" meta:character-count="18580" meta:non-whitespace-character-count="15784"/>
  </office:meta>
</office:document-meta>
</file>